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450000012A778F9474.png"/>
  <manifest:file-entry manifest:media-type="image/png" manifest:full-path="Pictures/1000000000000147000001571C5330EF.png"/>
  <manifest:file-entry manifest:media-type="image/png" manifest:full-path="Pictures/10000000000002920000013ED74ED328.png"/>
  <manifest:file-entry manifest:media-type="image/png" manifest:full-path="Pictures/10000201000000300000003048AE5B40.png"/>
  <manifest:file-entry manifest:media-type="image/png" manifest:full-path="Pictures/10000000000004FF000003FEB31B22DE.png"/>
  <manifest:file-entry manifest:media-type="image/png" manifest:full-path="Pictures/10000000000000E900000083402A2A10.png"/>
  <manifest:file-entry manifest:media-type="image/png" manifest:full-path="Pictures/100000000000005B00000021262DB3A6.png"/>
  <manifest:file-entry manifest:media-type="image/png" manifest:full-path="Pictures/100000000000013F0000017B7FF83358.png"/>
  <manifest:file-entry manifest:media-type="image/png" manifest:full-path="Pictures/10000201000003400000023687DCF048.png"/>
  <manifest:file-entry manifest:media-type="image/png" manifest:full-path="Pictures/10000000000002E1000002C61B1ADD0E.png"/>
  <manifest:file-entry manifest:media-type="image/png" manifest:full-path="Pictures/100000000000032400000260BCCB3618.png"/>
  <manifest:file-entry manifest:media-type="image/png" manifest:full-path="Pictures/100000000000020E000001E446CC0D08.png"/>
  <manifest:file-entry manifest:media-type="image/png" manifest:full-path="Pictures/10000000000000B300000017BF4C1B94.png"/>
  <manifest:file-entry manifest:media-type="image/png" manifest:full-path="Pictures/100000000000049000000194B046D2F4.png"/>
  <manifest:file-entry manifest:media-type="image/png" manifest:full-path="Pictures/10000000000000880000008359DB3028.png"/>
  <manifest:file-entry manifest:media-type="image/png" manifest:full-path="Pictures/10000201000002E1000002C6DF2B28F3.png"/>
  <manifest:file-entry manifest:media-type="image/png" manifest:full-path="Pictures/10000000000002920000013EEE449CC4.png"/>
  <manifest:file-entry manifest:media-type="image/png" manifest:full-path="Pictures/10000000000000DD00000078A90171B1.png"/>
  <manifest:file-entry manifest:media-type="image/png" manifest:full-path="Pictures/100000000000034000000274F3D55160.png"/>
  <manifest:file-entry manifest:media-type="image/png" manifest:full-path="Pictures/100002010000018C000001B7A7DE2A8E.png"/>
  <manifest:file-entry manifest:media-type="image/png" manifest:full-path="Pictures/1000020100000496000002C8BC6D9AE7.png"/>
  <manifest:file-entry manifest:media-type="image/png" manifest:full-path="Pictures/100000000000007B0000010663EAAFAD.png"/>
  <manifest:file-entry manifest:media-type="image/png" manifest:full-path="Pictures/10000000000000A300000075A00355DB.png"/>
  <manifest:file-entry manifest:media-type="image/png" manifest:full-path="Pictures/10000000000002920000012F5985856D.png"/>
  <manifest:file-entry manifest:media-type="image/png" manifest:full-path="Pictures/100000000000005800000020CC81DA3A.png"/>
  <manifest:file-entry manifest:media-type="image/png" manifest:full-path="Pictures/10000000000000A100000068EF4A4E38.png"/>
  <manifest:file-entry manifest:media-type="image/png" manifest:full-path="Pictures/10000000000000E7000000759FB00EC9.png"/>
  <manifest:file-entry manifest:media-type="image/png" manifest:full-path="Pictures/10000000000000E7000000661F7FC9DE.png"/>
  <manifest:file-entry manifest:media-type="image/png" manifest:full-path="Pictures/10000000000000A200000075EB9B8B39.png"/>
  <manifest:file-entry manifest:media-type="image/png" manifest:full-path="Pictures/10000000000002CA0000024C70BB9EFB.png"/>
  <manifest:file-entry manifest:media-type="image/png" manifest:full-path="Pictures/10000000000003240000026033CFD785.png"/>
  <manifest:file-entry manifest:media-type="image/png" manifest:full-path="Pictures/10000000000002E20000022C3F9950D0.png"/>
  <manifest:file-entry manifest:media-type="image/png" manifest:full-path="Pictures/100002010000015F0000019732C19732.png"/>
  <manifest:file-entry manifest:media-type="image/png" manifest:full-path="Pictures/1000000000000141000000F12A6E4014.png"/>
  <manifest:file-entry manifest:media-type="image/png" manifest:full-path="Pictures/10000000000001FB0000016512243A30.png"/>
  <manifest:file-entry manifest:media-type="image/png" manifest:full-path="Pictures/10000000000000CE000000DDDA633109.png"/>
  <manifest:file-entry manifest:media-type="image/png" manifest:full-path="Pictures/1000000000000196000001509C9CD23C.png"/>
  <manifest:file-entry manifest:media-type="image/png" manifest:full-path="Pictures/1000020100000151000000C07AC421A0.png"/>
  <manifest:file-entry manifest:media-type="image/png" manifest:full-path="Pictures/10000201000002FB0000021357F53A2E.png"/>
  <manifest:file-entry manifest:media-type="image/png" manifest:full-path="Pictures/100000000000005900000020A5B7CFFD.png"/>
  <manifest:file-entry manifest:media-type="image/png" manifest:full-path="Pictures/100000000000035200000250485DA745.png"/>
  <manifest:file-entry manifest:media-type="image/png" manifest:full-path="Pictures/1000020100000125000000F99AA20724.png"/>
  <manifest:file-entry manifest:media-type="image/png" manifest:full-path="Pictures/100000000000032400000260EA70402F.png"/>
  <manifest:file-entry manifest:media-type="image/png" manifest:full-path="Pictures/10000000000002E20000022C22F060DB.png"/>
  <manifest:file-entry manifest:media-type="image/png" manifest:full-path="Pictures/100000000000007E00000070DA29978F.png"/>
  <manifest:file-entry manifest:media-type="image/png" manifest:full-path="Pictures/100002010000003000000030C9DF8FA8.png"/>
  <manifest:file-entry manifest:media-type="image/png" manifest:full-path="Pictures/10000000000000DE000000810A8FF50F.png"/>
  <manifest:file-entry manifest:media-type="image/png" manifest:full-path="Pictures/100000000000032400000260847934EF.png"/>
  <manifest:file-entry manifest:media-type="image/png" manifest:full-path="Pictures/100000000000012F000000C0A1600C0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4" style:family="table">
      <style:table-properties style:width="16.999cm" table:align="margins"/>
    </style:style>
    <style:style style:name="Table4.A" style:family="table-column">
      <style:table-column-properties style:column-width="2.884cm" style:rel-column-width="11118*"/>
    </style:style>
    <style:style style:name="Table4.B" style:family="table-column">
      <style:table-column-properties style:column-width="1.854cm" style:rel-column-width="7147*"/>
    </style:style>
    <style:style style:name="Table4.C" style:family="table-column">
      <style:table-column-properties style:column-width="12.261cm" style:rel-column-width="47270*"/>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e6e6e6" fo:padding="0.097cm" fo:border="0.002cm solid #000000">
        <style:background-image/>
      </style:table-cell-properties>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4" style:family="table">
      <style:table-properties style:width="14cm" fo:margin-top="0.499cm" fo:margin-bottom="0.499cm" table:align="center" style:may-break-between-rows="false"/>
    </style:style>
    <style:style style:name="Table14.A" style:family="table-column">
      <style:table-column-properties style:column-width="2.665cm"/>
    </style:style>
    <style:style style:name="Table14.B" style:family="table-column">
      <style:table-column-properties style:column-width="11.335cm"/>
    </style:style>
    <style:style style:name="Table14.A1" style:family="table-cell">
      <style:table-cell-properties style:vertical-align="middle" fo:background-color="#e6e6e6" fo:padding="0.25cm" fo:border-left="0.002cm solid #000000" fo:border-right="none" fo:border-top="0.002cm solid #000000" fo:border-bottom="0.002cm solid #000000">
        <style:background-image/>
      </style:table-cell-properties>
    </style:style>
    <style:style style:name="Table14.B1" style:family="table-cell">
      <style:table-cell-properties fo:background-color="#e6e6e6" fo:padding="0.25cm" fo:border-left="none" fo:border-right="0.002cm solid #000000" fo:border-top="0.002cm solid #000000" fo:border-bottom="0.002cm solid #000000">
        <style:background-image/>
      </style:table-cell-properties>
    </style:style>
    <style:style style:name="Table15" style:family="table">
      <style:table-properties style:width="14cm" fo:margin-top="0.499cm" fo:margin-bottom="0.499cm" table:align="center" style:may-break-between-rows="false"/>
    </style:style>
    <style:style style:name="Table15.A" style:family="table-column">
      <style:table-column-properties style:column-width="2.665cm"/>
    </style:style>
    <style:style style:name="Table15.B" style:family="table-column">
      <style:table-column-properties style:column-width="11.335cm"/>
    </style:style>
    <style:style style:name="Table15.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15.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 style:family="table">
      <style:table-properties style:width="15.002cm" fo:margin-top="0.499cm" fo:margin-bottom="0cm" table:align="margins" fo:keep-with-next="always"/>
    </style:style>
    <style:style style:name="Table1.A" style:family="table-column">
      <style:table-column-properties style:column-width="1.448cm" style:rel-column-width="6326*"/>
    </style:style>
    <style:style style:name="Table1.B" style:family="table-column">
      <style:table-column-properties style:column-width="13.554cm" style:rel-column-width="59209*"/>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097cm" fo:border="0.002cm solid #000000">
        <style:background-image/>
      </style:table-cell-properties>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002cm" fo:margin-top="0cm" fo:margin-bottom="0cm" table:align="margins" fo:keep-with-next="always"/>
    </style:style>
    <style:style style:name="Table2.A" style:family="table-column">
      <style:table-column-properties style:column-width="1.45cm" style:rel-column-width="6331*"/>
    </style:style>
    <style:style style:name="Table2.B" style:family="table-column">
      <style:table-column-properties style:column-width="13.552cm" style:rel-column-width="59204*"/>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e6e6" fo:padding="0.097cm" fo:border="0.002cm solid #000000">
        <style:background-image/>
      </style:table-cell-properties>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5.002cm" fo:margin-top="0.199cm" fo:margin-bottom="0cm" table:align="margins" fo:keep-with-next="always"/>
    </style:style>
    <style:style style:name="Table3.A" style:family="table-column">
      <style:table-column-properties style:column-width="5.052cm" style:rel-column-width="22071*"/>
    </style:style>
    <style:style style:name="Table3.B" style:family="table-column">
      <style:table-column-properties style:column-width="9.95cm" style:rel-column-width="43464*"/>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5.211cm" style:rel-column-width="22764*"/>
    </style:style>
    <style:style style:name="Table5.B" style:family="table-column">
      <style:table-column-properties style:column-width="1.482cm" style:rel-column-width="6473*"/>
    </style:style>
    <style:style style:name="Table5.C" style:family="table-column">
      <style:table-column-properties style:column-width="1.72cm" style:rel-column-width="7513*"/>
    </style:style>
    <style:style style:name="Table5.D" style:family="table-column">
      <style:table-column-properties style:column-width="1.561cm" style:rel-column-width="6820*"/>
    </style:style>
    <style:style style:name="Table5.E" style:family="table-column">
      <style:table-column-properties style:column-width="1.693cm" style:rel-column-width="7398*"/>
    </style:style>
    <style:style style:name="Table5.F" style:family="table-column">
      <style:table-column-properties style:column-width="1.565cm" style:rel-column-width="6835*"/>
    </style:style>
    <style:style style:name="Table5.G" style:family="table-column">
      <style:table-column-properties style:column-width="1.769cm"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e6e6e6" fo:padding="0.097cm" fo:border="0.002cm solid #000000" style:writing-mode="page">
        <style:background-image/>
      </style:table-cell-properties>
    </style:style>
    <style:style style:name="Table5.C1.1.1" style:family="table-cell">
      <style:table-cell-properties fo:background-color="#e6e6e6" fo:padding="0.097cm" fo:border="0.002cm solid #000000" style:writing-mode="page">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none" fo:border-right="none" fo:border-top="0.002cm solid #000000" fo:border-bottom="none"/>
    </style:style>
    <style:style style:name="Table5.G2" style:family="table-cell">
      <style:table-cell-properties fo:padding="0.097cm" fo:border-left="0.002cm solid #000000" fo:border-right="0.002cm solid #000000" fo:border-top="none" fo:border-bottom="0.002cm solid #000000"/>
    </style:style>
    <style:style style:name="Table5.B5" style:family="table-cell">
      <style:table-cell-properties fo:padding="0.097cm" fo:border-left="none" fo:border-right="none" fo:border-top="0.002cm solid #000000" fo:border-bottom="0.002cm solid #000000"/>
    </style:style>
    <style:style style:name="Table5.B6" style:family="table-cell">
      <style:table-cell-properties fo:padding="0.097cm" fo:border="none"/>
    </style:style>
    <style:style style:name="Table5.B15" style:family="table-cell">
      <style:table-cell-properties fo:padding="0.097cm" fo:border-left="none" fo:border-right="none" fo:border-top="none" fo:border-bottom="0.002cm solid #000000"/>
    </style:style>
    <style:style style:name="Table5.A17" style:family="table-cell">
      <style:table-cell-properties fo:padding="0.097cm" fo:border-left="0.002cm solid #000000" fo:border-right="none" fo:border-top="0.002cm solid #000000" fo:border-bottom="0.002cm solid #000000"/>
    </style:style>
    <style:style style:name="Table5.B17" style:family="table-cell">
      <style:table-cell-properties fo:padding="0.097cm" fo:border-left="none" fo:border-right="0.002cm solid #000000" fo:border-top="0.002cm solid #000000" fo:border-bottom="0.002cm solid #000000"/>
    </style:style>
    <style:style style:name="Table5.B18" style:family="table-cell">
      <style:table-cell-properties fo:padding="0.097cm" fo:border-left="none" fo:border-right="0.002cm solid #000000" fo:border-top="none" fo:border-bottom="0.002cm solid #000000"/>
    </style:style>
    <style:style style:name="Table18"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5.211cm" style:rel-column-width="22764*"/>
    </style:style>
    <style:style style:name="Table18.B" style:family="table-column">
      <style:table-column-properties style:column-width="1.482cm" style:rel-column-width="6473*"/>
    </style:style>
    <style:style style:name="Table18.C" style:family="table-column">
      <style:table-column-properties style:column-width="1.72cm" style:rel-column-width="7513*"/>
    </style:style>
    <style:style style:name="Table18.D" style:family="table-column">
      <style:table-column-properties style:column-width="1.561cm" style:rel-column-width="6820*"/>
    </style:style>
    <style:style style:name="Table18.E" style:family="table-column">
      <style:table-column-properties style:column-width="1.693cm" style:rel-column-width="7398*"/>
    </style:style>
    <style:style style:name="Table18.F" style:family="table-column">
      <style:table-column-properties style:column-width="1.565cm" style:rel-column-width="6835*"/>
    </style:style>
    <style:style style:name="Table18.G" style:family="table-column">
      <style:table-column-properties style:column-width="1.769cm" style:rel-column-width="7732*"/>
    </style:style>
    <style:style style:name="Table18.1" style:family="table-row">
      <style:table-row-properties fo:background-color="transparent">
        <style:background-image/>
      </style:table-row-properties>
    </style:style>
    <style:style style:name="Table18.A1" style:family="table-cell">
      <style:table-cell-properties style:vertical-align="bottom" fo:background-color="#e6e6e6" fo:padding="0.097cm" fo:border="0.002cm solid #000000" style:writing-mode="page">
        <style:background-image/>
      </style:table-cell-properties>
    </style:style>
    <style:style style:name="Table18.C1.1.1" style:family="table-cell">
      <style:table-cell-properties fo:background-color="#e6e6e6" fo:padding="0.097cm" fo:border="0.002cm solid #000000" style:writing-mode="page">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none" fo:border-right="0.002cm solid #000000"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9" style:family="table">
      <style:table-properties style:width="7.14cm" fo:margin-top="0.3cm" fo:margin-bottom="0.3cm" table:align="center"/>
    </style:style>
    <style:style style:name="Table19.A" style:family="table-column">
      <style:table-column-properties style:column-width="4.362cm"/>
    </style:style>
    <style:style style:name="Table19.B" style:family="table-column">
      <style:table-column-properties style:column-width="2.778cm"/>
    </style:style>
    <style:style style:name="Table19.A1" style:family="table-cell">
      <style:table-cell-properties fo:background-color="transparent">
        <style:background-image/>
      </style:table-cell-properties>
    </style:style>
    <style:style style:name="Table6" style:family="table">
      <style:table-properties style:width="14cm" fo:margin-top="0.499cm" fo:margin-bottom="0.499cm" table:align="center" style:may-break-between-rows="false"/>
    </style:style>
    <style:style style:name="Table6.A" style:family="table-column">
      <style:table-column-properties style:column-width="2.665cm"/>
    </style:style>
    <style:style style:name="Table6.B" style:family="table-column">
      <style:table-column-properties style:column-width="11.335cm"/>
    </style:style>
    <style:style style:name="Table6.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6.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8" style:family="table">
      <style:table-properties style:width="15.002cm" table:align="margins"/>
    </style:style>
    <style:style style:name="Table8.A" style:family="table-column">
      <style:table-column-properties style:column-width="3.228cm" style:rel-column-width="14101*"/>
    </style:style>
    <style:style style:name="Table8.B" style:family="table-column">
      <style:table-column-properties style:column-width="11.774cm" style:rel-column-width="51434*"/>
    </style:style>
    <style:style style:name="Table8.A1" style:family="table-cell">
      <style:table-cell-properties fo:padding="0.049cm" fo:border-left="0.002cm solid #000000" fo:border-right="none" fo:border-top="0.002cm solid #000000" fo:border-bottom="0.002cm solid #000000"/>
    </style:style>
    <style:style style:name="Table8.B1" style:family="table-cell">
      <style:table-cell-properties fo:padding="0.049cm" fo:border-left="none" fo:border-right="0.002cm solid #000000" fo:border-top="0.002cm solid #000000" fo:border-bottom="0.002cm solid #000000"/>
    </style:style>
    <style:style style:name="Table8.A2" style:family="table-cell">
      <style:table-cell-properties fo:padding="0.049cm" fo:border-left="0.002cm solid #000000" fo:border-right="none" fo:border-top="none" fo:border-bottom="0.002cm solid #000000"/>
    </style:style>
    <style:style style:name="Table8.B2" style:family="table-cell">
      <style:table-cell-properties fo:padding="0.049cm" fo:border-left="none" fo:border-right="0.002cm solid #000000" fo:border-top="none" fo:border-bottom="0.002cm solid #000000"/>
    </style:style>
    <style:style style:name="Table7" style:family="table">
      <style:table-properties style:width="14cm" fo:margin-top="0.499cm" fo:margin-bottom="0.499cm" table:align="center" style:may-break-between-rows="false"/>
    </style:style>
    <style:style style:name="Table7.A" style:family="table-column">
      <style:table-column-properties style:column-width="2.665cm"/>
    </style:style>
    <style:style style:name="Table7.B" style:family="table-column">
      <style:table-column-properties style:column-width="11.335cm"/>
    </style:style>
    <style:style style:name="Table7.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7.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6" style:family="table">
      <style:table-properties style:width="15.002cm" table:align="margins" fo:keep-with-next="always"/>
    </style:style>
    <style:style style:name="Table16.A" style:family="table-column">
      <style:table-column-properties style:column-width="1.693cm" style:rel-column-width="7397*"/>
    </style:style>
    <style:style style:name="Table16.B" style:family="table-column">
      <style:table-column-properties style:column-width="3.995cm" style:rel-column-width="17452*"/>
    </style:style>
    <style:style style:name="Table16.C" style:family="table-column">
      <style:table-column-properties style:column-width="9.313cm" style:rel-column-width="40686*"/>
    </style:style>
    <style:style style:name="Tab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e6e6e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background-color="transparent" fo:padding="0.097cm" fo:border-left="none" fo:border-right="none" fo:border-top="none" fo:border-bottom="0.002cm solid #000000">
        <style:background-image/>
      </style:table-cell-properties>
    </style:style>
    <style:style style:name="Table16.C2" style:family="table-cell">
      <style:table-cell-properties fo:padding="0.097cm" fo:border-left="0.002cm solid #000000" fo:border-right="0.002cm solid #000000" fo:border-top="none" fo:border-bottom="0.002cm solid #000000"/>
    </style:style>
    <style:style style:name="Table16.B3" style:family="table-cell">
      <style:table-cell-properties fo:padding="0.097cm" fo:border-left="none" fo:border-right="none" fo:border-top="none" fo:border-bottom="0.002cm solid #000000"/>
    </style:style>
    <style:style style:name="Table17" style:family="table">
      <style:table-properties style:width="15.002cm" table:align="margins" fo:keep-with-next="always"/>
    </style:style>
    <style:style style:name="Table17.A" style:family="table-column">
      <style:table-column-properties style:column-width="1.693cm" style:rel-column-width="7397*"/>
    </style:style>
    <style:style style:name="Table17.B" style:family="table-column">
      <style:table-column-properties style:column-width="3.995cm" style:rel-column-width="17452*"/>
    </style:style>
    <style:style style:name="Table17.C" style:family="table-column">
      <style:table-column-properties style:column-width="9.313cm" style:rel-column-width="40686*"/>
    </style:style>
    <style:style style:name="Tab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e6e6e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none"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9" style:family="table">
      <style:table-properties style:width="14.4cm" fo:margin-top="0.499cm" fo:margin-bottom="0.499cm" table:align="center"/>
    </style:style>
    <style:style style:name="Table9.A" style:family="table-column">
      <style:table-column-properties style:column-width="3.681cm"/>
    </style:style>
    <style:style style:name="Table9.B" style:family="table-column">
      <style:table-column-properties style:column-width="10.719cm"/>
    </style:style>
    <style:style style:name="Table9.A1" style:family="table-cell">
      <style:table-cell-properties style:vertical-align="middle" fo:padding="0.049cm" fo:border-left="0.002cm solid #000000" fo:border-right="none" fo:border-top="0.002cm solid #000000" fo:border-bottom="0.002cm solid #000000"/>
    </style:style>
    <style:style style:name="Table9.B1" style:family="table-cell">
      <style:table-cell-properties fo:padding="0.049cm" fo:border-left="none" fo:border-right="0.002cm solid #000000" fo:border-top="0.002cm solid #000000" fo:border-bottom="0.002cm solid #000000"/>
    </style:style>
    <style:style style:name="Table9.A2" style:family="table-cell">
      <style:table-cell-properties style:vertical-align="middle" fo:padding="0.049cm" fo:border-left="0.002cm solid #000000" fo:border-right="none" fo:border-top="none" fo:border-bottom="0.002cm solid #000000"/>
    </style:style>
    <style:style style:name="Table9.B2" style:family="table-cell">
      <style:table-cell-properties fo:padding="0.049cm" fo:border-left="none" fo:border-right="0.002cm solid #000000" fo:border-top="none" fo:border-bottom="0.002cm solid #000000"/>
    </style:style>
    <style:style style:name="Table12" style:family="table">
      <style:table-properties style:width="15.002cm" fo:margin-top="0.199cm" fo:margin-bottom="0.199cm" table:align="margins"/>
    </style:style>
    <style:style style:name="Table12.A" style:family="table-column">
      <style:table-column-properties style:column-width="6.165cm" style:rel-column-width="26930*"/>
    </style:style>
    <style:style style:name="Table12.B" style:family="table-column">
      <style:table-column-properties style:column-width="8.837cm" style:rel-column-width="38605*"/>
    </style:style>
    <style:style style:name="Table12.A1" style:family="table-cell">
      <style:table-cell-properties fo:padding="0.049cm" fo:border-left="0.002cm solid #000000" fo:border-right="none" fo:border-top="0.002cm solid #000000" fo:border-bottom="0.002cm solid #000000"/>
    </style:style>
    <style:style style:name="Table12.B1" style:family="table-cell">
      <style:table-cell-properties fo:padding="0.049cm" fo:border-left="none" fo:border-right="0.002cm solid #000000" fo:border-top="0.002cm solid #000000" fo:border-bottom="0.002cm solid #000000"/>
    </style:style>
    <style:style style:name="Table12.A2" style:family="table-cell">
      <style:table-cell-properties fo:padding="0.049cm" fo:border-left="0.002cm solid #000000" fo:border-right="none" fo:border-top="none" fo:border-bottom="0.002cm solid #000000"/>
    </style:style>
    <style:style style:name="Table12.B2" style:family="table-cell">
      <style:table-cell-properties fo:padding="0.049cm" fo:border-left="none" fo:border-right="0.002cm solid #000000" fo:border-top="none" fo:border-bottom="0.002cm solid #000000"/>
    </style:style>
    <style:style style:name="Table11" style:family="table">
      <style:table-properties style:width="15.002cm" table:align="margins" fo:keep-with-next="always"/>
    </style:style>
    <style:style style:name="Table11.A" style:family="table-column">
      <style:table-column-properties style:column-width="2.275cm" style:rel-column-width="9940*"/>
    </style:style>
    <style:style style:name="Table11.B" style:family="table-column">
      <style:table-column-properties style:column-width="2.011cm" style:rel-column-width="8784*"/>
    </style:style>
    <style:style style:name="Table11.C" style:family="table-column">
      <style:table-column-properties style:column-width="10.716cm" style:rel-column-width="46811*"/>
    </style:style>
    <style:style style:name="Tab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e6e6e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3" style:family="table">
      <style:table-properties style:width="15.002cm" fo:margin-top="0.3cm" fo:margin-bottom="0.3cm" table:align="margins"/>
    </style:style>
    <style:style style:name="Table13.A" style:family="table-column">
      <style:table-column-properties style:column-width="5.9cm" style:rel-column-width="25774*"/>
    </style:style>
    <style:style style:name="Table13.B" style:family="table-column">
      <style:table-column-properties style:column-width="9.102cm" style:rel-column-width="39761*"/>
    </style:style>
    <style:style style:name="Table13.A1" style:family="table-cell">
      <style:table-cell-properties fo:background-color="transparent" fo:padding="0.049cm" fo:border-left="0.002cm solid #000000" fo:border-right="none" fo:border-top="0.002cm solid #000000" fo:border-bottom="0.002cm solid #000000">
        <style:background-image/>
      </style:table-cell-properties>
    </style:style>
    <style:style style:name="Table13.B1" style:family="table-cell">
      <style:table-cell-properties fo:background-color="transparent" fo:padding="0.049cm" fo:border-left="none" fo:border-right="0.002cm solid #000000" fo:border-top="0.002cm solid #000000" fo:border-bottom="0.002cm solid #000000">
        <style:background-image/>
      </style:table-cell-properties>
    </style:style>
    <style:style style:name="Table13.A2" style:family="table-cell">
      <style:table-cell-properties fo:background-color="transparent" fo:padding="0.049cm" fo:border-left="0.002cm solid #000000" fo:border-right="none" fo:border-top="none" fo:border-bottom="0.002cm solid #000000">
        <style:background-image/>
      </style:table-cell-properties>
    </style:style>
    <style:style style:name="Table13.B2" style:family="table-cell">
      <style:table-cell-properties fo:background-color="transparent" fo:padding="0.049cm" fo:border-left="none" fo:border-right="0.002cm solid #000000" fo:border-top="none" fo:border-bottom="0.002cm solid #000000">
        <style:background-image/>
      </style:table-cell-properties>
    </style:style>
    <style:style style:name="Table10" style:family="table">
      <style:table-properties style:width="15.002cm" fo:margin-top="0.3cm" fo:margin-bottom="0.3cm" table:align="margins" fo:keep-with-next="always"/>
    </style:style>
    <style:style style:name="Table10.A" style:family="table-column">
      <style:table-column-properties style:column-width="2.275cm" style:rel-column-width="9940*"/>
    </style:style>
    <style:style style:name="Table10.B" style:family="table-column">
      <style:table-column-properties style:column-width="2.011cm" style:rel-column-width="8784*"/>
    </style:style>
    <style:style style:name="Table10.C" style:family="table-column">
      <style:table-column-properties style:column-width="10.716cm" style:rel-column-width="46811*"/>
    </style:style>
    <style:style style:name="Table10.1" style:family="table-row">
      <style:table-row-properties style:keep-together="false" fo:keep-together="always"/>
    </style:style>
    <style:style style:name="Tab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e6e6e6"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C3" style:family="table-cell">
      <style:table-cell-properties fo:padding="0.097cm" fo:border-left="0.002cm solid #000000" fo:border-right="0.002cm solid #000000" fo:border-top="none" fo:border-bottom="0.002cm solid #000000"/>
    </style:style>
    <style:style style:name="Table20" style:family="table">
      <style:table-properties style:width="15.002cm" table:align="margins"/>
    </style:style>
    <style:style style:name="Table20.A" style:family="table-column">
      <style:table-column-properties style:column-width="2.831cm" style:rel-column-width="12367*"/>
    </style:style>
    <style:style style:name="Table20.B" style:family="table-column">
      <style:table-column-properties style:column-width="12.171cm" style:rel-column-width="53168*"/>
    </style:style>
    <style:style style:name="Tab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e6e6e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style style:name="P3" style:family="paragraph" style:parent-style-name="Heading">
      <style:paragraph-properties fo:text-align="end" style:justify-single-word="false"/>
    </style:style>
    <style:style style:name="P4" style:family="paragraph" style:parent-style-name="DocTitle">
      <style:paragraph-properties fo:text-align="end" style:justify-single-word="false"/>
    </style:style>
    <style:style style:name="P5" style:family="paragraph" style:parent-style-name="Text_20_body">
      <style:paragraph-properties fo:text-align="end" style:justify-single-word="false"/>
    </style:style>
    <style:style style:name="P6" style:family="paragraph" style:parent-style-name="Text_20_body">
      <style:text-properties style:text-position="0% 100%"/>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style:font-name="Bitstream Vera Serif2"/>
    </style:style>
    <style:style style:name="P12" style:family="paragraph" style:parent-style-name="Text_20_body">
      <style:text-properties style:font-name="Bitstream Vera Serif2"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background-color="transparent"/>
    </style:style>
    <style:style style:name="P15" style:family="paragraph" style:parent-style-name="Text_20_body">
      <style:paragraph-properties fo:break-before="page"/>
    </style:style>
    <style:style style:name="P16" style:family="paragraph" style:parent-style-name="Text_20_body">
      <style:paragraph-properties fo:margin-top="5.001cm" fo:margin-bottom="0.21cm" fo:text-align="start" style:justify-single-word="false" style:shadow="none"/>
      <style:text-properties style:font-name="DejaVu Sans" fo:font-size="12pt" fo:font-weight="bold" style:font-size-asian="12pt" style:font-weight-asian="bold" style:font-size-complex="12pt" style:font-weight-complex="bold"/>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text-properties style:font-name="Bitstream Vera Serif2"/>
    </style:style>
    <style:style style:name="P21" style:family="paragraph" style:parent-style-name="Table_20_Contents">
      <style:paragraph-properties fo:text-align="center" style:justify-single-word="false"/>
      <style:text-properties fo:color="#000000" style:font-name="DejaVu Sans" fo:font-size="10pt" fo:font-weight="bold" style:font-size-asian="10pt" style:font-weight-asian="bold" style:font-size-complex="10pt" style:font-weight-complex="bold"/>
    </style:style>
    <style:style style:name="P22" style:family="paragraph" style:parent-style-name="Table_20_Contents">
      <style:paragraph-properties fo:text-align="start" style:justify-single-word="false"/>
      <style:text-properties fo:color="#000000" style:font-name="DejaVu Sans" fo:font-size="10pt" fo:font-weight="bold" style:font-size-asian="10pt" style:font-weight-asian="bold" style:font-size-complex="10pt" style:font-weight-complex="bold"/>
    </style:style>
    <style:style style:name="P23" style:family="paragraph" style:parent-style-name="Table_20_Contents">
      <style:paragraph-properties fo:text-align="justify" style:justify-single-word="false"/>
      <style:text-properties fo:color="#000000" style:font-name="DejaVu Sans" fo:font-size="10pt"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use-window-font-color="true" fo:background-color="transparent"/>
    </style:style>
    <style:style style:name="P25" style:family="paragraph" style:parent-style-name="Table_20_Contents">
      <style:paragraph-properties fo:text-align="center" style:justify-single-word="false"/>
      <style:text-properties fo:background-color="transparent"/>
    </style:style>
    <style:style style:name="P26" style:family="paragraph" style:parent-style-name="Figure">
      <style:paragraph-properties fo:text-align="center" style:justify-single-word="false"/>
    </style:style>
    <style:style style:name="P27" style:family="paragraph" style:parent-style-name="Figure">
      <style:paragraph-properties fo:line-height="150%"/>
    </style:style>
    <style:style style:name="P28" style:family="paragraph" style:parent-style-name="Text_20_body">
      <style:paragraph-properties fo:margin-top="0cm" fo:margin-bottom="0.212cm" fo:text-align="justify" style:justify-single-word="false"/>
    </style:style>
    <style:style style:name="P29" style:family="paragraph" style:parent-style-name="Table_20_Contents">
      <style:paragraph-properties fo:margin-left="0cm" fo:margin-right="0cm" fo:text-align="center" style:justify-single-word="false" fo:text-indent="0cm" style:auto-text-indent="false"/>
      <style:text-properties fo:color="#000000" style:font-name="DejaVu Sans" fo:font-size="10pt" fo:font-weight="bold" style:font-size-asian="10pt" style:font-weight-asian="bold" style:font-size-complex="10pt" style:font-weight-complex="bold"/>
    </style:style>
    <style:style style:name="P30" style:family="paragraph" style:parent-style-name="Table_20_Contents">
      <style:paragraph-properties fo:margin-left="0cm" fo:margin-right="0cm" fo:text-align="justify" style:justify-single-word="false" fo:text-indent="0cm" style:auto-text-indent="false"/>
    </style:style>
    <style:style style:name="P31" style:family="paragraph" style:parent-style-name="Table_20_Contents">
      <style:paragraph-properties fo:margin-left="0.101cm" fo:margin-right="0cm" fo:text-align="center" style:justify-single-word="false" fo:text-indent="0cm" style:auto-text-indent="false" text:number-lines="false" text:line-number="0"/>
      <style:text-properties style:font-name="Tahoma" fo:font-size="10pt" style:font-name-asian="Tahoma" style:font-name-complex="Tahoma"/>
    </style:style>
    <style:style style:name="P32" style:family="paragraph" style:parent-style-name="Table_20_Contents">
      <style:paragraph-properties fo:margin-left="0.101cm" fo:margin-right="0cm" fo:text-align="center" style:justify-single-word="false" fo:text-indent="0cm" style:auto-text-indent="false" text:number-lines="false" text:line-number="0"/>
    </style:style>
    <style:style style:name="P33" style:family="paragraph" style:parent-style-name="Table_20_Contents">
      <style:paragraph-properties fo:margin-left="0.101cm" fo:margin-right="0cm" fo:text-align="center" style:justify-single-word="false" fo:text-indent="0cm" style:auto-text-indent="false" text:number-lines="false" text:line-number="0"/>
      <style:text-properties fo:color="#000000" fo:font-weight="bold" style:font-weight-asian="bold" style:font-weight-complex="bold"/>
    </style:style>
    <style:style style:name="P34" style:family="paragraph" style:parent-style-name="Text_20_body">
      <style:paragraph-properties fo:margin-left="0cm" fo:margin-right="0.199cm" fo:margin-top="0.199cm" fo:margin-bottom="0.21cm" fo:text-indent="0cm" style:auto-text-indent="false"/>
    </style:style>
    <style:style style:name="P35" style:family="paragraph" style:parent-style-name="Table_20_Contents">
      <style:paragraph-properties fo:margin-left="0cm" fo:margin-right="0.199cm" fo:margin-top="0.199cm" fo:margin-bottom="0.199cm" fo:text-align="center" style:justify-single-word="false" fo:text-indent="0cm" style:auto-text-indent="false"/>
    </style:style>
    <style:style style:name="P36" style:family="paragraph" style:parent-style-name="Table_20_Contents">
      <style:paragraph-properties fo:margin-left="0cm" fo:margin-right="0.199cm" fo:margin-top="0.199cm" fo:margin-bottom="0.199cm" fo:text-align="justify" style:justify-single-word="false" fo:text-indent="0cm" style:auto-text-indent="false"/>
    </style:style>
    <style:style style:name="P37" style:family="paragraph" style:parent-style-name="Table_20_Contents">
      <style:paragraph-properties fo:margin-left="0.101cm" fo:margin-right="0.101cm" fo:margin-top="0.101cm" fo:margin-bottom="0.101cm" fo:text-align="justify" style:justify-single-word="false" fo:text-indent="0cm" style:auto-text-indent="false"/>
    </style:style>
    <style:style style:name="P38" style:family="paragraph" style:parent-style-name="Table_20_Contents">
      <style:paragraph-properties fo:margin-left="0.101cm" fo:margin-right="0.101cm" fo:margin-top="0.101cm" fo:margin-bottom="0.101cm" fo:text-align="start" style:justify-single-word="false" fo:text-indent="0cm" style:auto-text-indent="false"/>
      <style:text-properties fo:font-weight="bold" style:font-weight-asian="bold" style:font-weight-complex="bold"/>
    </style:style>
    <style:style style:name="P39" style:family="paragraph" style:parent-style-name="Box">
      <style:paragraph-properties fo:margin-left="0.101cm" fo:margin-right="0.101cm" fo:margin-top="0.101cm" fo:margin-bottom="0.101cm" fo:text-indent="0cm" style:auto-text-indent="false"/>
      <style:text-properties style:font-name="Bitstream Vera Sans Mono"/>
    </style:style>
    <style:style style:name="P40" style:family="paragraph" style:parent-style-name="Table_20_Contents">
      <style:paragraph-properties fo:margin-left="0cm" fo:margin-right="0.101cm" fo:margin-top="0.101cm" fo:margin-bottom="0.101cm" fo:text-align="justify" style:justify-single-word="false" fo:text-indent="0cm" style:auto-text-indent="false"/>
    </style:style>
    <style:style style:name="P41" style:family="paragraph" style:parent-style-name="Table_20_Contents">
      <style:paragraph-properties fo:margin-left="0.199cm" fo:margin-right="0.199cm" fo:margin-top="0.199cm" fo:margin-bottom="0.199cm" fo:text-align="justify" style:justify-single-word="false" fo:text-indent="0cm" style:auto-text-indent="false"/>
    </style:style>
    <style:style style:name="P42" style:family="paragraph" style:parent-style-name="Table_20_Contents">
      <style:paragraph-properties fo:margin-left="0.199cm" fo:margin-right="0.199cm" fo:margin-top="0.199cm" fo:margin-bottom="0.199cm" fo:text-align="center" style:justify-single-word="false" fo:text-indent="0cm" style:auto-text-indent="false"/>
    </style:style>
    <style:style style:name="P43" style:family="paragraph" style:parent-style-name="Table_20_Contents">
      <style:paragraph-properties fo:margin-left="0.199cm" fo:margin-right="0.199cm" fo:margin-top="0.199cm" fo:margin-bottom="0.101cm" fo:text-align="justify" style:justify-single-word="false" fo:text-indent="0cm" style:auto-text-indent="false"/>
    </style:style>
    <style:style style:name="P44" style:family="paragraph" style:parent-style-name="Table_20_Contents">
      <style:paragraph-properties fo:margin-left="0.199cm" fo:margin-right="0.199cm" fo:margin-top="0.199cm" fo:margin-bottom="0.101cm" fo:text-align="justify" style:justify-single-word="false" fo:text-indent="0cm" style:auto-text-indent="false"/>
      <style:text-properties fo:font-weight="normal" style:font-weight-asian="normal" style:font-weight-complex="normal"/>
    </style:style>
    <style:style style:name="P45" style:family="paragraph" style:parent-style-name="Table_20_Contents">
      <style:paragraph-properties fo:margin-left="0.199cm" fo:margin-right="0.199cm" fo:margin-top="0.101cm" fo:margin-bottom="0.199cm" fo:text-align="justify" style:justify-single-word="false" fo:text-indent="0cm" style:auto-text-indent="false"/>
      <style:text-properties fo:font-weight="normal" style:font-weight-asian="normal" style:font-weight-complex="normal"/>
    </style:style>
    <style:style style:name="P46" style:family="paragraph" style:parent-style-name="Table_20_Contents">
      <style:paragraph-properties fo:margin-left="0.199cm" fo:margin-right="0.199cm" fo:margin-top="0.101cm" fo:margin-bottom="0.199cm" fo:text-align="justify" style:justify-single-word="false" fo:text-indent="0cm" style:auto-text-indent="false"/>
    </style:style>
    <style:style style:name="P47" style:family="paragraph" style:parent-style-name="Table_20_Contents">
      <style:paragraph-properties fo:margin-left="0.199cm" fo:margin-right="0.199cm" fo:margin-top="0.101cm" fo:margin-bottom="0.101cm" fo:text-align="justify" style:justify-single-word="false" fo:text-indent="0cm" style:auto-text-indent="false"/>
    </style:style>
    <style:style style:name="P48" style:family="paragraph" style:parent-style-name="Table_20_Contents">
      <style:paragraph-properties fo:margin-left="0.199cm" fo:margin-right="0.199cm" fo:margin-top="0.101cm" fo:margin-bottom="0.101cm" fo:text-align="justify" style:justify-single-word="false" fo:text-indent="0cm" style:auto-text-indent="false"/>
      <style:text-properties fo:font-weight="normal" style:font-weight-asian="normal" style:font-weight-complex="normal"/>
    </style:style>
    <style:style style:name="P49" style:family="paragraph" style:parent-style-name="Standard">
      <style:text-properties fo:font-style="normal" style:font-style-asian="normal" style:font-style-complex="normal"/>
    </style:style>
    <style:style style:name="P50" style:family="paragraph" style:parent-style-name="Table_20_Contents">
      <style:paragraph-properties fo:margin-top="0cm" fo:margin-bottom="0cm" fo:text-align="center" style:justify-single-word="false"/>
    </style:style>
    <style:style style:name="P51" style:family="paragraph" style:parent-style-name="Table_20_Contents">
      <style:paragraph-properties fo:margin-top="0cm" fo:margin-bottom="0cm" fo:text-align="start" style:justify-single-word="false"/>
    </style:style>
    <style:style style:name="P52" style:family="paragraph" style:parent-style-name="Table_20_Heading">
      <style:paragraph-properties fo:margin-top="0cm" fo:margin-bottom="0cm" fo:text-align="center" style:justify-single-word="false"/>
    </style:style>
    <style:style style:name="P53" style:family="paragraph" style:parent-style-name="Table_20_Heading">
      <style:paragraph-properties fo:margin-top="0cm" fo:margin-bottom="0cm" fo:text-align="start" style:justify-single-word="false"/>
    </style:style>
    <style:style style:name="P54" style:family="paragraph" style:parent-style-name="Text_20_body">
      <style:paragraph-properties fo:margin-top="0cm" fo:margin-bottom="0cm"/>
      <style:text-properties fo:font-weight="bold" style:font-weight-asian="bold" style:font-weight-complex="bold"/>
    </style:style>
    <style:style style:name="P55" style:family="paragraph" style:parent-style-name="Table_20_Contents">
      <style:paragraph-properties fo:margin-top="0.101cm" fo:margin-bottom="0.101cm" fo:text-align="justify" style:justify-single-word="false"/>
    </style:style>
    <style:style style:name="P56" style:family="paragraph" style:parent-style-name="Table_20_Contents">
      <style:paragraph-properties fo:margin-top="0.101cm" fo:margin-bottom="0.101cm" fo:text-align="justify" style:justify-single-word="false"/>
      <style:text-properties fo:font-weight="normal" style:font-weight-asian="normal" style:font-weight-complex="normal"/>
    </style:style>
    <style:style style:name="P57" style:family="paragraph" style:parent-style-name="Text_20_body">
      <style:paragraph-properties fo:margin-top="0cm" fo:margin-bottom="0.011cm"/>
      <style:text-properties fo:font-weight="bold" style:font-weight-asian="bold" style:font-weight-complex="bold"/>
    </style:style>
    <style:style style:name="P58" style:family="paragraph" style:parent-style-name="Table_20_Heading">
      <style:paragraph-properties fo:text-align="start" style:justify-single-word="false"/>
    </style:style>
    <style:style style:name="P59" style:family="paragraph" style:parent-style-name="Box">
      <style:paragraph-properties fo:margin-left="0cm" fo:margin-right="0.499cm" fo:text-indent="0cm" style:auto-text-indent="false"/>
      <style:text-properties style:font-name="Bitstream Vera Sans Mono"/>
    </style:style>
    <style:style style:name="P60" style:family="paragraph" style:parent-style-name="Text_20_body">
      <style:paragraph-properties fo:margin-top="2cm" fo:margin-bottom="0.21cm" fo:text-align="end" style:justify-single-word="false"/>
    </style:style>
    <style:style style:name="P61" style:family="paragraph" style:parent-style-name="Contents_20_1">
      <style:paragraph-properties>
        <style:tab-stops>
          <style:tab-stop style:position="16.999cm" style:type="right" style:leader-style="dotted" style:leader-text="."/>
        </style:tab-stops>
      </style:paragraph-properties>
    </style:style>
    <style:style style:name="P62" style:family="paragraph" style:parent-style-name="Contents_20_2">
      <style:paragraph-properties>
        <style:tab-stops>
          <style:tab-stop style:position="16.499cm" style:type="right" style:leader-style="dotted" style:leader-text="."/>
        </style:tab-stops>
      </style:paragraph-properties>
    </style:style>
    <style:style style:name="P63" style:family="paragraph" style:parent-style-name="Contents_20_3">
      <style:paragraph-properties>
        <style:tab-stops>
          <style:tab-stop style:position="16cm" style:type="right" style:leader-style="dotted" style:leader-text="."/>
        </style:tab-stops>
      </style:paragraph-properties>
    </style:style>
    <style:style style:name="P64" style:family="paragraph" style:parent-style-name="Text_20_body" style:list-style-name="L1"/>
    <style:style style:name="P65" style:family="paragraph" style:parent-style-name="Text_20_body" style:list-style-name="L1">
      <style:text-properties style:text-position="0% 100%"/>
    </style:style>
    <style:style style:name="P66" style:family="paragraph" style:parent-style-name="Text_20_body" style:list-style-name="L2"/>
    <style:style style:name="P67" style:family="paragraph" style:parent-style-name="Text_20_body" style:list-style-name="L2">
      <style:text-properties fo:font-style="normal" style:font-style-asian="normal" style:font-style-complex="normal"/>
    </style:style>
    <style:style style:name="P68" style:family="paragraph" style:parent-style-name="Text_20_body" style:list-style-name="L3"/>
    <style:style style:name="P69" style:family="paragraph" style:parent-style-name="Text_20_body" style:list-style-name="L3">
      <style:text-properties fo:font-weight="bold" style:font-weight-asian="bold" style:font-weight-complex="bold"/>
    </style:style>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9"/>
    <style:style style:name="P76" style:family="paragraph" style:parent-style-name="Text_20_body" style:list-style-name="L10"/>
    <style:style style:name="P77" style:family="paragraph" style:parent-style-name="Text_20_body" style:list-style-name="L11"/>
    <style:style style:name="P78" style:family="paragraph" style:parent-style-name="Text_20_body" style:list-style-name="L11">
      <style:text-properties style:font-name="Bitstream Vera Serif2"/>
    </style:style>
    <style:style style:name="P79" style:family="paragraph" style:parent-style-name="Text_20_body" style:list-style-name="L11">
      <style:text-properties style:font-name="Bitstream Vera Serif2" fo:font-weight="bold" style:font-weight-asian="bold" style:font-weight-complex="bold"/>
    </style:style>
    <style:style style:name="P80" style:family="paragraph" style:parent-style-name="Text_20_body" style:list-style-name="L13"/>
    <style:style style:name="P81" style:family="paragraph" style:parent-style-name="Text_20_body" style:list-style-name="L14"/>
    <style:style style:name="P82" style:family="paragraph" style:parent-style-name="Text_20_body" style:list-style-name="L15"/>
    <style:style style:name="P83" style:family="paragraph" style:parent-style-name="Text_20_body" style:list-style-name="L16"/>
    <style:style style:name="P84" style:family="paragraph" style:parent-style-name="Text_20_body" style:list-style-name="L17"/>
    <style:style style:name="P85" style:family="paragraph" style:parent-style-name="Text_20_body" style:list-style-name="L18"/>
    <style:style style:name="P86" style:family="paragraph" style:parent-style-name="Text_20_body" style:list-style-name="L19">
      <style:text-properties fo:font-weight="normal" style:font-weight-asian="normal" style:font-weight-complex="normal"/>
    </style:style>
    <style:style style:name="P87" style:family="paragraph" style:parent-style-name="Text_20_body" style:list-style-name="L20"/>
    <style:style style:name="P88" style:family="paragraph" style:parent-style-name="Text_20_body" style:list-style-name="L21"/>
    <style:style style:name="P89" style:family="paragraph" style:parent-style-name="Text_20_body" style:list-style-name="L6">
      <style:paragraph-properties fo:margin-top="0cm" fo:margin-bottom="0.212cm" fo:text-align="justify" style:justify-single-word="false"/>
    </style:style>
    <style:style style:name="P90" style:family="paragraph" style:parent-style-name="Text_20_body" style:list-style-name="L12">
      <style:paragraph-properties fo:margin-top="0cm" fo:margin-bottom="0.212cm" fo:text-align="justify" style:justify-single-word="false"/>
    </style:style>
    <style:style style:name="P91" style:family="paragraph" style:parent-style-name="Heading_20_3">
      <style:paragraph-properties fo:margin-left="0cm" fo:margin-right="0cm" fo:margin-top="0.423cm" fo:margin-bottom="0.212cm" fo:text-indent="0cm" style:auto-text-indent="false" fo:keep-with-next="always"/>
    </style:style>
    <style:style style:name="P92" style:family="paragraph" style:parent-style-name="Heading_20_3">
      <style:paragraph-properties fo:margin-left="0cm" fo:margin-right="0cm" fo:margin-top="0.423cm" fo:margin-bottom="0.212cm" fo:text-indent="0cm" style:auto-text-indent="false" fo:keep-with-next="always"/>
      <style:text-properties style:font-name-asian="DejaVu Sans3" style:font-name-complex="DejaVu Sans3"/>
    </style:style>
    <style:style style:name="P93" style:family="paragraph" style:parent-style-name="Heading_20_2">
      <style:paragraph-properties fo:break-before="page"/>
    </style:style>
    <style:style style:name="P94" style:family="paragraph" style:parent-style-name="Heading_20_1" style:master-page-name="First_20_Page_20_Chap">
      <style:paragraph-properties style:page-number="auto"/>
    </style:style>
    <style:style style:name="P95" style:family="paragraph" style:parent-style-name="Heading_20_1">
      <style:paragraph-properties fo:keep-with-next="always"/>
      <style:text-properties style:font-name-asian="DejaVu Sans3" style:font-name-complex="DejaVu Sans3"/>
    </style:style>
    <style:style style:name="P96" style:family="paragraph" style:parent-style-name="Contents_20_Heading" style:master-page-name="First_20_Page">
      <style:paragraph-properties style:page-number="auto"/>
    </style:style>
    <style:style style:name="T1" style:family="text">
      <style:text-properties style:text-line-through-style="none"/>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style:font-name="DejaVu Sans" style:text-underline-style="none"/>
    </style:style>
    <style:style style:name="T5" style:family="text">
      <style:text-properties style:font-name="DejaVu Sans" fo:font-weight="bold" style:font-name-asian="DejaVu Sans" style:font-weight-asian="bold" style:font-name-complex="DejaVu Sans" style:font-weight-complex="bold"/>
    </style:style>
    <style:style style:name="T6" style:family="text">
      <style:text-properties style:text-position="sub 58%"/>
    </style:style>
    <style:style style:name="T7" style:family="text">
      <style:text-properties style:text-position="0% 100%"/>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DejaVu Sans1" fo:font-weight="bold" fo:background-color="transparent"/>
    </style:style>
    <style:style style:name="T11" style:family="text">
      <style:text-properties style:use-window-font-color="true"/>
    </style:style>
    <style:style style:name="T12" style:family="text">
      <style:text-properties style:use-window-font-color="true" style:font-name="DejaVu Sans" style:font-name-asian="DejaVu Sans" style:font-name-complex="DejaVu Sans"/>
    </style:style>
    <style:style style:name="T13" style:family="text">
      <style:text-properties style:use-window-font-color="true" style:font-name="DejaVu Sans" fo:font-weight="bold" style:font-name-asian="DejaVu Sans" style:font-weight-asian="normal" style:font-name-complex="DejaVu Sans" style:font-weight-complex="normal"/>
    </style:style>
    <style:style style:name="T14" style:family="text">
      <style:text-properties style:use-window-font-color="true" style:font-name-asian="DejaVu Sans" style:font-weight-asian="normal" style:font-name-complex="DejaVu Sans" style:font-weight-complex="normal"/>
    </style:style>
    <style:style style:name="T15" style:family="text">
      <style:text-properties style:use-window-font-color="true" style:font-name="Bitstream Vera Serif2"/>
    </style:style>
    <style:style style:name="T16" style:family="text">
      <style:text-properties style:use-window-font-color="true" style:font-name="Bitstream Vera Serif2" style:font-name-asian="DejaVu Sans" style:font-name-complex="DejaVu Sans"/>
    </style:style>
    <style:style style:name="T17" style:family="text">
      <style:text-properties style:use-window-font-color="true" style:font-name="Bitstream Vera Serif2" fo:font-weight="bold" style:font-name-asian="DejaVu Sans" style:font-weight-asian="normal" style:font-name-complex="DejaVu Sans" style:font-weight-complex="normal"/>
    </style:style>
    <style:style style:name="T18" style:family="text">
      <style:text-properties style:use-window-font-color="true" style:font-name="Bitstream Vera Serif2" fo:font-weight="bold" style:font-name-asian="DejaVu Sans" style:font-weight-asian="bold" style:font-name-complex="DejaVu Sans" style:font-weight-complex="bold"/>
    </style:style>
    <style:style style:name="T19" style:family="text">
      <style:text-properties style:use-window-font-color="true" style:font-name="Bitstream Vera Serif2" fo:font-weight="normal" style:font-name-asian="DejaVu Sans" style:font-weight-asian="normal" style:font-name-complex="DejaVu Sans" style:font-weight-complex="normal"/>
    </style:style>
    <style:style style:name="T20" style:family="text">
      <style:text-properties style:use-window-font-color="true" style:font-name="Bitstream Vera Serif2" style:text-underline-style="none" fo:font-weight="bold" style:font-name-asian="DejaVu Sans" style:font-weight-asian="bold" style:font-name-complex="DejaVu Sans" style:font-weight-complex="bold"/>
    </style:style>
    <style:style style:name="T21" style:family="text">
      <style:text-properties style:use-window-font-color="true" style:font-name="Bitstream Vera Serif2" fo:font-style="italic" fo:font-weight="normal" style:font-name-asian="DejaVu Sans" style:font-style-asian="italic" style:font-weight-asian="normal" style:font-name-complex="DejaVu Sans" style:font-style-complex="italic" style:font-weight-complex="normal"/>
    </style:style>
    <style:style style:name="T22" style:family="text">
      <style:text-properties style:use-window-font-color="true" style:font-name="Bitstream Vera Serif2" fo:font-style="normal" fo:font-weight="normal" style:font-name-asian="DejaVu Sans" style:font-style-asian="normal" style:font-weight-asian="normal" style:font-name-complex="DejaVu Sans" style:font-style-complex="normal" style:font-weight-complex="normal"/>
    </style:style>
    <style:style style:name="T23" style:family="text">
      <style:text-properties style:use-window-font-color="true" style:font-name="Bitstream Vera Serif2" fo:font-style="normal" fo:font-weight="bold" style:font-name-asian="DejaVu Sans" style:font-style-asian="normal" style:font-weight-asian="bold" style:font-name-complex="DejaVu Sans" style:font-style-complex="normal" style:font-weight-complex="bold"/>
    </style:style>
    <style:style style:name="T24" style:family="text">
      <style:text-properties style:use-window-font-color="true" style:font-name="Bitstream Vera Serif2" fo:font-style="normal" fo:font-weight="bold" style:font-name-asian="DejaVu Sans" style:font-style-asian="normal" style:font-weight-asian="normal" style:font-name-complex="DejaVu Sans" style:font-style-complex="normal" style:font-weight-complex="normal"/>
    </style:style>
    <style:style style:name="T25" style:family="text">
      <style:text-properties style:use-window-font-color="true" style:font-name="Bitstream Vera Serif2" fo:font-size="11pt" fo:font-weight="bold" style:font-name-asian="DejaVu Sans" style:font-weight-asian="normal" style:font-name-complex="DejaVu Sans" style:font-weight-complex="normal"/>
    </style:style>
    <style:style style:name="T26" style:family="text">
      <style:text-properties style:use-window-font-color="true" style:font-name="Bitstream Vera Serif2" fo:font-size="11pt" fo:font-weight="bold" style:font-name-asian="DejaVu Sans" style:font-weight-asian="bold" style:font-name-complex="DejaVu Sans" style:font-weight-complex="bold"/>
    </style:style>
    <style:style style:name="T27" style:family="text">
      <style:text-properties style:use-window-font-color="true" style:font-name="Bitstream Vera Serif2" fo:font-size="11pt" fo:font-weight="normal" style:font-name-asian="DejaVu Sans" style:font-weight-asian="normal" style:font-name-complex="DejaVu Sans" style:font-weight-complex="normal"/>
    </style:style>
    <style:style style:name="T28" style:family="text">
      <style:text-properties style:use-window-font-color="true" style:font-name="Bitstream Vera Serif2" fo:font-size="11pt" style:text-underline-style="none" fo:font-weight="bold" style:font-name-asian="DejaVu Sans" style:font-weight-asian="normal" style:font-name-complex="DejaVu Sans" style:font-weight-complex="normal"/>
    </style:style>
    <style:style style:name="T29" style:family="text">
      <style:text-properties style:use-window-font-color="true" style:font-name="Bitstream Vera Serif2" fo:font-size="11pt" fo:font-style="italic" fo:font-weight="normal" style:font-name-asian="DejaVu Sans" style:font-style-asian="italic" style:font-weight-asian="normal" style:font-name-complex="DejaVu Sans" style:font-style-complex="italic" style:font-weight-complex="normal"/>
    </style:style>
    <style:style style:name="T30" style:family="text">
      <style:text-properties style:use-window-font-color="true" style:font-name="Bitstream Vera Serif2" fo:font-size="11pt" fo:font-style="normal" fo:font-weight="normal" style:font-name-asian="DejaVu Sans" style:font-style-asian="normal" style:font-weight-asian="normal" style:font-name-complex="DejaVu Sans" style:font-style-complex="normal" style:font-weight-complex="normal"/>
    </style:style>
    <style:style style:name="T31" style:family="text">
      <style:text-properties style:use-window-font-color="true" style:font-name="Bitstream Vera Serif2" fo:font-size="11pt" fo:font-style="normal" fo:font-weight="bold" style:font-name-asian="DejaVu Sans" style:font-style-asian="normal" style:font-weight-asian="bold" style:font-name-complex="DejaVu Sans" style:font-style-complex="normal" style:font-weight-complex="bold"/>
    </style:style>
    <style:style style:name="T32" style:family="text">
      <style:text-properties style:use-window-font-color="true" fo:background-color="transparent"/>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style:font-name="Bitstream Vera Serif"/>
    </style:style>
    <style:style style:name="T38" style:family="text">
      <style:text-properties style:font-name="Bitstream Vera Serif" fo:font-size="11pt"/>
    </style:style>
    <style:style style:name="T39" style:family="text">
      <style:text-properties style:font-name="Bitstream Vera Serif" fo:font-weight="normal" style:font-weight-asian="normal" style:font-weight-complex="normal"/>
    </style:style>
    <style:style style:name="T40" style:family="text">
      <style:text-properties style:font-name="Bitstream Vera Serif2"/>
    </style:style>
    <style:style style:name="T41" style:family="text">
      <style:text-properties style:font-name="Bitstream Vera Serif2" fo:font-size="11pt" style:font-size-asian="11pt" style:font-size-complex="11pt"/>
    </style:style>
    <style:style style:name="T42" style:family="text">
      <style:text-properties style:font-name="Bitstream Vera Serif2" fo:font-size="10pt" style:text-underline-style="none"/>
    </style:style>
    <style:style style:name="T43" style:family="text">
      <style:text-properties style:font-name="Bitstream Vera Serif2" fo:font-weight="normal" style:font-weight-asian="normal" style:font-weight-complex="normal"/>
    </style:style>
    <style:style style:name="T44" style:family="text">
      <style:text-properties style:font-name="Bitstream Vera Serif2" fo:font-weight="normal" style:font-name-asian="DejaVu Sans2" style:font-weight-asian="normal" style:font-name-complex="DejaVu Sans2" style:font-weight-complex="normal"/>
    </style:style>
    <style:style style:name="T45" style:family="text">
      <style:text-properties style:font-name="Bitstream Vera Serif2" fo:font-weight="bold" style:font-weight-asian="normal" style:font-weight-complex="normal"/>
    </style:style>
    <style:style style:name="T46" style:family="text">
      <style:text-properties style:font-name="Bitstream Vera Serif2" fo:font-weight="bold" style:font-name-asian="DejaVu Sans2" style:font-weight-asian="bold" style:font-name-complex="DejaVu Sans2" style:font-weight-complex="bold"/>
    </style:style>
    <style:style style:name="T47" style:family="text">
      <style:text-properties style:text-underline-style="none"/>
    </style:style>
    <style:style style:name="T48" style:family="text">
      <style:text-properties style:font-name-asian="DejaVu Sans3" style:font-name-complex="DejaVu Sans3"/>
    </style:style>
    <style:style style:name="T49" style:family="text">
      <style:text-properties style:font-name="DejaVu Sans2"/>
    </style:style>
    <style:style style:name="T50" style:family="text">
      <style:text-properties style:font-name="DejaVu Sans2" fo:font-weight="normal" style:font-weight-asian="normal" style:font-weight-complex="normal"/>
    </style:style>
    <style:style style:name="T51" style:family="text">
      <style:text-properties fo:font-size="10pt" style:font-size-asian="10pt" style:font-weight-asian="normal" style:font-size-complex="10pt" style:font-weight-complex="normal"/>
    </style:style>
    <style:style style:name="T52" style:family="text">
      <style:text-properties fo:color="#000000" style:font-name="DejaVu Serif1" style:font-name-asian="DejaVu Serif1" style:font-name-complex="DejaVu Serif1"/>
    </style:style>
    <style:style style:name="T53" style:family="text">
      <style:text-properties style:font-name="Bitstream Vera Sans2" fo:font-style="normal" fo:font-weight="bold" style:font-style-asian="normal" style:font-weight-asian="bold" style:font-style-complex="normal" style:font-weight-complex="bold"/>
    </style:style>
    <style:style style:name="T54" style:family="text">
      <style:text-properties style:font-name="Bitstream Vera Sans Mono"/>
    </style:style>
    <style:style style:name="T55" style:family="text">
      <style:text-properties style:font-name="Bitstream Vera Sans Mono"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15cm" fo:border-left="none" fo:border-right="none" fo:border-top="none" fo:border-bottom="0.176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3cm" fo:margin-bottom="0.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3cm" fo:margin-right="0cm" fo:margin-top="0cm" fo:margin-bottom="1.101cm" style:run-through="foreground" style:wrap="dynamic"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3cm" fo:margin-right="0cm" fo:margin-top="0.101cm" fo:margin-bottom="0.199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199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3cm" fo:margin-right="0.3cm" fo:margin-top="0.3cm" fo:margin-bottom="0.499cm" style:wrap="dynamic" style:number-wrapped-paragraphs="no-limit" style:vertical-pos="top" style:vertical-rel="paragraph" style:horizontal-pos="right" style:horizontal-rel="paragraph" fo:padding="0cm" fo:border="none"/>
    </style:style>
    <style:style style:name="fr9"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1" style:family="graphic" style:parent-style-name="Frame">
      <style:graphic-properties fo:margin-left="0.3cm" fo:margin-right="0.3cm" fo:margin-top="0.3cm" fo:margin-bottom="0.3cm" style:run-through="foreground" style:wrap="none" style:vertical-pos="top" style:vertical-rel="paragraph" style:horizontal-pos="center" style:horizontal-rel="paragraph" fo:padding="0cm" fo:border="none"/>
    </style:style>
    <style:style style:name="fr12" style:family="graphic" style:parent-style-name="Frame">
      <style:graphic-properties fo:margin-left="0.4cm" fo:margin-right="0cm" fo:margin-top="0.4cm" fo:margin-bottom="0.4cm" style:wrap="left" style:number-wrapped-paragraphs="no-limit" style:vertical-pos="from-top" style:vertical-rel="paragraph" style:horizontal-pos="from-left" style:horizontal-rel="paragraph" fo:padding="0cm" fo:border="none"/>
    </style:style>
    <style:style style:name="fr1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5" style:family="graphic" style:parent-style-name="Frame">
      <style:graphic-properties fo:margin-left="0cm" fo:margin-right="0cm" fo:margin-top="0.4cm" fo:margin-bottom="0.4cm" style:wrap="dynamic" style:number-wrapped-paragraphs="no-limit" style:vertical-pos="top" style:vertical-rel="paragraph" style:horizontal-pos="center" style:horizontal-rel="paragraph" fo:padding="0cm" fo:border="none"/>
    </style:style>
    <style:style style:name="fr16" style:family="graphic" style:parent-style-name="Frame">
      <style:graphic-properties fo:margin-left="0cm" fo:margin-right="0cm" fo:margin-top="0.051cm" fo:margin-bottom="0.305cm" style:wrap="none" style:vertical-pos="top" style:vertical-rel="paragraph" style:horizontal-pos="center" style:horizontal-rel="paragraph" fo:padding="0cm" fo:border="none"/>
    </style:style>
    <style:style style:name="fr17" style:family="graphic" style:parent-style-name="Frame">
      <style:graphic-properties fo:margin-left="0.499cm" fo:margin-right="0cm" fo:margin-top="0.499cm" fo:margin-bottom="0.499cm" style:run-through="foreground" style:wrap="parallel" style:number-wrapped-paragraphs="no-limit" style:vertical-pos="from-top" style:vertical-rel="paragraph" style:horizontal-pos="from-left" style:horizontal-rel="paragraph" fo:padding="0cm" fo:border="none"/>
    </style:style>
    <style:style style:name="fr18" style:family="graphic" style:parent-style-name="Frame">
      <style:graphic-properties fo:margin-left="0.499cm" fo:margin-right="0.499cm" fo:margin-top="0.499cm" fo:margin-bottom="0.499cm" style:wrap="parallel" style:number-wrapped-paragraphs="no-limit" style:vertical-pos="from-top" style:vertical-rel="paragraph" style:horizontal-pos="from-left" style:horizontal-rel="paragraph" fo:padding="0cm" fo:border="none"/>
    </style:style>
    <style:style style:name="fr19" style:family="graphic" style:parent-style-name="Frame">
      <style:graphic-properties fo:margin-left="0.508cm" fo:margin-right="0cm" fo:margin-top="0cm" fo:margin-bottom="0cm" style:wrap="left" style:number-wrapped-paragraphs="no-limit" style:vertical-pos="from-top" style:vertical-rel="paragraph" style:horizontal-pos="from-left" style:horizontal-rel="paragraph" fo:padding="0cm" fo:border="none"/>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199cm" style:run-through="foreground" style:wrap="none" style:vertical-pos="middle"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254cm" fo:margin-bottom="0.254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top="0.499cm" fo:margin-bottom="0.8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199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top="0cm" fo:margin-bottom="0cm"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3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top="0cm" fo:margin-bottom="0.199cm" style:horizontal-pos="center"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cm" fo:margin-top="0cm" fo:margin-bottom="0.254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draw:frame draw:style-name="fr1" draw:name="Frame1" text:anchor-type="paragraph" svg:x="-0.026cm" svg:y="0.014cm" svg:width="16.999cm" style:rel-width="100%" draw:z-index="0"><draw:text-box fo:min-height="6.034cm"><text:p text:style-name="P4">Gpredict User Manual</text:p></draw:text-box></draw:frame>Updated for Gpredict <text:span text:style-name="T1">1.2</text:span></text:p>
      <text:p text:style-name="P60">by Alexandru Csete OZ9AEC</text:p>
      <text:p text:style-name="P5"/>
      <text:p text:style-name="Text_20_body"/>
      <text:p text:style-name="Text_20_body"/>
      <text:p text:style-name="Text_20_body"><draw:frame draw:style-name="fr20" draw:name="graphics48" text:anchor-type="paragraph" svg:width="16.999cm" svg:height="13.582cm" draw:z-index="76"><draw:image xlink:href="Pictures/10000000000004FF000003FEB31B22DE.png" xlink:type="simple" xlink:show="embed" xlink:actuate="onLoad"/></draw:frame></text:p>
      <text:p text:style-name="P15">Copyright <text:span text:style-name="T2">©</text:span> 2001-2009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16">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21">Date</text:p>
          </table:table-cell>
          <table:table-cell table:style-name="Table4.A1" office:value-type="string">
            <text:p text:style-name="P21">Issue</text:p>
          </table:table-cell>
          <table:table-cell table:style-name="Table4.C1" office:value-type="string">
            <text:p text:style-name="P23">Notes</text:p>
          </table:table-cell>
        </table:table-row>
        <table:table-row>
          <table:table-cell table:style-name="Table4.A2" office:value-type="string">
            <text:p text:style-name="P25">7 Jan 2010</text:p>
          </table:table-cell>
          <table:table-cell table:style-name="Table4.B2" office:value-type="string">
            <text:p text:style-name="P18">1.2</text:p>
          </table:table-cell>
          <table:table-cell table:style-name="Table4.C2" office:value-type="string">
            <text:p text:style-name="P17">Updated for Gpredict 1.2</text:p>
          </table:table-cell>
        </table:table-row>
        <table:table-row>
          <table:table-cell table:style-name="Table4.A2" office:value-type="string">
            <text:p text:style-name="P25">5 Oct 2009</text:p>
          </table:table-cell>
          <table:table-cell table:style-name="Table4.B2" office:value-type="string">
            <text:p text:style-name="P18">1.1</text:p>
          </table:table-cell>
          <table:table-cell table:style-name="Table4.C2" office:value-type="string">
            <text:p text:style-name="P17">Updated for Gpredict 1.1</text:p>
          </table:table-cell>
        </table:table-row>
        <table:table-row>
          <table:table-cell table:style-name="Table4.A2" office:value-type="string">
            <text:p text:style-name="P24">24 May 2009</text:p>
          </table:table-cell>
          <table:table-cell table:style-name="Table4.B2" office:value-type="string">
            <text:p text:style-name="P18">1.0</text:p>
          </table:table-cell>
          <table:table-cell table:style-name="Table4.C2" office:value-type="string">
            <text:p text:style-name="P17">First official issue released with Gpredict 1.0</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6">Table of Contents</text:p>
          </text:index-title>
          <text:p text:style-name="P61">1 Introduction<text:tab/>7</text:p>
          <text:p text:style-name="P62">1.1 What is Gpredict?<text:tab/>7</text:p>
          <text:p text:style-name="P62">1.2 Features of Gpredict<text:tab/>8</text:p>
          <text:p text:style-name="P62">1.3 About this Document<text:tab/>8</text:p>
          <text:p text:style-name="P62">1.4 Your Feedback is Appreciated<text:tab/>9</text:p>
          <text:p text:style-name="P61">2 Getting Started with Gpredict<text:tab/>11</text:p>
          <text:p text:style-name="P62">2.1 The Basic Idea<text:tab/>11</text:p>
          <text:p text:style-name="P62">2.2 The Module Pop-Up Menu<text:tab/>13</text:p>
          <text:p text:style-name="P62">2.3 Configuring the Module<text:tab/>14</text:p>
          <text:p text:style-name="P63">2.3.1 Setting Up the Ground Station<text:tab/>15</text:p>
          <text:p text:style-name="P63">2.3.2 Selecting the Satellites<text:tab/>16</text:p>
          <text:p text:style-name="P63">2.3.3 Module Properties<text:tab/>17</text:p>
          <text:p text:style-name="P62">2.4 Creating a New Module<text:tab/>19</text:p>
          <text:p text:style-name="P62">2.5 Predicting Satellite Passes<text:tab/>19</text:p>
          <text:p text:style-name="P63">2.5.1 Upcoming Passes for a Satellite<text:tab/>19</text:p>
          <text:p text:style-name="P63">2.5.2 The Sky at a Glance<text:tab/>20</text:p>
          <text:p text:style-name="P62">2.6 Moving On<text:tab/>21</text:p>
          <text:p text:style-name="P61">3 Customising Gpredict<text:tab/>23</text:p>
          <text:p text:style-name="P62">3.1 Overview<text:tab/>23</text:p>
          <text:p text:style-name="P62">3.2 Number Formats <text:tab/>25</text:p>
          <text:p text:style-name="P63">3.2.1 Show Local Time Instead of UTC<text:tab/>25</text:p>
          <text:p text:style-name="P63">3.2.2 Time Format<text:tab/>25</text:p>
          <text:p text:style-name="P63">3.2.3 Geographical Coordinates<text:tab/>28</text:p>
          <text:p text:style-name="P63">3.2.4 Measurement Units<text:tab/>28</text:p>
          <text:p text:style-name="P62">3.3 Ground Stations<text:tab/>28</text:p>
          <text:p text:style-name="P62">3.4 TLE Update<text:tab/>30</text:p>
          <text:p text:style-name="P62">3.5 Message Logs<text:tab/>30</text:p>
          <text:p text:style-name="P61">4 Modules and Views<text:tab/>31</text:p>
          <text:p text:style-name="P62">4.1 Data Fields<text:tab/>31</text:p>
          <text:p text:style-name="P62">4.2 Views<text:tab/>32</text:p>
          <text:p text:style-name="P63">4.2.1 The List View<text:tab/>32</text:p>
          <text:p text:style-name="P63">4.2.2 The Map View<text:tab/>33</text:p>
          <text:p text:style-name="P63">4.2.3 The Polar View<text:tab/>36</text:p>
          <text:p text:style-name="P63">4.2.4 The Single-Satellite View<text:tab/>39</text:p>
          <text:p text:style-name="P63">4.2.5 The Upcoming Passes View<text:tab/>40</text:p>
          <text:p text:style-name="P61">5 Advanced Pass Predictions<text:tab/>41</text:p>
          <text:p text:style-name="P62">5.1 Customising the Prediction Parameters<text:tab/>41</text:p>
          <text:p text:style-name="P63">5.1.1 Pass Conditions<text:tab/>41</text:p>
          <text:p text:style-name="P63">5.1.2 Multiple Passes<text:tab/>42</text:p>
          <text:p text:style-name="P63">5.1.3 Single Pass<text:tab/>44</text:p>
          <text:p text:style-name="P62">5.2 Sky at a Glance<text:tab/>44</text:p>
          <text:p text:style-name="P62">5.3 Communication Windows<text:tab/>45</text:p>
          <text:p text:style-name="P62">5.4 The Advanced Predictor<text:tab/>45</text:p>
          <text:p text:style-name="P61">6 Updating the Orbital Elements<text:tab/>47</text:p>
          <text:p text:style-name="P62">6.1 Overview<text:tab/>47</text:p>
          <text:p text:style-name="P62">6.2 Automatic Update from the Internet<text:tab/>48</text:p>
          <text:p text:style-name="P63">6.2.1 Auto-Update<text:tab/>48</text:p>
          <text:p text:style-name="P63">6.2.2 Update from the Internet<text:tab/>49</text:p>
          <text:p text:style-name="P62">6.3 Semi-Automatic Update from Local Files<text:tab/>50</text:p>
          <text:p text:style-name="P62">6.4 Manual Update<text:tab/>50</text:p>
          <text:p text:style-name="P61">7 Controlling Radios and Rotators<text:tab/>51</text:p>
          <text:p text:style-name="P62">7.1 Overview<text:tab/>51</text:p>
          <text:p text:style-name="P62">7.2 Hamlib Tutorial<text:tab/>52</text:p>
          <text:p text:style-name="P63"><text:soft-page-break/>7.2.1 Rigctl<text:tab/>53</text:p>
          <text:p text:style-name="P63">7.2.2 Rotctl<text:tab/>55</text:p>
          <text:p text:style-name="P63">7.2.3 Rigctld and Rotcld<text:tab/>55</text:p>
          <text:p text:style-name="P62">7.3 Configuring your Devices in Gpredict<text:tab/>56</text:p>
          <text:p text:style-name="P63">7.3.1 Radio Configuration<text:tab/>57</text:p>
          <text:p text:style-name="P63">7.3.2 Antenna Rotator Configuration<text:tab/>58</text:p>
          <text:p text:style-name="P62">7.4 Controlling your Devices with Gpredict<text:tab/>59</text:p>
          <text:p text:style-name="P63">7.4.1 The Radio Control Window<text:tab/>59</text:p>
          <text:p text:style-name="P63">7.4.2 The Rotator Control Window<text:tab/>62</text:p>
          <text:p text:style-name="P61">8 Creating Custom Layouts<text:tab/>67</text:p>
          <text:p text:style-name="P61">9 Glossary<text:tab/>69</text:p>
        </text:index-body>
      </text:table-of-content>
      <text:p text:style-name="Text_20_body"/>
      <text:table-index text:style-name="Sect2"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2" text:name="Index of Tables1_Head">
            <text:p text:style-name="Table_20_index_20_heading">List of Tables</text:p>
          </text:index-title>
          <text:p text:style-name="P62">Table 3.1: Most common format codes<text:tab/>26</text:p>
          <text:p text:style-name="P62">Table 3.2: The not so common time format codes.<text:tab/>27</text:p>
          <text:p text:style-name="P62">Table 3.3: Examples of time format strings.<text:tab/>28</text:p>
          <text:p text:style-name="P62">Table 4.1: Data field availability in the different views.<text:tab/>32</text:p>
          <text:p text:style-name="P62">Table 7.1: Most common rigctl command line options.<text:tab/>55</text:p>
          <text:p text:style-name="P62">Table 7.2: Operating modes of the radio controller.<text:tab/>62</text:p>
          <text:p text:style-name="P62">Table 7.3: Operating modes of the rotator controller.<text:tab/>66</text:p>
        </text:index-body>
      </text:table-index>
      <text:p text:style-name="Text_20_body"/>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62">Figure 1.1: Functional overview of a satellite tracking program.<text:tab/>7</text:p>
          <text:p text:style-name="P62">Figure 2.1: The default main window showing a module with three views. <text:tab/>11</text:p>
          <text:p text:style-name="P62">Figure 2.2: The four different layouts in gpredict.<text:tab/>12</text:p>
          <text:p text:style-name="P62">Figure 2.3: The module pop-up.<text:tab/>13</text:p>
          <text:p text:style-name="P62">Figure 2.4: The time controller window.<text:tab/>13</text:p>
          <text:p text:style-name="P62">Figure 2.5: The module configuration window.<text:tab/>15</text:p>
          <text:p text:style-name="P62">Figure 2.6: The ground station editor window<text:tab/>16</text:p>
          <text:p text:style-name="P62">Figure 2.7: The module properties editor.<text:tab/>17</text:p>
          <text:p text:style-name="P62">Figure 2.8: Satellite popup.<text:tab/>19</text:p>
          <text:p text:style-name="P62">Figure 2.9: Data presented about the next upcoming pass.<text:tab/>20</text:p>
          <text:p text:style-name="P62">Figure 2.10: The sky at a glance.<text:tab/>21</text:p>
          <text:p text:style-name="P62">Figure 3.1: The preferences dialogue.<text:tab/>24</text:p>
          <text:p text:style-name="P62">Figure 3.2: The table showing the existing ground stations.<text:tab/>29</text:p>
          <text:p text:style-name="P62">Figure 4.1: The list view illustrating the auto-sort feature.<text:tab/>33</text:p>
          <text:p text:style-name="P62">Figure 4.2: The map view using the default settings.<text:tab/>35</text:p>
          <text:p text:style-name="P62">Figure 4.3: The polar view.<text:tab/>37</text:p>
          <text:p text:style-name="P62">Figure 4.4: Polar View popup.<text:tab/>37</text:p>
          <text:p text:style-name="P62">Figure 4.5: The single-satellite view.<text:tab/>40</text:p>
          <text:p text:style-name="P62">Figure 4.6: The upcoming passes view.<text:tab/>40</text:p>
          <text:p text:style-name="P62">Figure 5.1: Parameters that control pass predictions.<text:tab/>41</text:p>
          <text:p text:style-name="P62">Figure 5.2: Configuration options for multiple pass predictions.<text:tab/>43</text:p>
          <text:p text:style-name="P62">Figure 5.3: Configuration options for single pass predictions.<text:tab/>44</text:p>
          <text:p text:style-name="P62">Figure 5.4: The sky at a glance.<text:tab/>44</text:p>
          <text:p text:style-name="P62">Figure 5.5: Configuration options for the Sky at a glance function.<text:tab/>45</text:p>
          <text:p text:style-name="P62">Figure 6.1: Configuration options for TLE updates.<text:tab/>48</text:p>
          <text:p text:style-name="P62">Figure 6.2: Selecting a directory to update the TLE data from.<text:tab/>50</text:p>
          <text:p text:style-name="P62">Figure 7.1: Radio and rotator settings.<text:tab/>56</text:p>
          <text:p text:style-name="P62">Figure 7.2: Radio setup.<text:tab/>57</text:p>
          <text:p text:style-name="P62">Figure 7.3: Rotator setup.<text:tab/>58</text:p>
          <text:p text:style-name="P62">Figure 7.4: The radio control interface.<text:tab/>59</text:p>
          <text:p text:style-name="P62">Figure 7.5: The rotator control interface.<text:tab/>62</text:p>
          <text:p text:style-name="P62">Figure 8.1: A 3x3 layout grid.<text:tab/>67</text:p>
          <text:p text:style-name="P62">Figure 8.2: The layout generated by the sequence 1;0;3;0;2;0;0;2;2;3<text:tab/>68</text:p>
        </text:index-body>
      </text:illustration-index>
      <text:p text:style-name="Text_20_body"><text:soft-page-break/></text:p>
      <text:p text:style-name="Text_20_body"/>
      <text:h text:style-name="P94"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for example bearing, distance, footprint, and visibility just to mention a few. Figure <text:sequence-ref text:reference-format="value" text:ref-name="refFigure0">1.1</text:sequence-ref> shows a diagram of the core functionality of a satellite tracking program.</text:p>
      <text:p text:style-name="Text_20_body"><draw:frame draw:style-name="fr2" draw:name="Frame9" text:anchor-type="paragraph" svg:width="15.002cm" draw:z-index="20"><draw:text-box fo:min-height="7.19cm"><text:p text:style-name="Figure"><draw:frame draw:style-name="fr21" draw:name="graphics1" text:anchor-type="paragraph" svg:width="14.552cm" style:rel-width="97%" svg:height="5.339cm" style:rel-height="scale" draw:z-index="21"><draw:image xlink:href="Pictures/10000000000003450000012A778F9474.png" xlink:type="simple" xlink:show="embed" xlink:actuate="onLoad"/></draw:frame>Figure <text:sequence text:ref-name="refFigure0" text:name="Figure" text:formula="ooow:Figure+1" style:num-format="1">1.1</text:sequence>: Functional overview of a satellite tracking program.</text:p></draw:text-box></draw:frame>Gpredict, like any other satellite tracking program, takes three kinds of input:</text:p>
      <text:list xml:id="list1327559506" text:style-name="L1">
        <text:list-item>
          <text:p text:style-name="P64">Keplerian Elements describing the satellite orbit, as well as the position and velocity of the satellite at a given time t<text:span text:style-name="T6">0</text:span><text:span text:style-name="T7">.</text:span></text:p>
        </text:list-item>
        <text:list-item>
          <text:p text:style-name="P65">Position of the ground station on Earth.</text:p>
        </text:list-item>
        <text:list-item>
          <text:p text:style-name="P65">The date and time at which the satellite position and velocity should be calculated.</text:p>
        </text:list-item>
      </text:list>
      <text:p text:style-name="P6">Given the data above, g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6">Gpredict has several ways of presenting the calculated satellite data to the user. It can show the position, footprint (i.e. coverage area), and ground track of the satellites on maps, it can show detailed satellite data in tables, <text:soft-page-break/>and it can also show the satellites within range on a polar plot (radar screen).</text:p>
      <text:p text:style-name="P6">The next section gives an overview of the features and functionality of gpredict.</text:p>
      <text:h text:style-name="Heading_20_2" text:outline-level="2">Features of Gpredict</text:h>
      <text:list xml:id="list1543598659" text:style-name="L2">
        <text:list-item>
          <text:p text:style-name="P66">Fast and accurate real-time satellite tracking using the NORAD SGP4/SDP4 algorithms.</text:p>
        </text:list-item>
        <text:list-item>
          <text:p text:style-name="P66">No software limit on the number of satellites or ground stations.</text:p>
        </text:list-item>
        <text:list-item>
          <text:p text:style-name="P66">Nice presentation of the satellite data using maps, tables and polar plots (radar views).</text:p>
        </text:list-item>
        <text:list-item>
          <text:p text:style-name="P66">Allows you to group satellites into modules, each module having its own visual layout, and being customisable on its own. Of course, you can use several modules at the same time.</text:p>
        </text:list-item>
        <text:list-item>
          <text:p text:style-name="P66">Efficient and detailed predictions of future satellite passes. Prediction parameters and conditions can be fine-tuned by the user to allow both general and very specialised predictions.</text:p>
        </text:list-item>
        <text:list-item>
          <text:p text:style-name="P66">Allows you to track satellites in real time, simulated real time or manual time control.</text:p>
        </text:list-item>
        <text:list-item>
          <text:p text:style-name="P66">Exhaustive configuration options allowing advanced users to customise both the functionality and look &amp; feel of the program.</text:p>
        </text:list-item>
        <text:list-item>
          <text:p text:style-name="P67">Automatic updates of the Keplerian elements from the web via HTTP and FTP, or from local files.</text:p>
        </text:list-item>
        <text:list-item>
          <text:p text:style-name="P67">Support for automated ground station operation providing both Doppler tuning for radios and antenna rotator control.</text:p>
        </text:list-item>
        <text:list-item>
          <text:p text:style-name="P66">Robust design and multi-platform implementation integrates gpredict well into modern computer desktop environments, including Linux, BSD, Windows, and Mac OS X. </text:p>
        </text:list-item>
        <text:list-item>
          <text:p text:style-name="P66">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xml:id="list563495211" text:style-name="L3">
        <text:list-item>
          <text:p text:style-name="P68"><text:span text:style-name="T8">Chapter </text:span><text:span text:style-name="T8"><text:reference-ref text:reference-format="chapter" text:ref-name="ch_GetStart">2</text:reference-ref></text:span> 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68"><text:span text:style-name="T8">Chapter </text:span><text:span text:style-name="T8"><text:reference-ref text:reference-format="chapter" text:ref-name="ch_Customise">3</text:reference-ref></text:span> describes the top-level configuration options that allow <text:soft-page-break/>users to customise the overall behaviour of gpredict.</text:p>
        </text:list-item>
        <text:list-item>
          <text:p text:style-name="P68"><text:span text:style-name="T8">Chapter </text:span><text:span text:style-name="T8"><text:reference-ref text:reference-format="chapter" text:ref-name="ch_Modules">4</text:reference-ref></text:span> gives a more in-depth description of the modules and the views. It also describes how to customise each individual module.</text:p>
        </text:list-item>
        <text:list-item>
          <text:p text:style-name="P68"><text:span text:style-name="T8">Chapter </text:span><text:span text:style-name="T8"><text:reference-ref text:reference-format="chapter" text:ref-name="ch_Pred">5</text:reference-ref></text:span> describes the pass prediction functions in gpredict including the pass condition parameters used by the prediction engine.</text:p>
        </text:list-item>
        <text:list-item>
          <text:p text:style-name="P68"><text:span text:style-name="T8">Chapter </text:span><text:span text:style-name="T8"><text:reference-ref text:reference-format="chapter" text:ref-name="ch_TleUpd">6</text:reference-ref></text:span> describes how you can update the Keplerian elements for the satellites in the gpredict database.</text:p>
        </text:list-item>
        <text:list-item>
          <text:p text:style-name="P69">Chapter <text:reference-ref text:reference-format="chapter" text:ref-name="ch_RigRotCtrl">7</text:reference-ref> <text:span text:style-name="T9">describes how to setup and operate gpredict with your radios and antenna rotators.</text:span></text:p>
        </text:list-item>
      </text:list>
      <text:h text:style-name="Heading_20_2" text:outline-level="2">Your Feedback is Appreciated</text:h>
      <text:p text:style-name="Text_20_body">Both gpredict and this user manual is work in progress. Your comments, questions and bug reports are highly appreciated. There is a web forum at <text:a xlink:type="simple" xlink:href="http://forum.oz9aec.net/">http://forum.oz9aec.net/</text:a> where you can discuss everything related to gpredict and ask the community for help.</text:p>
      <text:p text:style-name="Text_20_body">The gpredict website accessible at <text:a xlink:type="simple" xlink:href="http://groundstation.sf.net/gpredict/">http://gpredict.oz9aec.net/</text:a> has more information about other ways you can get support with your problems, or how you can get in touch with the developers (see under User Support).</text:p>
      <text:p text:style-name="Text_20_body"/>
      <text:h text:style-name="P94"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8">modules</text:span>. A <text:alphabetical-index-mark-start text:id="IMark50888344" text:main-entry="true"/>module<text:alphabetical-index-mark-end text:id="IMark50888344"/>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3" draw:name="Frame2" text:anchor-type="paragraph" svg:width="15.002cm" draw:z-index="16"><draw:text-box fo:min-height="12.069cm"><text:p text:style-name="Figure"><draw:frame draw:style-name="fr22" draw:name="graphics3" text:anchor-type="paragraph" svg:x="0cm" svg:y="0cm" svg:width="15.002cm" style:rel-width="100%" svg:height="13.929cm" style:rel-height="scale" draw:z-index="17"><draw:image xlink:href="Pictures/10000000000002E1000002C61B1ADD0E.png" xlink:type="simple" xlink:show="embed" xlink:actuate="onLoad"/></draw:frame>Figure <text:sequence text:ref-name="refFigure1" text:name="Figure" text:formula="ooow:Figure+1" style:num-format="1">2.1</text:sequence>: The default main window showing a module with three views. </text:p></draw:text-box></draw:frame></text:p>
      <text:p text:style-name="Text_20_body"><text:soft-page-break/>When you start gpredict for the first time it opens a module called Amateur. This module has a layout with three different views: A map view, a polar view and a single-sat view see figure <text:sequence-ref text:reference-format="value" text:ref-name="refFigure1">2.1</text:sequence-ref>. Currently four different views are available in gpredict:</text:p>
      <text:list xml:id="list1342507819" text:style-name="L4">
        <text:list-item>
          <text:p text:style-name="P70"><text:span text:style-name="T8">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70"><text:span text:style-name="T8">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70"><text:span text:style-name="T8">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70"><text:span text:style-name="T8">The Single-Satellite View</text:span> can very efficiently show detailed information about one single satellite. Its advantage over the list view is that it is much more efficient, since it only shows one single satellite.</text:p>
        </text:list-item>
        <text:list-item>
          <text:p text:style-name="P70"><text:span text:style-name="T8">The Upcoming Passes View</text:span> shows a list of satellites with a countdown till next AOS/LOS for each satellite.</text:p>
        </text:list-item>
      </text:list>
      <text:p text:style-name="Text_20_body">The module organises the views using a layout. The layout is based on a two dimensional grid where data views (map, table, etc.) are placed by specifying type and coordinates. Figure <text:sequence-ref text:reference-format="value" text:ref-name="refFigure2">2.2</text:sequence-ref> shows the 2x2 grid used in the default module.</text:p>
      <text:p text:style-name="Text_20_body"><draw:frame draw:style-name="fr2" draw:name="Frame10" text:anchor-type="paragraph" svg:width="11.852cm" draw:z-index="1"><draw:text-box fo:min-height="3.57cm"><text:p text:style-name="Figure"><draw:frame draw:style-name="fr23" draw:name="graphics2" text:anchor-type="paragraph" svg:width="8.654cm" svg:height="8.624cm" draw:z-index="77"><draw:image xlink:href="Pictures/10000201000002E1000002C6DF2B28F3.png" xlink:type="simple" xlink:show="embed" xlink:actuate="onLoad"/></draw:frame>Figure <text:sequence text:ref-name="refFigure2" text:name="Figure" text:formula="ooow:Figure+1" style:num-format="1">2.2</text:sequence>: The four different layouts in gpredict.</text:p></draw:text-box></draw:frame></text:p>
      <text:p text:style-name="Text_20_body"><text:soft-page-break/>Section <text:reference-ref text:reference-format="chapter" text:ref-name="sec_ModProp">2.3.3</text:reference-ref> will give you a more detailed description of data views in <text:s/>predefined layouts and <text:span text:style-name="T32">chapter </text:span><text:span text:style-name="T32"><text:bookmark-ref text:reference-format="number" text:ref-name="__RefNumPara__31504607">8</text:bookmark-ref></text:span> describes how to create custom layouts.</text:p>
      <text:h text:style-name="Heading_20_2" text:outline-level="2">The Module Pop-Up Menu</text:h>
      <text:p text:style-name="Text_20_body">Each module has its own pop-up menu, which can be accessed by clicking on the <text:span text:style-name="T10">V</text:span> icon in the top right corner of the module. This pop-up menu gives you quick access to the functions that are relevant for a module. A screen shot of the pop-up menu is shown on figure <text:sequence-ref text:reference-format="value" text:ref-name="refFigure3">2.3</text:sequence-ref>.</text:p>
      <text:p text:style-name="Text_20_body"><draw:frame draw:style-name="fr4" draw:name="Frame3" text:anchor-type="paragraph" svg:x="11.049cm" svg:y="0.064cm" svg:width="3.914cm" draw:z-index="53"><draw:text-box fo:min-height="8.105cm"><text:p text:style-name="P26"><draw:frame draw:style-name="fr24" draw:name="graphics19" text:anchor-type="paragraph" svg:width="3.251cm" svg:height="6.93cm" draw:z-index="54"><draw:image xlink:href="Pictures/100000000000007B0000010663EAAFAD.png" xlink:type="simple" xlink:show="embed" xlink:actuate="onLoad"/></draw:frame>Figure <text:sequence text:ref-name="refFigure3" text:name="Figure" text:formula="ooow:Figure+1" style:num-format="1">2.3</text:sequence>: The module pop-up.</text:p></draw:text-box></draw:frame>The first two items in this pop-up menu are used to change the display state of the module. A module can be in three different <text:alphabetical-index-mark text:string-value="state" text:key1="module"/>states:</text:p>
      <text:list xml:id="list1213469701" text:style-name="L5">
        <text:list-item>
          <text:p text:style-name="P71"><text:span text:style-name="T8">Docked:</text:span> In this default state the module is docked into the notebook in the main window.</text:p>
        </text:list-item>
        <text:list-item>
          <text:p text:style-name="P71"><text:span text:style-name="T8">Window:</text:span> In this state the module is put in its own window.</text:p>
        </text:list-item>
        <text:list-item>
          <text:p text:style-name="P71"><text:span text:style-name="T8">Full-screen:</text:span> In this state the module occupies the whole screen.</text:p>
        </text:list-item>
      </text:list>
      <text:p text:style-name="Text_20_body">You can freely toggle between these three states at any time. Go ahead and try them if you haven't already done so.</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11"><text:reference-ref text:reference-format="chapter" text:ref-name="sec_PredIntro">2.5</text:reference-ref></text:span>.</text:p>
      <text:p text:style-name="Text_20_body"><draw:frame draw:style-name="fr5" draw:name="Frame18" text:anchor-type="paragraph" svg:x="7.811cm" svg:y="0.079cm" svg:width="7.153cm" draw:z-index="28"><draw:text-box fo:min-height="4.937cm"><text:p text:style-name="Figure"><draw:frame draw:style-name="fr22" draw:name="graphics20" text:anchor-type="paragraph" svg:x="0cm" svg:y="0cm" svg:width="7.153cm" style:rel-width="100%" svg:height="4.941cm" style:rel-height="scale" draw:z-index="29"><draw:image xlink:href="Pictures/1000000000000141000000F12A6E4014.png" xlink:type="simple" xlink:show="embed" xlink:actuate="onLoad"/></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horizontal slider below the calendar allows you to quickly pan back and forward in time <text:span text:style-name="T49">±</text:span><text:span text:style-name="T37"> 2.5 hours </text:span><text:span text:style-name="T37">from the current time.</text:span></text:p>
      <text:p text:style-name="Text_20_body">The arrow buttons in the time controller determine in which direction the time should run. The <text:span text:style-name="GUI_20_Label">Throttle</text:span> value determines the <text:span text:style-name="T33">time compression factor</text:span><text:span text:style-name="T34">. A throttle value of 1 corresponds to 1 second / second (real-time), a value of 2 corresponds to 2 seconds / second (simulated real-time), etc. The </text:span><text:span text:style-name="GUI_20_Label"><text:span text:style-name="T34">Pause</text:span></text:span><text:span text:style-name="T34"> button between the two arrow buttons stops automatic increment of time and you can set the </text:span><text:span text:style-name="T34">module time using the date and time controls in the window. The </text:span><text:span text:style-name="GUI_20_Label"><text:span text:style-name="T34">Reset</text:span></text:span><text:span text:style-name="T34"> </text:span><text:soft-page-break/><text:span text:style-name="T34">button will reset the time to the current time provided by the operating system. </text:span></text:p>
      <text:p text:style-name="Text_20_body"><text:span text:style-name="T34">The </text:span><text:span text:style-name="T36">Radio Control</text:span><text:span text:style-name="T35"> and </text:span><text:span text:style-name="T36">Antenna Control</text:span><text:span text:style-name="T35"> menu items bring up the radio and antenna rotator controller windows. Setting up gpredict to perform Doppler tuning of radios and antenna rotator tracking is described in details in chapter </text:span><text:span text:style-name="T35"><text:reference-ref text:reference-format="chapter" text:ref-name="ch_RigRotCtrl">7</text:reference-ref></text:span><text:span text:style-name="T35">.</text:span></text:p>
      <text:p text:style-name="Text_20_body">The <text:span text:style-name="Menu_20_item">Configure</text:span> item allows you to customise the module. This function is described in the next section.</text:p>
      <text:p text:style-name="Text_20_body">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only standard ASCII characters consisting of 0..9, a..z, A..Z, hyphen (-) and 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10">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To <text:alphabetical-index-mark-start text:id="IMark30771544" text:key1="module"/>configure<text:alphabetical-index-mark-end text:id="IMark30771544"/>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 shows a screen shot of the module configuration <text:s text:c="3"/>window.</text:p>
      <text:p text:style-name="Text_20_body">Note that you can not change the name of a module here. If you want to <text:soft-page-break/><text:alphabetical-index-mark-start text:id="IMark58406568" text:key1="module"/>rename<text:alphabetical-index-mark-end text:id="IMark58406568"/> a module, create a clone and then delete the original.</text:p>
      <text:p text:style-name="Text_20_body"/>
      <text:p text:style-name="Text_20_body"><draw:frame draw:style-name="fr6" draw:name="Frame4" text:anchor-type="paragraph" svg:width="13.917cm" draw:z-index="74"><draw:text-box fo:min-height="12.806cm"><text:p text:style-name="Figure"><draw:frame draw:style-name="fr22" draw:name="graphics4" text:anchor-type="paragraph" svg:x="0.004cm" svg:y="0.002cm" svg:width="13.917cm" style:rel-width="100%" svg:height="12.806cm" style:rel-height="scale" draw:z-index="75"><draw:image xlink:href="Pictures/100000000000020E000001E446CC0D08.png" xlink:type="simple" xlink:show="embed" xlink:actuate="onLoad"/></draw:frame>Figure <text:sequence text:ref-name="refFigure5" text:name="Figure" text:formula="ooow:Figure+1" style:num-format="1">2.5</text:sequence>: The module configuration window.</text:p></draw:text-box></draw:frame></text:p>
      <text:h text:style-name="Heading_20_3" text:outline-level="3">Setting Up the Ground Station</text:h>
      <text:p text:style-name="Text_20_body">Below the module name you will find the name of the <text:alphabetical-index-mark-start text:id="IMark58432328"/>ground station<text:alphabetical-index-mark-end text:id="IMark58432328"/>, i.e. the geographical location that is used as reference point in the calculations. It is important to define the position of the ground station accurately since this it is one of the key input parameters in gpredict. The sample module uses a ground station called <text:span text:style-name="Emphasis">sample</text:span>, which defines a place in Denmark.</text:p>
      <text:p text:style-name="Text_20_body">To add your own ground station, click on the <text:span text:style-name="T10">+</text:span> button located right of the ground station name. This should pop up a small dialogue window as shown on figure <text:sequence-ref text:reference-format="value" text:ref-name="refFigure6">2.6</text:sequence-ref> 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7" draw:name="Frame5" text:anchor-type="paragraph" svg:width="9.708cm" draw:z-index="2"><draw:text-box fo:min-height="9.583cm"><text:p text:style-name="Figure"><draw:frame draw:style-name="fr25" draw:name="graphics6" text:anchor-type="paragraph" svg:x="0.208cm" svg:y="0.213cm" svg:width="9.416cm" style:rel-width="96%" svg:height="8.32cm" style:rel-height="scale" draw:z-index="3"><draw:image xlink:href="Pictures/1000000000000196000001509C9CD23C.png" xlink:type="simple" xlink:show="embed" xlink:actuate="onLoad"/></draw:frame>Figure <text:sequence text:ref-name="refFigure6" text:name="Figure" text:formula="ooow:Figure+1" style:num-format="1">2.6</text:sequence>: The ground station editor window</text:p></draw:text-box></draw:frame><text:soft-page-break/>For your convenience gpredict offers you the possibility to select a location from a <text:alphabetical-index-mark-start text:id="IMark58432328" text:key1="location"/>predefined<text:alphabetical-index-mark-end text:id="IMark58432328"/>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ext:p>
      <text:p text:style-name="Text_20_body">The satellites currently tracked by this module are listed in the right side of the configuration window while the available satellites that can be tracked are listed on the left side of the window. You can move a satellite from one list to the other by double-clicking on it or by clicking on the arrow buttons between the two lists.</text:p>
      <text:p text:style-name="Text_20_body">Gpredict has approximately 1200 satellites in its database that you can choose from. To help you locate a specific satellite, you can use the <text:span text:style-name="T8">Search</text:span><text:span text:style-name="T9"> field as well as the </text:span><text:span text:style-name="T8">Group</text:span><text:span text:style-name="T9"> filter located above the list of available satellites. When you start typing a satellite name I the </text:span><text:span text:style-name="T8">Search</text:span><text:span text:style-name="T9"> field, Gpredict will search as you type and highlight the satellite that matches your search. </text:span></text:p>
      <text:p text:style-name="P13">The search is case insensitive.</text:p>
      <text:p text:style-name="Text_20_body"/>
      <text:p text:style-name="Text_20_body"><text:soft-page-break/></text:p>
      <table:table table:name="Table14" table:style-name="Table14">
        <table:table-column table:style-name="Table14.A"/>
        <table:table-column table:style-name="Table14.B"/>
        <table:table-row>
          <table:table-cell table:style-name="Table14.A1" office:value-type="string">
            <text:p text:style-name="P7"><draw:frame draw:style-name="fr26" draw:name="graphics41" text:anchor-type="as-char" svg:width="1.355cm" svg:height="1.355cm" draw:z-index="84"><draw:image xlink:href="Pictures/100002010000003000000030C9DF8FA8.png" xlink:type="simple" xlink:show="embed" xlink:actuate="onLoad"/></draw:frame></text:p>
          </table:table-cell>
          <table:table-cell table:style-name="Table14.B1" office:value-type="string">
            <text:p text:style-name="Text_20_body">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able:table-cell>
        </table:table-row>
      </table:table>
      <text:p text:style-name="Text_20_body"/>
      <text:h text:style-name="Heading_20_3"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58661096" text:key1="module"/>properties<text:alphabetical-index-mark-end text:id="IMark58661096"/> grouped in a notebook. Figure <text:sequence-ref text:reference-format="value" text:ref-name="refFigure7">2.7</text:sequence-ref> below shows a screen capture of the module properties editor.</text:p>
      <text:p text:style-name="P14"><draw:frame draw:style-name="fr3" draw:name="Frame6" text:anchor-type="paragraph" svg:width="15.002cm" draw:z-index="4"><draw:text-box fo:min-height="11.763cm"><text:p text:style-name="Figure"><draw:frame draw:style-name="fr27" draw:name="graphics8" text:anchor-type="paragraph" svg:y="0.002cm" svg:width="14.526cm" style:rel-width="96%" svg:height="10.818cm" style:rel-height="scale" draw:z-index="5"><draw:image xlink:href="Pictures/10000000000002CA0000024C70BB9EFB.png" xlink:type="simple" xlink:show="embed" xlink:actuate="onLoad"/></draw:frame>Figure <text:sequence text:ref-name="refFigure7" text:name="Figure" text:formula="ooow:Figure+1" style:num-format="1">2.7</text:sequence>: The module properties editor.</text:p></draw:text-box></draw:frame><text:soft-page-break/>The <text:span text:style-name="T8">Layout</text:span><text:span text:style-name="T9"> page allows you configure the visual appearance of the module. You can choose between nine predefined layouts or create your own custom layout by specifying the layout code. The different views are explained in greater detail in section </text:span><text:span text:style-name="T9"><text:reference-ref text:reference-format="chapter" text:ref-name="sec_Views">4.2</text:reference-ref></text:span><text:span text:style-name="T9"> and a description of how to create your own layout is in chapter </text:span><text:span text:style-name="T9"><text:bookmark-ref text:reference-format="number" text:ref-name="__RefNumPara__31504607">8</text:bookmark-ref></text:span><text:span text:style-name="T9">.</text:span></text:p>
      <text:p text:style-name="Text_20_body">The <text:alphabetical-index-mark text:string-value="refresh rates" text:key1="module"/><text:span text:style-name="GUI_20_Label">Refresh Rates </text:span>page allows you to tune how often the module should perform 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8">but be careful with the CPU load</text:span>, in 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by clicking on the <text:span text:style-name="GUI_20_Label">Reset</text:span> button that is available on all pages.</text:p>
      <text:p text:style-name="Text_20_body"><text:soft-page-break/>Chapter <text:reference-ref text:reference-format="chapter" text:ref-name="ch_Modules">4</text:reference-ref> describes the modules in more details and also gives a detailed description of the configuration parameters.</text:p>
      <text:h text:style-name="P93" text:outline-level="2">Creating a New Module</text:h>
      <text:p text:style-name="Text_20_body">In order to <text:alphabetical-index-mark text:string-value="create new" text:key1="module"/>create a new module, select <text:span text:style-name="GUI_20_Label">File </text:span><text:span text:style-name="GUI_20_Label"><text:span text:style-name="T3">→ </text:span></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Heading_20_2" text:outline-level="2"><text:reference-mark-start text:name="sec_PredIntro"/>Predicting Satellite Passes<text:reference-mark-end text:name="sec_PredIntro"/></text:h>
      <text:h text:style-name="Heading_20_3" text:outline-level="3">Upcoming Passes for a Satellite</text:h>
      <text:p text:style-name="Text_20_body"><draw:frame draw:style-name="fr8" draw:name="Frame26" text:anchor-type="paragraph" svg:width="4.307cm" svg:height="5.502cm" draw:z-index="55"><draw:text-box><text:p text:style-name="Figure"><draw:frame draw:style-name="fr28" draw:name="graphics15" text:anchor-type="paragraph" svg:y="0.21cm" svg:width="3.704cm" style:rel-width="86%" svg:height="3.53cm" style:rel-height="scale" draw:z-index="56"><draw:image xlink:href="Pictures/10000000000000880000008359DB3028.png" xlink:type="simple" xlink:show="embed" xlink:actuate="onLoad"/></draw:frame>Figure <text:sequence text:ref-name="refFigure8" text:name="Figure" text:formula="ooow:Figure+1" style:num-format="1">2.8</text:sequence>: Satellite popup.</text:p></draw:text-box></draw:frame>In order to predict satellite passes occurring in the near future, you have to right-click on a satellite in any view. This brings up a pop-up menu for the selected <text:alphabetical-index-mark text:string-value="satellite pop-up"/>satellite, and in this pop-up menu you can select either the <text:span text:style-name="Menu_20_item">Show next pass</text:span> or the <text:span text:style-name="Menu_20_item">Future passes</text:span> menu item. Figure <text:span text:style-name="T32"><text:sequence-ref text:reference-format="value" text:ref-name="refFigure8">2.8</text:sequence-ref></text:span> shows how the satellite pop-up menu looks like when you right click on a satellite in the map view. The satellite popup for other views look slightly different; however, there will always be two menu items for predicting the upcoming passe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58432328"/>Az/El plot<text:alphabetical-index-mark-end text:id="IMark58432328"/>, see figure <text:sequence-ref text:reference-format="value" text:ref-name="refFigure9">2.9</text:sequence-ref>. You can configure gpredict to show other data in this dialogue, select <text:span text:style-name="Menu_20_item">Edit </text:span><text:span text:style-name="T5">→</text:span><text:span text:style-name="T3"> </text:span><text:span text:style-name="Menu_20_item">Preferences</text:span> and go to the <text:span text:style-name="Menu_20_item">Predict </text:span><text:span text:style-name="Menu_20_item"><text:span text:style-name="T3">→ </text:span></text:span><text:span text:style-name="Menu_20_item">Single Pass</text:span> page. Section <text:reference-ref text:reference-format="chapter" text:ref-name="sec_PredCfg">5.1</text:reference-ref> contains more details on how to customise and fine-tune the future pass prediction engine.</text:p>
      <text:p text:style-name="Text_20_body"><draw:frame draw:style-name="fr2" draw:name="Frame17" text:anchor-type="paragraph" svg:width="15.002cm" draw:z-index="26"><draw:text-box fo:min-height="6.405cm"><text:p text:style-name="P27"><draw:frame draw:style-name="fr29" draw:name="graphics18" text:anchor-type="paragraph" svg:x="0.004cm" svg:y="0.002cm" svg:width="15.002cm" style:rel-width="100%" svg:height="5.147cm" style:rel-height="scale" draw:z-index="27"><draw:image xlink:href="Pictures/100000000000049000000194B046D2F4.png" xlink:type="simple" xlink:show="embed" xlink:actuate="onLoad"/></draw:frame>Figure <text:sequence text:ref-name="refFigure9" text:name="Figure" text:formula="ooow:Figure+1" style:num-format="1">2.9</text:sequence>: Data presented about the next upcoming pass.</text:p></draw:text-box></draw:frame><text:soft-page-break/>The <text:span text:style-name="Menu_20_item">Future passes</text:span> <text:alphabetical-index-mark text:string-value="future passes" text:key1="predict"/>function gives you an overview of up to the next 10 passes occurring within the next 3 days. The information you are given is the rise time (AOS), the set time (LOS), the duration, maximum elevation and the azimuth at AOS and LOS. Again, all parameters including the number of passes to predict can be customised via the <text:span text:style-name="Menu_20_item">Preferences</text:span> dialogue.</text:p>
      <text:p text:style-name="Text_20_body">If you double-click on a row in the <text:span text:style-name="GUI_20_Label">Future passes</text:span> dialogue, a new window pops up showing the details for the pass you have clicked on. This is the same window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able:table table:name="Table15" table:style-name="Table15">
        <table:table-column table:style-name="Table15.A"/>
        <table:table-column table:style-name="Table15.B"/>
        <table:table-row>
          <table:table-cell table:style-name="Table15.A1" office:value-type="string">
            <text:p text:style-name="P7"/>
          </table:table-cell>
          <table:table-cell table:style-name="Table15.B1" office:value-type="string">
            <text:p text:style-name="P34"><text:span text:style-name="T35">You may have noticed that the above mentioned pop-up menu does not come up if you right-click in the single-satellite view. To bring up the pop-up menu in the single-satellite view you should click on the </text:span><text:span text:style-name="T53">V</text:span><text:span text:style-name="T35"> icon right next to the satellite name.</text:span><draw:frame draw:style-name="fr30" draw:name="graphics5" text:anchor-type="char" svg:x="-1.997cm" svg:y="0.758cm" svg:width="1.27cm" svg:height="1.27cm" draw:z-index="50"><draw:image xlink:href="Pictures/10000201000000300000003048AE5B40.png" xlink:type="simple" xlink:show="embed" xlink:actuate="onLoad"/></draw:frame></text:p>
          </table:table-cell>
        </table:table-row>
      </table:table>
      <text:p text:style-name="Standard"/>
      <text:h text:style-name="Heading_20_3" text:outline-level="3">The Sky at a Glance</text:h>
      <text:p text:style-name="P14">The sky at a glance is a convenience function in gpredict that can show you a quick overview of what satellite passes you can expect at your location between now and the next X hours. An example is shown on Figure <text:sequence-ref text:reference-format="value" text:ref-name="refFigure10">2.10</text:sequence-ref> below. You can activate this function via the module popup menu and there are more details about configuring this function in chapter <text:reference-ref text:reference-format="chapter" text:ref-name="ch_Pred">5</text:reference-ref> – <text:reference-ref text:reference-format="text" text:ref-name="ch_Pred">Advanced Pass Predictions</text:reference-ref>.</text:p>
      <text:p text:style-name="P14"><draw:frame draw:style-name="fr2" draw:name="Frame25" text:anchor-type="paragraph" svg:width="15.002cm" draw:z-index="51"><draw:text-box fo:min-height="6.953cm"><text:p text:style-name="Figure"><draw:frame draw:style-name="fr22" draw:name="graphics7" text:anchor-type="paragraph" svg:x="0.004cm" svg:y="0.002cm" svg:width="15.002cm" style:rel-width="100%" svg:height="6.953cm" style:rel-height="scale" draw:z-index="52"><draw:image xlink:href="Pictures/10000000000002920000013EEE449CC4.png" xlink:type="simple" xlink:show="embed" xlink:actuate="onLoad"/></draw:frame>Figure <text:sequence text:ref-name="refFigure10" text:name="Figure" text:formula="ooow:Figure+1" style:num-format="1">2.10</text:sequence>: The sky at a glance.</text:p></draw:text-box></draw:frame><text:soft-page-break/></text:p>
      <text:h text:style-name="Heading_20_2" text:outline-level="2">Moving On</text:h>
      <text:p text:style-name="Text_20_body">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gpredict you should definitely go on and read the rest of the manual, too. Have fun!</text:p>
      <text:h text:style-name="P94"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xml:id="list1508608749" text:style-name="L6">
        <text:list-item>
          <text:p text:style-name="P72"><text:span text:style-name="T8">The </text:span><text:alphabetical-index-mark-start text:id="IMark58423848"/><text:span text:style-name="T8">Global Settings</text:span><text:alphabetical-index-mark-end text:id="IMark58423848"/> define the behaviour of gpredict as a whole and also provide default values for the modules. These settings can be accessed from the main menu bar via the <text:span text:style-name="Menu_20_item"><text:span text:style-name="T11">Edit </text:span></text:span><text:span text:style-name="Menu_20_item"><text:span text:style-name="T12">→ </text:span></text:span><text:span text:style-name="Menu_20_item"><text:span text:style-name="T11">Preferences</text:span></text:span> menu item.</text:p>
        </text:list-item>
        <text:list-item>
          <text:p text:style-name="P89"><text:alphabetical-index-mark text:string-value="settings" text:key1="module"/><text:span text:style-name="T8">Module Level.</text:span> These settings allow the user to customise each module independently of the others. They are accessed via the pop-up menu of each module: <text:span text:style-name="Menu_20_item"><text:span text:style-name="T11">Configure </text:span></text:span><text:span text:style-name="Menu_20_item"><text:span text:style-name="T12">→ </text:span></text:span><text:span text:style-name="Menu_20_item"><text:span text:style-name="T11">Properties</text:span></text:span>.</text:p>
        </text:list-item>
      </text:list>
      <text:p text:style-name="Text_20_body">The preferences dialogue for editing the global settings is shown on figure <text:sequence-ref text:reference-format="value" text:ref-name="refFigure11">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53936872"/>default values<text:alphabetical-index-mark-end text:id="IMark53936872"/> for modules, where there are no specific user settings.</text:p>
      <text:p text:style-name="Text_20_body"><draw:frame draw:style-name="fr9" draw:name="Frame7" text:anchor-type="paragraph" svg:width="15.002cm" draw:z-index="6"><draw:text-box fo:min-height="10.901cm"><text:p text:style-name="Figure"><draw:frame draw:style-name="fr22" draw:name="graphics9" text:anchor-type="paragraph" svg:x="0.004cm" svg:y="0.002cm" svg:width="15.002cm" style:rel-width="100%" svg:height="11.806cm" style:rel-height="scale" draw:z-index="7"><draw:image xlink:href="Pictures/10000000000002E20000022C3F9950D0.png" xlink:type="simple" xlink:show="embed" xlink:actuate="onLoad"/></draw:frame>Figure <text:sequence text:ref-name="refFigure11" text:name="Figure" text:formula="ooow:Figure+1" style:num-format="1">3.1</text:sequence>: The preferences dialogue.</text:p></draw:text-box></draw:frame><text:soft-page-break/>The global preferences are divided into four major groups:</text:p>
      <text:list xml:id="list77773996" text:style-name="L7">
        <text:list-item>
          <text:p text:style-name="P73"><text:span text:style-name="T8">General:</text:span> This group contains global parameters that influence the overall behaviour of the application, for example the way numbers are displayed.</text:p>
        </text:list-item>
        <text:list-item>
          <text:p text:style-name="P73"><text:span text:style-name="T8">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73"><text:span text:style-name="T8">Interfaces:</text:span> Settings for automating radio and antenna rotator control. The set-up and use of this feature is described in details in chapter <text:reference-ref text:reference-format="chapter" text:ref-name="ch_RigRotCtrl">7</text:reference-ref>.</text:p>
        </text:list-item>
        <text:list-item>
          <text:p text:style-name="P73"><text:span text:style-name="T8">Predict:</text:span> Parameters that define the functional and visual behaviour of the future pass prediction functions. These are described in chapter <text:reference-ref text:reference-format="chapter" text:ref-name="ch_Pred">5</text:reference-ref>.</text:p>
        </text:list-item>
      </text:list>
      <text:p text:style-name="P28">The rest of this chapter describes the parameters in the <text:span text:style-name="T33">General</text:span> group, page by page. You can freely experiment with the configuration parameters without worrying too much about messing up your settings. Gpredict offers you a <text:span text:style-name="GUI_20_Label"><text:span text:style-name="T34">Reset to Default</text:span></text:span> function for most parameters. This function can be accessed via the <text:alphabetical-index-mark text:string-value="reset settings"/><text:span text:style-name="GUI_20_Label">Reset</text:span><text:span text:style-name="Menu_20_item"> </text:span>button available everywhere in the configuration <text:soft-page-break/>dialogue.</text:p>
      <text:h text:style-name="Heading_20_2" text:outline-level="2">Number Formats </text:h>
      <text:p text:style-name="Text_20_body">These settings determine how numbers are displayed in gpredict. They can be accessed from the menu bar via <text:span text:style-name="Menu_20_item">Edit </text:span><text:span text:style-name="Menu_20_item"><text:span text:style-name="T12">→</text:span></text:span><text:span text:style-name="Menu_20_item"> Preferences </text:span><text:span text:style-name="Menu_20_item"><text:span text:style-name="T12">→</text:span></text:span><text:span text:style-name="Menu_20_item"> General </text:span><text:span text:style-name="Menu_20_item"><text:span text:style-name="T12">→ </text:span></text:span><text:span text:style-name="Menu_20_item">Number Formats</text:span>. Figure <text:sequence-ref text:reference-format="value" text:ref-name="refFigure11">3.1</text:sequence-ref> shows how the configuration page looks like in the dialogue.</text:p>
      <text:h text:style-name="Heading_20_3" text:outline-level="3">Show Local Time Instead of <text:alphabetical-index-mark-start text:id="IMark35405048" text:key1="time"/>UTC<text:alphabetical-index-mark text:string-value="UTC"/><text:alphabetical-index-mark-end text:id="IMark35405048"/><text:alphabetical-index-mark text:string-value=" " text:key1="time"/></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text:alphabetical-index-mark text:string-value="format" text:key1="time"/>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 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 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ext:soft-page-break/>
        <table:table-row>
          <table:table-cell table:style-name="Table1.A1" office:value-type="string">
            <text:p text:style-name="P29">Code</text:p>
          </table:table-cell>
          <table:table-cell table:style-name="Table1.B1" office:value-type="string">
            <text:p text:style-name="P21">Description</text:p>
          </table:table-cell>
        </table:table-row>
        <table:table-row>
          <table:table-cell table:style-name="Table1.A2" office:value-type="string">
            <text:p text:style-name="P18">%a</text:p>
          </table:table-cell>
          <table:table-cell table:style-name="Table1.B2" office:value-type="string">
            <text:p text:style-name="P17">The abbreviated weekday name according to the current locale.</text:p>
          </table:table-cell>
        </table:table-row>
        <table:table-row>
          <table:table-cell table:style-name="Table1.A2" office:value-type="string">
            <text:p text:style-name="P18">%A</text:p>
          </table:table-cell>
          <table:table-cell table:style-name="Table1.B2" office:value-type="string">
            <text:p text:style-name="P17">The abbreviated month name according to the current locale.</text:p>
          </table:table-cell>
        </table:table-row>
        <table:table-row>
          <table:table-cell table:style-name="Table1.A2" office:value-type="string">
            <text:p text:style-name="P18">%B</text:p>
          </table:table-cell>
          <table:table-cell table:style-name="Table1.B2" office:value-type="string">
            <text:p text:style-name="P17">The full month name according to the current locale.</text:p>
          </table:table-cell>
        </table:table-row>
        <table:table-row>
          <table:table-cell table:style-name="Table1.A2" office:value-type="string">
            <text:p text:style-name="P18">%c</text:p>
          </table:table-cell>
          <table:table-cell table:style-name="Table1.B2" office:value-type="string">
            <text:p text:style-name="P17">The preferred calendar time representation for the current locale.</text:p>
          </table:table-cell>
        </table:table-row>
        <table:table-row>
          <table:table-cell table:style-name="Table1.A2" office:value-type="string">
            <text:p text:style-name="P18">%d</text:p>
          </table:table-cell>
          <table:table-cell table:style-name="Table1.B2" office:value-type="string">
            <text:p text:style-name="P17">The day of the month as a decimal number (range 01 to 31).</text:p>
          </table:table-cell>
        </table:table-row>
        <table:table-row>
          <table:table-cell table:style-name="Table1.A2" office:value-type="string">
            <text:p text:style-name="P18">%e</text:p>
          </table:table-cell>
          <table:table-cell table:style-name="Table1.B2" office:value-type="string">
            <text:p text:style-name="P17">The day of the month padded with blank (range 1 to 31).</text:p>
          </table:table-cell>
        </table:table-row>
        <table:table-row>
          <table:table-cell table:style-name="Table1.A2" office:value-type="string">
            <text:p text:style-name="P18">%F</text:p>
          </table:table-cell>
          <table:table-cell table:style-name="Table1.B2" office:value-type="string">
            <text:p text:style-name="P17">The date using the format \%Y-\%m-\%d.</text:p>
          </table:table-cell>
        </table:table-row>
        <table:table-row>
          <table:table-cell table:style-name="Table1.A2" office:value-type="string">
            <text:p text:style-name="P18">%H</text:p>
          </table:table-cell>
          <table:table-cell table:style-name="Table1.B2" office:value-type="string">
            <text:p text:style-name="P17">The hour as a decimal number (range 00 to 23).</text:p>
          </table:table-cell>
        </table:table-row>
        <table:table-row>
          <table:table-cell table:style-name="Table1.A2" office:value-type="string">
            <text:p text:style-name="P18">%m</text:p>
          </table:table-cell>
          <table:table-cell table:style-name="Table1.B2" office:value-type="string">
            <text:p text:style-name="P17">The month as a decimal number (range 01 to 12).</text:p>
          </table:table-cell>
        </table:table-row>
        <table:table-row>
          <table:table-cell table:style-name="Table1.A2" office:value-type="string">
            <text:p text:style-name="P18">%M</text:p>
          </table:table-cell>
          <table:table-cell table:style-name="Table1.B2" office:value-type="string">
            <text:p text:style-name="P17">The minute as a decimal number (range 00 to 59).</text:p>
          </table:table-cell>
        </table:table-row>
        <table:table-row>
          <table:table-cell table:style-name="Table1.A2" office:value-type="string">
            <text:p text:style-name="P18">%S</text:p>
          </table:table-cell>
          <table:table-cell table:style-name="Table1.B2" office:value-type="string">
            <text:p text:style-name="P17">The seconds as a decimal number (range 00 through 60).</text:p>
          </table:table-cell>
        </table:table-row>
        <table:table-row>
          <table:table-cell table:style-name="Table1.A2" office:value-type="string">
            <text:p text:style-name="P18">%z</text:p>
          </table:table-cell>
          <table:table-cell table:style-name="Table1.B2" office:value-type="string">
            <text:p text:style-name="P17">Numeric time zone (e.g., -0600 or +0100).</text:p>
          </table:table-cell>
        </table:table-row>
        <table:table-row>
          <table:table-cell table:style-name="Table1.A2" office:value-type="string">
            <text:p text:style-name="P18">%Z</text:p>
          </table:table-cell>
          <table:table-cell table:style-name="Table1.B2" office:value-type="string">
            <text:p text:style-name="P17">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ext:soft-page-break/>
        <table:table-row>
          <table:table-cell table:style-name="Table2.A1" office:value-type="string">
            <text:p text:style-name="P21">Code</text:p>
          </table:table-cell>
          <table:table-cell table:style-name="Table2.B1" office:value-type="string">
            <text:p text:style-name="P21">Description</text:p>
          </table:table-cell>
        </table:table-row>
        <table:table-row>
          <table:table-cell table:style-name="Table2.A2" office:value-type="string">
            <text:p text:style-name="P18">%C</text:p>
          </table:table-cell>
          <table:table-cell table:style-name="Table2.B2" office:value-type="string">
            <text:p text:style-name="P17">The century of the year.</text:p>
          </table:table-cell>
        </table:table-row>
        <table:table-row>
          <table:table-cell table:style-name="Table2.A2" office:value-type="string">
            <text:p text:style-name="P18">%D</text:p>
          </table:table-cell>
          <table:table-cell table:style-name="Table2.B2" office:value-type="string">
            <text:p text:style-name="P17">The date using the format %m/%d/%y.</text:p>
          </table:table-cell>
        </table:table-row>
        <table:table-row>
          <table:table-cell table:style-name="Table2.A2" office:value-type="string">
            <text:p text:style-name="P18">%g</text:p>
          </table:table-cell>
          <table:table-cell table:style-name="Table2.B2" office:value-type="string">
            <text:p text:style-name="P17">The year corresponding to the ISO week number, but without the century (range 00 through 99).</text:p>
          </table:table-cell>
        </table:table-row>
        <table:table-row>
          <table:table-cell table:style-name="Table2.A2" office:value-type="string">
            <text:p text:style-name="P18">%G</text:p>
          </table:table-cell>
          <table:table-cell table:style-name="Table2.B2" office:value-type="string">
            <text:p text:style-name="P17">The year corresponding to the ISO week number. Similar to %Y.</text:p>
          </table:table-cell>
        </table:table-row>
        <table:table-row>
          <table:table-cell table:style-name="Table2.A2" office:value-type="string">
            <text:p text:style-name="P18">%h</text:p>
          </table:table-cell>
          <table:table-cell table:style-name="Table2.B2" office:value-type="string">
            <text:p text:style-name="P17">The abbreviated month name. The action is the same as for %b.</text:p>
          </table:table-cell>
        </table:table-row>
        <table:table-row>
          <table:table-cell table:style-name="Table2.A2" office:value-type="string">
            <text:p text:style-name="P18">%I</text:p>
          </table:table-cell>
          <table:table-cell table:style-name="Table2.B2" office:value-type="string">
            <text:p text:style-name="P17">The hour as a decimal number (range 01 to 12).</text:p>
          </table:table-cell>
        </table:table-row>
        <table:table-row>
          <table:table-cell table:style-name="Table2.A2" office:value-type="string">
            <text:p text:style-name="P18">%j</text:p>
          </table:table-cell>
          <table:table-cell table:style-name="Table2.B2" office:value-type="string">
            <text:p text:style-name="P17">The day of the year (range 001 to 366).</text:p>
          </table:table-cell>
        </table:table-row>
        <table:table-row>
          <table:table-cell table:style-name="Table2.A2" office:value-type="string">
            <text:p text:style-name="P18">%k</text:p>
          </table:table-cell>
          <table:table-cell table:style-name="Table2.B2" office:value-type="string">
            <text:p text:style-name="P17">The hour as a decimal number, like %H, but padded with blank (range 0 to 23).</text:p>
          </table:table-cell>
        </table:table-row>
        <table:table-row>
          <table:table-cell table:style-name="Table2.A2" office:value-type="string">
            <text:p text:style-name="P18">%l</text:p>
          </table:table-cell>
          <table:table-cell table:style-name="Table2.B2" office:value-type="string">
            <text:p text:style-name="P17">The hour as a decimal number, like %I, but padded with blank (range 1 to 12).</text:p>
          </table:table-cell>
        </table:table-row>
        <table:table-row>
          <table:table-cell table:style-name="Table2.A2" office:value-type="string">
            <text:p text:style-name="P18">%n</text:p>
          </table:table-cell>
          <table:table-cell table:style-name="Table2.B2" office:value-type="string">
            <text:p text:style-name="P17">A single \n (newline) character. Use with care.</text:p>
          </table:table-cell>
        </table:table-row>
        <table:table-row>
          <table:table-cell table:style-name="Table2.A2" office:value-type="string">
            <text:p text:style-name="P18">%p</text:p>
          </table:table-cell>
          <table:table-cell table:style-name="Table2.B2" office:value-type="string">
            <text:p text:style-name="P17">Either AM or PM, according to the given time value (not supported in all locales).</text:p>
          </table:table-cell>
        </table:table-row>
        <table:table-row>
          <table:table-cell table:style-name="Table2.A2" office:value-type="string">
            <text:p text:style-name="P18">%P</text:p>
          </table:table-cell>
          <table:table-cell table:style-name="Table2.B2" office:value-type="string">
            <text:p text:style-name="P17">Either am or pm, according to the given time value (not supported in all locales).</text:p>
          </table:table-cell>
        </table:table-row>
        <table:table-row>
          <table:table-cell table:style-name="Table2.A2" office:value-type="string">
            <text:p text:style-name="P18">%r</text:p>
          </table:table-cell>
          <table:table-cell table:style-name="Table2.B2" office:value-type="string">
            <text:p text:style-name="P17">The complete calendar time using the AM/PM format of the current locale. This format is equivalent to %I:%M:%S %p.</text:p>
          </table:table-cell>
        </table:table-row>
        <table:table-row>
          <table:table-cell table:style-name="Table2.A2" office:value-type="string">
            <text:p text:style-name="P18">%R</text:p>
          </table:table-cell>
          <table:table-cell table:style-name="Table2.B2" office:value-type="string">
            <text:p text:style-name="P17">The hour and minute in decimal numbers using the format %H:%M.</text:p>
          </table:table-cell>
        </table:table-row>
        <table:table-row>
          <table:table-cell table:style-name="Table2.A2" office:value-type="string">
            <text:p text:style-name="P18">%s</text:p>
          </table:table-cell>
          <table:table-cell table:style-name="Table2.B2" office:value-type="string">
            <text:p text:style-name="P17">The number of seconds since the epoch, i.e., since 1970-01-01 00:00:00 UTC. Leap seconds are not counted unless leap second support is available.</text:p>
          </table:table-cell>
        </table:table-row>
        <table:table-row>
          <table:table-cell table:style-name="Table2.A2" office:value-type="string">
            <text:p text:style-name="P18">%t</text:p>
          </table:table-cell>
          <table:table-cell table:style-name="Table2.B2" office:value-type="string">
            <text:p text:style-name="P17">A single \t (tabulator) character.</text:p>
          </table:table-cell>
        </table:table-row>
        <table:table-row>
          <table:table-cell table:style-name="Table2.A2" office:value-type="string">
            <text:p text:style-name="P18">%T</text:p>
          </table:table-cell>
          <table:table-cell table:style-name="Table2.B2" office:value-type="string">
            <text:p text:style-name="P17">The time of day using decimal numbers using the format %H:%M:%S.</text:p>
          </table:table-cell>
        </table:table-row>
        <table:table-row>
          <table:table-cell table:style-name="Table2.A2" office:value-type="string">
            <text:p text:style-name="P18">%u</text:p>
          </table:table-cell>
          <table:table-cell table:style-name="Table2.B2" office:value-type="string">
            <text:p text:style-name="P17">The day of the week as a decimal number (range 1 through 7), Monday being 1.</text:p>
          </table:table-cell>
        </table:table-row>
        <table:table-row>
          <table:table-cell table:style-name="Table2.A2" office:value-type="string">
            <text:p text:style-name="P18">%U</text:p>
          </table:table-cell>
          <table:table-cell table:style-name="Table2.B2" office:value-type="string">
            <text:p text:style-name="P17">The week number of the current year as a decimal number (range 00 to 53), starting with the first Sunday as the first day of the first week.</text:p>
          </table:table-cell>
        </table:table-row>
        <table:table-row>
          <table:table-cell table:style-name="Table2.A2" office:value-type="string">
            <text:p text:style-name="P18">%V</text:p>
          </table:table-cell>
          <table:table-cell table:style-name="Table2.B2" office:value-type="string">
            <text:p text:style-name="P17">The ISO week number (range 01 to 53). ISO weeks start with Monday.</text:p>
          </table:table-cell>
        </table:table-row>
        <table:table-row>
          <table:table-cell table:style-name="Table2.A2" office:value-type="string">
            <text:p text:style-name="P18">%w</text:p>
          </table:table-cell>
          <table:table-cell table:style-name="Table2.B2" office:value-type="string">
            <text:p text:style-name="P17">The day of the week (range 0 to 6), Sunday being 0.</text:p>
          </table:table-cell>
        </table:table-row>
        <table:table-row>
          <table:table-cell table:style-name="Table2.A2" office:value-type="string">
            <text:p text:style-name="P18">%W</text:p>
          </table:table-cell>
          <table:table-cell table:style-name="Table2.B2" office:value-type="string">
            <text:p text:style-name="P17">The week number of the current year (range 00 to 53), starting with the first Monday as the first day of the first week.</text:p>
          </table:table-cell>
        </table:table-row>
        <table:table-row>
          <table:table-cell table:style-name="Table2.A2" office:value-type="string">
            <text:p text:style-name="P18">%x</text:p>
          </table:table-cell>
          <table:table-cell table:style-name="Table2.B2" office:value-type="string">
            <text:p text:style-name="P17">The preferred date representation for the current locale.</text:p>
          </table:table-cell>
        </table:table-row>
        <table:table-row>
          <table:table-cell table:style-name="Table2.A2" office:value-type="string">
            <text:p text:style-name="P18">%X</text:p>
          </table:table-cell>
          <table:table-cell table:style-name="Table2.B2" office:value-type="string">
            <text:p text:style-name="P17">The preferred time of day representation for the current locale.</text:p>
          </table:table-cell>
        </table:table-row>
        <table:table-row>
          <table:table-cell table:style-name="Table2.A2" office:value-type="string">
            <text:p text:style-name="P18">%y</text:p>
          </table:table-cell>
          <table:table-cell table:style-name="Table2.B2" office:value-type="string">
            <text:p text:style-name="P17">The year without a century as a decimal number (range 00 through 99).</text:p>
          </table:table-cell>
        </table:table-row>
        <table:table-row>
          <table:table-cell table:style-name="Table2.A2" office:value-type="string">
            <text:p text:style-name="P18">%Y</text:p>
          </table:table-cell>
          <table:table-cell table:style-name="Table2.B2" office:value-type="string">
            <text:p text:style-name="P17">The year as a decimal number, using the Gregorian calendar.</text:p>
          </table:table-cell>
        </table:table-row>
        <table:table-row>
          <table:table-cell table:style-name="Table2.A2" office:value-type="string">
            <text:p text:style-name="P18">%%</text:p>
          </table:table-cell>
          <table:table-cell table:style-name="Table2.B2" office:value-type="string">
            <text:p text:style-name="P17">A % sign.</text:p>
          </table:table-cell>
        </table:table-row>
        <table:table-row>
          <table:table-cell table:style-name="Table2.A2" office:value-type="string">
            <text:p text:style-name="P18">text</text:p>
          </table:table-cell>
          <table:table-cell table:style-name="Table2.B2" office:value-type="string">
            <text:p text:style-name="P17">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ext:soft-page-break/>
        <table:table-row>
          <table:table-cell table:style-name="Table3.A1" office:value-type="string">
            <text:p text:style-name="P21">Format String</text:p>
          </table:table-cell>
          <table:table-cell table:style-name="Table3.B1" office:value-type="string">
            <text:p text:style-name="P22">Resulting Time String</text:p>
          </table:table-cell>
        </table:table-row>
        <table:table-row>
          <table:table-cell table:style-name="Table3.A2" office:value-type="string">
            <text:p text:style-name="P19">%Y/%m/%d %H:%M:%S</text:p>
          </table:table-cell>
          <table:table-cell table:style-name="Table3.B2" office:value-type="string">
            <text:p text:style-name="P19">2006/07/23 21:22:00</text:p>
          </table:table-cell>
        </table:table-row>
        <table:table-row>
          <table:table-cell table:style-name="Table3.A2" office:value-type="string">
            <text:p text:style-name="P19">%Y.%j %H:%M:%S</text:p>
          </table:table-cell>
          <table:table-cell table:style-name="Table3.B2" office:value-type="string">
            <text:p text:style-name="P19">2006.204 21:22:00</text:p>
          </table:table-cell>
        </table:table-row>
        <table:table-row>
          <table:table-cell table:style-name="Table3.A2" office:value-type="string">
            <text:p text:style-name="P19">%b %d, %Hh%M</text:p>
          </table:table-cell>
          <table:table-cell table:style-name="Table3.B2" office:value-type="string">
            <text:p text:style-name="P17">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28">Geographical coordinates in gpredict (e.g. ground station location and sub-satellite points) are specified using decimal degrees North for <text:alphabetical-index-mark-start text:id="IMark35405048"/>latitude<text:alphabetical-index-mark-end text:id="IMark35405048"/> and decimal degrees East for <text:alphabetical-index-mark-start text:id="IMark58313448"/>longitude<text:alphabetical-index-mark-end text:id="IMark58313448"/>.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38">° </text:span>East of Greenwich as 12.34<text:span text:style-name="T41">°</text:span>E, while 12.34<text:span text:style-name="T38">°</text:span> West of Greenwich will be shown as 12.34<text:span text:style-name="T38">°</text:span>W.</text:p>
      <text:h text:style-name="Heading_20_3" text:outline-level="3">Measurement Units</text:h>
      <text:p text:style-name="Text_20_body">This option allows you to choose <text:alphabetical-index-mark-start text:id="IMark53936824"/>imperial<text:alphabetical-index-mark-end text:id="IMark53936824"/> units instead of the <text:alphabetical-index-mark-start text:id="IMark58275576"/>metric<text:alphabetical-index-mark-end text:id="IMark58275576"/>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35405048"/>ground stations<text:alphabetical-index-mark-end text:id="IMark35405048"/>. You can define as many ground stations as you want, but you need at least one. You can always choose between the pre-defined ground stations when you create or configure a module. Figure <text:sequence-ref text:reference-format="value" text:ref-name="refFigure12">3.2</text:sequence-ref> 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1" text:note-class="footnote"><text:note-citation>1</text:note-citation><text:note-body><text:p text:style-name="Footnote">Default ground station has no particular meaning in gpredict, except that this location will be used when no explicit selection is made for a module or prediction function</text:p></text:note-body></text:note>. The table also shows a column called <text:alphabetical-index-mark-start text:id="IMark53955688"/>QRA<text:alphabetical-index-mark-end text:id="IMark53955688"/>. This is the <text:alphabetical-index-mark-start text:id="IMark58313448"/>Maidenhead<text:alphabetical-index-mark-end text:id="IMark58313448"/> <text:alphabetical-index-mark-start text:id="IMark53979304"/>locator<text:alphabetical-index-mark-end text:id="IMark53979304"/>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9" draw:name="Frame8" text:anchor-type="paragraph" svg:width="15.002cm" draw:z-index="8"><draw:text-box fo:min-height="10.866cm"><text:p text:style-name="Figure"><draw:frame draw:style-name="fr22" draw:name="graphics10" text:anchor-type="paragraph" svg:x="0.004cm" svg:y="0.002cm" svg:width="15.002cm" style:rel-width="100%" svg:height="11.321cm" style:rel-height="scale" draw:z-index="9"><draw:image xlink:href="Pictures/10000000000002E20000022C22F060DB.png" xlink:type="simple" xlink:show="embed" xlink:actuate="onLoad"/></draw:frame>Figure <text:sequence text:ref-name="refFigure12" text:name="Figure" text:formula="ooow:Figure+1" style:num-format="1">3.2</text:sequence>: The table showing the existing ground stations.</text:p></draw:text-box></draw:frame><text:soft-page-break/>To add a new ground station click on the <text:span text:style-name="GUI_20_Label">Add New</text:span> button. This will bring up the dialogue shown on figure <text:sequence-ref text:reference-format="value" text:ref-name="refFigure6">2.6</text:sequence-ref> with all fields initially empty. You can proceed by doing the following:</text:p>
      <text:list xml:id="list650357456" text:style-name="L8">
        <text:list-item>
          <text:p text:style-name="P74">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2" text:note-class="footnote"><text:note-citation>2</text:note-citation><text:note-body><text:p text:style-name="Footnote">If you enter the name of an existing observer the data will be overwritten with no further warnings.</text:p></text:note-body></text:note>.</text:p>
        </text:list-item>
        <text:list-item>
          <text:p text:style-name="P74">Enter the coordinates by either:</text:p>
        </text:list-item>
      </text:list>
      <text:list xml:id="list192943674" text:style-name="L9">
        <text:list-item>
          <text:list>
            <text:list-item>
              <text:p text:style-name="P75">Manually entering the latitude and longitude or</text:p>
            </text:list-item>
            <text:list-item>
              <text:p text:style-name="P75">Entering the Maidenhead locator square or</text:p>
            </text:list-item>
            <text:list-item>
              <text:p text:style-name="P75">Selecting a location from the built-in list. Click the <text:span text:style-name="GUI_20_Label">Select</text:span> button right next to the Location field to get a list of major cities around the World.</text:p>
            </text:list-item>
          </text:list>
        </text:list-item>
      </text:list>
      <text:list xml:id="list982926946" text:continue-list="list650357456" text:style-name="L8">
        <text:list-item text:start-value="1">
          <text:p text:style-name="P74">If you wish, you can fill out the optional fields, too:</text:p>
        </text:list-item>
      </text:list>
      <text:list xml:id="list563567110" text:style-name="L10">
        <text:list-item>
          <text:list>
            <text:list-item>
              <text:p text:style-name="P76">Description.</text:p>
            </text:list-item>
            <text:list-item>
              <text:p text:style-name="P76">Location.</text:p>
            </text:list-item>
            <text:list-item>
              <text:p text:style-name="P76">Altitude.</text:p>
            </text:list-item>
          </text:list>
        </text:list-item>
      </text:list>
      <text:list xml:id="list1570327977" text:continue-list="list192943674" text:style-name="L9">
        <text:list-item>
          <text:list>
            <text:list-item text:start-value="1">
              <text:p text:style-name="P75">Weather station.</text:p>
            </text:list-item>
          </text:list>
        </text:list-item>
      </text:list>
      <text:p text:style-name="Text_20_body"><text:soft-page-break/>Clicking on <text:alphabetical-index-mark text:string-value="edit" text:key1="observer"/>the <text:alphabetical-index-mark text:string-value="edit" text:key1="location"/><text:span text:style-name="GUI_20_Label">Edit</text:span> button will bring up the same dialogue as when clicking on the <text:span text:style-name="GUI_20_Label">Add New</text:span> button, but the fields will be filled out with the values from the selected ground station. The ground station editor behaves 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58121976"/>TLE Update<text:alphabetical-index-mark-end text:id="IMark58121976"/></text:h>
      <text:p text:style-name="Text_20_body"><text:span text:style-name="T47">In order to make accurate calculations, gpredict needs up to date Keplerian Elements (TLE data) for the satellites. These data can be updated from the internet, and gpredict can actually do most of the work for you. The settings on this configuration page allows you to </text:span><text:alphabetical-index-mark-start text:id="IMark58121976" text:key1="TLE Update"/><text:span text:style-name="T47">configure</text:span><text:alphabetical-index-mark-end text:id="IMark58121976"/><text:span text:style-name="T47"> how gpredict should manage the update of the TLE files. Most of the settings should be pretty self-explanatory, nevertheless they are described in details in chapter </text:span><text:span text:style-name="T47"><text:reference-ref text:reference-format="chapter" text:ref-name="ch_TleUpd">6</text:reference-ref></text:span><text:span text:style-name="T47">. Until then you can leave the values at their defaults.</text:span></text:p>
      <text:h text:style-name="Heading_20_2" text:outline-level="2">Message Logs</text:h>
      <text:p text:style-name="P14">Gpredict logs all run-time messages into log files for later examination in case of debugging and error tracing. The settings on this page allows you configure the logging level and whether old log files should be kept or deleted. For everyday use you should keep the default settings.</text:p>
      <text:p text:style-name="P14">In case you want to examine the current log file while gpredict is running select <text:span text:style-name="T8">Log browser</text:span><text:span text:style-name="T9"> in the File menu. Besides showing the current messages the log browser will show a nice summary of the number of errors, warnings, info and debug messages.</text:span></text:p>
      <text:p text:style-name="Text_20_body"/>
      <text:h text:style-name="P94" text:outline-level="1"><text:reference-mark-start text:name="ch_Modules"/>Modules and Views<text:reference-mark-end text:name="ch_Modules"/></text:h>
      <text:h text:style-name="Heading_20_2" text:outline-level="2">Data Fields</text:h>
      <text:p text:style-name="Text_20_body">Table <text:sequence-ref text:reference-format="value" text:ref-name="refTable3">4.1</text:sequence-ref> provides a complete reference for what kind of data fields (i.e. satellite data) gpredict can calculate, and which views and functions can show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columns-spanned="2" office:value-type="string">
            <text:p text:style-name="P33">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33">Available in</text:p>
                </table:table-cell>
                <table:covered-table-cell/>
                <table:covered-table-cell/>
                <table:covered-table-cell/>
                <table:covered-table-cell/>
              </table:table-row>
              <table:table-row table:style-name="Table5.1">
                <table:table-cell table:style-name="Table5.C1.1.1" office:value-type="string">
                  <text:p text:style-name="P33">List View</text:p>
                </table:table-cell>
                <table:table-cell table:style-name="Table5.C1.1.1" office:value-type="string">
                  <text:p text:style-name="P33">Map View</text:p>
                </table:table-cell>
                <table:table-cell table:style-name="Table5.C1.1.1" office:value-type="string">
                  <text:p text:style-name="P33">Polar View</text:p>
                </table:table-cell>
                <table:table-cell table:style-name="Table5.C1.1.1" office:value-type="string">
                  <text:p text:style-name="P33">Single Sat.</text:p>
                </table:table-cell>
                <table:table-cell table:style-name="Table5.C1.1.1" office:value-type="string">
                  <text:p text:style-name="P33">Predict dial.</text:p>
                </table:table-cell>
              </table:table-row>
            </table:table>
          </table:table-cell>
          <table:covered-table-cell/>
          <table:covered-table-cell/>
          <table:covered-table-cell/>
          <table:covered-table-cell/>
        </table:table-row>
        <table:table-row>
          <table:table-cell table:style-name="Table5.A2" office:value-type="string">
            <text:p text:style-name="P17">Satellite Name</text:p>
          </table:table-cell>
          <table:table-cell table:style-name="Table5.B2" office:value-type="string">
            <text:p text:style-name="P18">-</text:p>
          </table:table-cell>
          <table:table-cell table:style-name="Table5.A2" office:value-type="string">
            <text:p text:style-name="P31"><text:bookmark-start text:name="DDE_LINK1"/>√<text:bookmark-end text:name="DDE_LINK1"/></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Catalogue Number</text:p>
          </table:table-cell>
          <table:table-cell table:style-name="Table5.B2" office:value-type="string">
            <text:p text:style-name="P18">-</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G2" office:value-type="string">
            <text:p text:style-name="P31">√</text:p>
          </table:table-cell>
        </table:table-row>
        <table:table-row>
          <table:table-cell table:style-name="Table5.A2" office:value-type="string">
            <text:p text:style-name="P17">Azimuth</text:p>
          </table:table-cell>
          <table:table-cell table:style-name="Table5.B2" office:value-type="string">
            <text:p text:style-name="P20"><text:bookmark-start text:name="DDE_LINK"/>[<text:bookmark-end text:name="DDE_LINK"/><text:span text:style-name="T47">°</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Elevation</text:p>
          </table:table-cell>
          <table:table-cell table:style-name="Table5.B5" office:value-type="string">
            <text:p text:style-name="P32">[<text:span text:style-name="T42">°</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irection</text:p>
          </table:table-cell>
          <table:table-cell table:style-name="Table5.B6" office:value-type="string">
            <text:p text:style-name="P18">-</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18"/>
          </table:table-cell>
        </table:table-row>
        <table:table-row>
          <table:table-cell table:style-name="Table5.A2" office:value-type="string">
            <text:p text:style-name="P17">Right Ascension</text:p>
          </table:table-cell>
          <table:table-cell table:style-name="Table5.B5" office:value-type="string">
            <text:p text:style-name="P32">[<text:span text:style-name="T42">°</text:span>]<text:note text:id="ftn3" text:note-class="footnote"><text:note-citation>3</text:note-citation><text:note-body><text:p text:style-name="Footnote">The right ascension can also be displayed in hh:mm:ss or hh:mm.mm format.</text:p></text:note-body></text:note></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eclination</text:p>
          </table:table-cell>
          <table:table-cell table:style-name="Table5.B6" office:value-type="string">
            <text:p text:style-name="P32">[<text:span text:style-name="T42">°]</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Range</text:p>
          </table:table-cell>
          <table:table-cell table:style-name="Table5.B5" office:value-type="string">
            <text:p text:style-name="P18">[km]</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Range Rate</text:p>
          </table:table-cell>
          <table:table-cell table:style-name="Table5.B6" office:value-type="string">
            <text:p text:style-name="P18">[k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Latitude</text:p>
          </table:table-cell>
          <table:table-cell table:style-name="Table5.B2"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Longitude</text:p>
          </table:table-cell>
          <table:table-cell table:style-name="Table5.B5"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Maidenhead Locator</text:p>
          </table:table-cell>
          <table:table-cell table:style-name="Table5.B6" office:value-type="string">
            <text:p text:style-name="P18">-</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Footprint</text:p>
          </table:table-cell>
          <table:table-cell table:style-name="Table5.B5" office:value-type="string">
            <text:p text:style-name="P18">[km]</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Ground Track</text:p>
          </table:table-cell>
          <table:table-cell table:style-name="Table5.B15" office:value-type="string">
            <text:p text:style-name="P18">-</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G2" office:value-type="string">
            <text:p text:style-name="P18"/>
          </table:table-cell>
        </table:table-row>
        <table:table-row>
          <table:table-cell table:style-name="Table5.A2" office:value-type="string">
            <text:p text:style-name="P17">Sky Track</text:p>
          </table:table-cell>
          <table:table-cell table:style-name="Table5.B15" office:value-type="string">
            <text:p text:style-name="P18">-</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18"/>
          </table:table-cell>
          <table:table-cell table:style-name="Table5.G2" office:value-type="string">
            <text:p text:style-name="P18"/>
          </table:table-cell>
        </table:table-row>
        <table:table-row>
          <table:table-cell table:style-name="Table5.A17" office:value-type="string">
            <text:p text:style-name="P17">Altitude</text:p>
          </table:table-cell>
          <table:table-cell table:style-name="Table5.B17" office:value-type="string">
            <text:p text:style-name="P18">[km]</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Velocity</text:p>
          </table:table-cell>
          <table:table-cell table:style-name="Table5.B18" office:value-type="string">
            <text:p text:style-name="P18">[k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oppler Shift (100 MHz)</text:p>
          </table:table-cell>
          <table:table-cell table:style-name="Table5.B18" office:value-type="string">
            <text:p text:style-name="P18">[Hz]</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ignal Loss</text:p>
          </table:table-cell>
          <table:table-cell table:style-name="Table5.B18" office:value-type="string">
            <text:p text:style-name="P18">[dB]</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ignal Delay</text:p>
          </table:table-cell>
          <table:table-cell table:style-name="Table5.B18" office:value-type="string">
            <text:p text:style-name="P18">[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Mean Anomaly</text:p>
          </table:table-cell>
          <table:table-cell table:style-name="Table5.B18"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ext:soft-page-break/>
          <table:table-row table:style-name="Table18.1">
            <table:table-cell table:style-name="Table18.A1" table:number-columns-spanned="2" office:value-type="string">
              <text:p text:style-name="P33">Data Field</text:p>
            </table:table-cell>
            <table:covered-table-cell/>
            <table:table-cell table:number-columns-spanned="5">
              <table:table table:is-sub-table="true">
                <table:table-column table:style-name="Table18.C"/>
                <table:table-column table:style-name="Table18.D"/>
                <table:table-column table:style-name="Table18.E"/>
                <table:table-column table:style-name="Table18.F"/>
                <table:table-column table:style-name="Table18.G"/>
                <table:table-row table:style-name="Table18.1">
                  <table:table-cell table:style-name="Table18.C1.1.1" table:number-columns-spanned="5" office:value-type="string">
                    <text:p text:style-name="P33">Available in</text:p>
                  </table:table-cell>
                  <table:covered-table-cell/>
                  <table:covered-table-cell/>
                  <table:covered-table-cell/>
                  <table:covered-table-cell/>
                </table:table-row>
                <table:table-row table:style-name="Table18.1">
                  <table:table-cell table:style-name="Table18.C1.1.1" office:value-type="string">
                    <text:p text:style-name="P33">List View</text:p>
                  </table:table-cell>
                  <table:table-cell table:style-name="Table18.C1.1.1" office:value-type="string">
                    <text:p text:style-name="P33">Map View</text:p>
                  </table:table-cell>
                  <table:table-cell table:style-name="Table18.C1.1.1" office:value-type="string">
                    <text:p text:style-name="P33">Polar View</text:p>
                  </table:table-cell>
                  <table:table-cell table:style-name="Table18.C1.1.1" office:value-type="string">
                    <text:p text:style-name="P33">Single Sat.</text:p>
                  </table:table-cell>
                  <table:table-cell table:style-name="Table18.C1.1.1" office:value-type="string">
                    <text:p text:style-name="P33">Predict dial.</text:p>
                  </table:table-cell>
                </table:table-row>
              </table:table>
            </table:table-cell>
            <table:covered-table-cell/>
            <table:covered-table-cell/>
            <table:covered-table-cell/>
            <table:covered-table-cell/>
          </table:table-row>
        </table:table-header-rows>
        <table:table-row>
          <table:table-cell table:style-name="Table18.A2" office:value-type="string">
            <text:p text:style-name="P17">Orbit Phase</text:p>
          </table:table-cell>
          <table:table-cell table:style-name="Table18.B2" office:value-type="string">
            <text:p text:style-name="P18">[<text:span text:style-name="T4">°</text:span>]</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Visibility</text:p>
          </table:table-cell>
          <table:table-cell table:style-name="Table18.B2" office:value-type="string">
            <text:p text:style-name="P18">-</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Ground Station Info</text:p>
          </table:table-cell>
          <table:table-cell table:style-name="Table18.B2" office:value-type="string">
            <text:p text:style-name="P18">-</text:p>
          </table:table-cell>
          <table:table-cell table:style-name="Table18.A2" office:value-type="string">
            <text:p text:style-name="P18"/>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18"/>
          </table:table-cell>
          <table:table-cell table:style-name="Table18.G2" office:value-type="string">
            <text:p text:style-name="P18"/>
          </table:table-cell>
        </table:table-row>
        <table:table-row>
          <table:table-cell table:style-name="Table18.A2" office:value-type="string">
            <text:p text:style-name="P17">Cursor Track</text:p>
          </table:table-cell>
          <table:table-cell table:style-name="Table18.B2" office:value-type="string">
            <text:p text:style-name="P18">-</text:p>
          </table:table-cell>
          <table:table-cell table:style-name="Table18.A2" office:value-type="string">
            <text:p text:style-name="P18"/>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18"/>
          </table:table-cell>
          <table:table-cell table:style-name="Table18.G2" office:value-type="string">
            <text:p text:style-name="P18"/>
          </table:table-cell>
        </table:table-row>
        <table:table-row>
          <table:table-cell table:style-name="Table18.A2" office:value-type="string">
            <text:p text:style-name="P17">Next Event (AOS or L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A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L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TCA</text:p>
          </table:table-cell>
          <table:table-cell table:style-name="Table18.B2" office:value-type="string">
            <text:p text:style-name="P18">[hms]</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Pass Duration</text:p>
          </table:table-cell>
          <table:table-cell table:style-name="Table18.B2" office:value-type="string">
            <text:p text:style-name="P18">[hms]</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Maximum Elevation</text:p>
          </table:table-cell>
          <table:table-cell table:style-name="Table18.B2" office:value-type="string">
            <text:p text:style-name="P18">[<text:span text:style-name="T4">°</text:span>]</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Azimuth at AOS/LOS</text:p>
          </table:table-cell>
          <table:table-cell table:style-name="Table18.B2" office:value-type="string">
            <text:p text:style-name="P18">[<text:span text:style-name="T4">°</text:span>]</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
      <text:p text:style-name="Table">Table <text:sequence text:ref-name="refTable3" text:name="Table" text:formula="ooow:Table+1" style:num-format="1">4.1</text:sequence>: Data field availability in the different views.</text:p>
      <text:h text:style-name="Heading_20_2" text:outline-level="2"><text:reference-mark-start text:name="sec_Views"/>Views<text:reference-mark-end text:name="sec_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3">4.1</text:sequence-ref> shows a screen capture of a list view.</text:p>
      <text:p text:style-name="Text_20_body"><text:span text:style-name="T40">By default the list view shows the name, azimuth, elevation, direction, range, time of next event (either AOS or LOS), altitude, and orbit number for the satellites. There are many more data columns available, they are just hidden by default. Table </text:span><text:span text:style-name="T40"><text:sequence-ref text:reference-format="value" text:ref-name="refTable3">4.1</text:sequence-ref></text:span><text:span text:style-name="T40"> on page </text:span><text:span text:style-name="T40"><text:sequence-ref text:reference-format="page" text:ref-name="refTable3">32</text:sequence-ref></text:span><text:span text:style-name="T40"> </text:span><text:span text:style-name="T15">shows a full list of available data fields for the list view</text:span><text:span text:style-name="T40">. To change the global defaults use the preferences dialogue; </text:span><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List View</text:span></text:span><text:span text:style-name="Menu_20_item"><text:span text:style-name="T43">, while the settings for each individual list view in a specific module can be changed via </text:span></text:span><text:span text:style-name="Menu_20_item"><text:span text:style-name="T45">Module Pop-Up </text:span></text:span><text:span text:style-name="Menu_20_item"><text:span text:style-name="T17">→ </text:span></text:span><text:span text:style-name="Menu_20_item"><text:span text:style-name="T45">Configure </text:span></text:span><text:span text:style-name="Menu_20_item"><text:span text:style-name="T17">→ Properties → List View</text:span></text:span><text:span text:style-name="Menu_20_item"><text:span text:style-name="T19">.</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column that is used as sorting criteria is shaded differently than the other columns.</text:p>
      <text:p text:style-name="Text_20_body">The list view on figure <text:sequence-ref text:reference-format="value" text:ref-name="refFigure13">4.1</text:sequence-ref> is sorted by the elevation of the satellites and <text:soft-page-break/>the small arrow in the column header pointing up indicates that the list is sorted in descending order. When the list is sorted in ascending order, the small arrow points down.</text:p>
      <text:p text:style-name="Text_20_body">Right clicking on row in the list view brings up the satellite pop-up menu that gives you access to the following functions:</text:p>
      <text:list xml:id="list1838029126" text:style-name="L11">
        <text:list-item>
          <text:p text:style-name="P77"><text:span text:style-name="T8">&lt;SATELLITE NAME&gt;:</text:span> Selecting this menu item brings up a small info window showing some static data about the satellite consisting of the Keplerian Elements.</text:p>
        </text:list-item>
        <text:list-item>
          <text:p text:style-name="P77"><text:span text:style-name="T8">Show Next Pass:</text:span> This will bring up the dialogue window showing the details about the next upcoming pass for this satellite.</text:p>
        </text:list-item>
        <text:list-item>
          <text:p text:style-name="P77"><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
      <text:p text:style-name="Text_20_body">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3">4.1</text:sequence-ref>). The exact behaviour depends on your desktop theme. This setting is only available in the global configuration dialogue and it applies to all list views in gpredict.</text:p>
      <text:h text:style-name="Heading_20_3" text:outline-level="3"><draw:frame draw:style-name="fr10" draw:name="Frame11" text:anchor-type="paragraph" svg:x="-0.028cm" svg:y="0.034cm" svg:width="15.002cm" draw:z-index="10"><draw:text-box fo:min-height="11.097cm"><text:p text:style-name="Figure"><draw:frame draw:style-name="fr29" draw:name="graphics11" text:anchor-type="paragraph" svg:x="0.004cm" svg:y="0.002cm" svg:width="15.002cm" style:rel-width="100%" svg:height="9.784cm" style:rel-height="scale" draw:z-index="11"><draw:image xlink:href="Pictures/10000201000002FB0000021357F53A2E.png" xlink:type="simple" xlink:show="embed" xlink:actuate="onLoad"/></draw:frame>Figure <text:sequence text:ref-name="refFigure13" text:name="Figure" text:formula="ooow:Figure+1" style:num-format="1">4.1</text:sequence>: The list view illustrating the auto-sort feature.</text:p></draw:text-box></draw:frame><text:soft-page-break/>The Map View</text:h>
      <text:p text:style-name="Text_20_body">The map view is intended to give you a quick overview of which satellite is 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4">4.2</text:sequence-ref> shows how the map view looks like using the default settings. As you can see, the satellites are shown as small yellow squares with their name is printed just below the square<text:note text:id="ftn4" text:note-class="footnote"><text:note-citation>4</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4">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satellite will clear any other selection, that is you can have only one satellite selected at a time. You can also clear your selection by clicking <text:soft-page-break/>once more on the selected satellite.</text:p>
      <text:p text:style-name="Text_20_body">Each satellite has a <text:alphabetical-index-mark-start text:id="IMark42270472" text:key1="map view"/>pop-up menu<text:alphabetical-index-mark-end text:id="IMark42270472"/> associated to it. You can activate the pop-up menu by right clicking on a satellite. The pop-up menu is very similar to the one you have seen in section <text:reference-ref text:reference-format="chapter" text:ref-name="sec_ListView">4.2.1</text:reference-ref> for the list view, except that there are a few items only applicable for the map view. Following<text:span text:style-name="T40"> items are available in the satellite pop-up menu for the map view:</text:span></text:p>
      <text:list xml:id="list2129896231" text:continue-list="list1838029126" text:style-name="L11">
        <text:list-item text:start-value="1">
          <text:p text:style-name="P78"><text:span text:style-name="T8">&lt;SATELLITE NAME&gt;:</text:span> Selecting this menu item brings up a small info window showing some static data about the satellite consisting of the Keplerian Elements.</text:p>
        </text:list-item>
        <text:list-item>
          <text:p text:style-name="P78"><text:span text:style-name="T8">Show Next Pass:</text:span> This will bring up the dialogue window showing the details about the next upcoming pass for this satellite.</text:p>
        </text:list-item>
        <text:list-item>
          <text:p text:style-name="P78"><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79">Highlight Footprint:<text:span text:style-name="T9"> Selecting this option will highlight the area covered by the footprint of the satellite.</text:span></text:p>
        </text:list-item>
        <text:list-item>
          <text:p text:style-name="P78"><text:span text:style-name="T8">Ground Track:</text:span> Selecting this option will show the <text:alphabetical-index-mark-start text:id="IMark42272600"/>ground track<text:alphabetical-index-mark-end text:id="IMark42272600"/>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text:p>
        </text:list-item>
      </text:list>
      <text:p text:style-name="P28"><draw:frame draw:style-name="fr2" draw:name="Frame14" text:anchor-type="paragraph" svg:width="15.002cm" draw:z-index="18"><draw:text-box fo:min-height="9.712cm"><text:p text:style-name="Figure"><draw:frame draw:style-name="fr29" draw:name="graphics14" text:anchor-type="paragraph" svg:x="0.004cm" svg:y="0.002cm" svg:width="15.002cm" style:rel-width="100%" svg:height="8.527cm" style:rel-height="scale" draw:z-index="19"><draw:image xlink:href="Pictures/1000020100000496000002C8BC6D9AE7.png" xlink:type="simple" xlink:show="embed" xlink:actuate="onLoad"/></draw:frame>Figure <text:sequence text:ref-name="refFigure14" text:name="Figure" text:formula="ooow:Figure+1" style:num-format="1">4.2</text:sequence>: The map view using the default settings.</text:p></draw:text-box></draw:frame><text:span text:style-name="T40">Gpredict offers you many </text:span><text:alphabetical-index-mark-start text:id="IMark42271656" text:key1="map view"/><text:span text:style-name="T40">configuration</text:span><text:alphabetical-index-mark-end text:id="IMark42271656"/><text:span text:style-name="T40"> options to customise the look of the </text:span><text:span text:style-name="T40">map view. The global default settings can be modified in the preferences dialogue, i.e. <text:s/></text:span><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Map View</text:span></text:span><text:span text:style-name="Menu_20_item"><text:span text:style-name="T43">, and the settings for the map view in a specific module can be accessed via </text:span></text:span><text:span text:style-name="Menu_20_item"><text:span text:style-name="T45">Module </text:span></text:span><text:soft-page-break/><text:span text:style-name="Menu_20_item"><text:span text:style-name="T45">Pop-Up </text:span></text:span><text:span text:style-name="Menu_20_item"><text:span text:style-name="T17">→ </text:span></text:span><text:span text:style-name="Menu_20_item"><text:span text:style-name="T45">Configure </text:span></text:span><text:span text:style-name="Menu_20_item"><text:span text:style-name="T17">→ </text:span></text:span><text:span text:style-name="Menu_20_item"><text:span text:style-name="T25">Properties</text:span></text:span><text:span text:style-name="Menu_20_item"><text:span text:style-name="T17"> → </text:span></text:span><text:span text:style-name="Menu_20_item"><text:span text:style-name="T25">Map</text:span></text:span><text:span text:style-name="Menu_20_item"><text:span text:style-name="T17"> </text:span></text:span><text:span text:style-name="Menu_20_item"><text:span text:style-name="T25">View</text:span></text:span><text:span text:style-name="Menu_20_item"><text:span text:style-name="T19">. </text:span></text:span><text:span text:style-name="Menu_20_item"><text:span text:style-name="T27">A description of the configuration options is given below.</text:span></text:span></text:p>
      <text:list xml:id="list250229692" text:style-name="L12">
        <text:list-item>
          <text:p text:style-name="P90"><text:alphabetical-index-mark text:string-value="background map" text:key1="map view"/><text:span text:style-name="Menu_20_item"><text:span text:style-name="T28">Background</text:span></text:span><text:span text:style-name="Menu_20_item"><text:span text:style-name="T20"> </text:span></text:span><text:span text:style-name="Menu_20_item"><text:span text:style-name="T28">Map:</text:span></text:span><text:span text:style-name="Menu_20_item"><text:span text:style-name="T18"> </text:span></text:span><text:span text:style-name="Menu_20_item"><text:span text:style-name="T27">This setting determines which map file should be used as background map. The standard gpredict distribution includes a few maps but you can also use your own maps. To select a new map, click on the</text:span></text:span><text:span text:style-name="Menu_20_item"><text:span text:style-name="T19"> </text:span></text:span><text:span text:style-name="Menu_20_item"><text:span text:style-name="T28">Select map</text:span></text:span><text:span text:style-name="Menu_20_item"><text:span text:style-name="T19"> </text:span></text:span><text:span text:style-name="Menu_20_item"><text:span text:style-name="T27">button. The map file has to be in a commonly used graphic format, for example Portable Network Graphics (PNG), and should have Greenwich in the middle, West to the left and East towards the right. Besides that there are no restrictions on the map size or the aspect ratio.</text:span></text:span></text:p>
        </text:list-item>
        <text:list-item>
          <text:p text:style-name="P90"><text:span text:style-name="Menu_20_item"><text:span text:style-name="T26">Extra Contents:</text:span></text:span><text:span text:style-name="Menu_20_item"><text:span text:style-name="T27"> Using these setting you can determine which extra content should be displayed on the polar view:</text:span></text:span></text:p>
        </text:list-item>
        <text:list-item>
          <text:p text:style-name="P90"><text:span text:style-name="Menu_20_item"><text:span text:style-name="T26">QTH Info:</text:span></text:span><text:span text:style-name="Menu_20_item"><text:span text:style-name="T19"> C</text:span></text:span><text:span text:style-name="Menu_20_item"><text:span text:style-name="T27">hecking this box will show the name of the ground station in the upper left corner of the polar view. The map view on figure TBD shows </text:span></text:span><text:span text:style-name="Menu_20_item"><text:span text:style-name="T29">sample</text:span></text:span><text:span text:style-name="Menu_20_item"><text:span text:style-name="T30">, since this is the name of the default ground station.</text:span></text:span></text:p>
        </text:list-item>
        <text:list-item>
          <text:p text:style-name="P90"><text:alphabetical-index-mark text:string-value="next event" text:key1="mapr view"/><text:span text:style-name="Menu_20_item"><text:span text:style-name="T31">Next Event:</text:span></text:span><text:span text:style-name="Menu_20_item"><text:span text:style-name="T22"> </text:span></text:span><text:span text:style-name="Menu_20_item"><text:span text:style-name="T30">Checking this box will show in the upper right corner which satellite will come up next as when it will come up. The time is shown as a countdown to the event. Figure </text:span></text:span><text:span text:style-name="Menu_20_item"><text:span text:style-name="T30"><text:sequence-ref text:reference-format="value" text:ref-name="refFigure14">4.2</text:sequence-ref></text:span></text:span><text:span text:style-name="Menu_20_item"><text:span text:style-name="T30"> 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30"><text:reference-ref text:reference-format="chapter" text:ref-name="sec_ModProp">2.3.3</text:reference-ref></text:span></text:span><text:span text:style-name="Menu_20_item"><text:span text:style-name="T30"> – <text:s/></text:span></text:span><text:span text:style-name="Menu_20_item"><text:span text:style-name="T30"><text:reference-ref text:reference-format="text" text:ref-name="sec_ModProp">Module Properties</text:reference-ref></text:span></text:span><text:span text:style-name="Menu_20_item"><text:span text:style-name="T30">.</text:span></text:span></text:p>
        </text:list-item>
        <text:list-item>
          <text:p text:style-name="P90"><text:span text:style-name="Menu_20_item"><text:span text:style-name="T31">Cursor Position:</text:span></text:span><text:span text:style-name="Menu_20_item"><text:span text:style-name="T22"> </text:span></text:span><text:span text:style-name="Menu_20_item"><text:span text:style-name="T30">If this option is set, the latitude and longitude corresponding to the position of the mouse pointer will be displayed in real-time in the lower left corner of the map.</text:span></text:span></text:p>
        </text:list-item>
        <text:list-item>
          <text:p text:style-name="P90"><text:span text:style-name="Menu_20_item"><text:span text:style-name="T31">Grid Lines:</text:span></text:span><text:span text:style-name="Menu_20_item"><text:span text:style-name="T23"> </text:span></text:span><text:span text:style-name="Menu_20_item"><text:span text:style-name="T30">Enabling this option will draw the grid lines on the map. The grid lines will be drawn for every 30°.</text:span></text:span></text:p>
        </text:list-item>
        <text:list-item>
          <text:p text:style-name="P90"><text:span text:style-name="Menu_20_item"><text:span text:style-name="T31">Colours:</text:span></text:span><text:span text:style-name="Menu_20_item"><text:span text:style-name="T22"> </text:span></text:span><text:span text:style-name="Menu_20_item"><text:span text:style-name="T30">These options allow you to change all </text:span></text:span><text:alphabetical-index-mark-start text:id="IMark49248536" text:key1="map view"/><text:span text:style-name="Menu_20_item"><text:span text:style-name="T30">colours</text:span></text:span><text:alphabetical-index-mark-end text:id="IMark49248536"/><text:span text:style-name="Menu_20_item"><text:span text:style-name="T30"> used in the map view. You can pick a colour using a colour selector by clicking on the button showing the coloured rectangle. Note that the colours are specified using their red, green, and blue components and an additional alpha channel. The alpha channel determines the transparency of the colour. Colours which are very transparent may not be clearly visible on the colour picker button as is the case for the default Axes/Circles colour. Following colours can be set:</text:span></text:span></text:p>
          <text:list>
            <text:list-item>
              <text:p text:style-name="P90"><text:span text:style-name="Menu_20_item"><text:span text:style-name="T31">Ground Station:</text:span></text:span><text:span text:style-name="Menu_20_item"><text:span text:style-name="T22"> </text:span></text:span><text:span text:style-name="Menu_20_item"><text:span text:style-name="T30">This colour is used to draw the small square and label at the position of the current ground station.</text:span></text:span></text:p>
            </text:list-item>
            <text:list-item>
              <text:p text:style-name="P90"><text:span text:style-name="Menu_20_item"><text:span text:style-name="T31">Grid:</text:span></text:span><text:span text:style-name="Menu_20_item"><text:span text:style-name="T22"> </text:span></text:span><text:span text:style-name="Menu_20_item"><text:span text:style-name="T30">This colour is used to draw grid on the map.</text:span></text:span></text:p>
            </text:list-item>
            <text:list-item>
              <text:p text:style-name="P90"><text:span text:style-name="Menu_20_item"><text:span text:style-name="T31">Tick Labels:</text:span></text:span><text:span text:style-name="Menu_20_item"><text:span text:style-name="T23"> </text:span></text:span><text:span text:style-name="Menu_20_item"><text:span text:style-name="T30">The colour used for the tick labels on the grid.</text:span></text:span></text:p>
            </text:list-item>
            <text:list-item>
              <text:p text:style-name="P90"><text:span text:style-name="Menu_20_item"><text:span text:style-name="T31">Satellite:</text:span></text:span><text:span text:style-name="Menu_20_item"><text:span text:style-name="T23"> </text:span></text:span><text:span text:style-name="Menu_20_item"><text:span text:style-name="T30">The colour of the satellites, their labels, and footprint circles.</text:span></text:span></text:p>
            </text:list-item>
            <text:list-item>
              <text:p text:style-name="P90"><text:span text:style-name="Menu_20_item"><text:span text:style-name="T31">Selected Sat.:</text:span></text:span><text:span text:style-name="Menu_20_item"><text:span text:style-name="T22"> </text:span></text:span><text:span text:style-name="Menu_20_item"><text:span text:style-name="T30">The colour of the selected satellite, its label, and its footprint circle.</text:span></text:span></text:p>
            </text:list-item>
            <text:list-item>
              <text:p text:style-name="P90"><text:span text:style-name="Menu_20_item"><text:span text:style-name="T31">Ground Track:</text:span></text:span><text:span text:style-name="Menu_20_item"><text:span text:style-name="T22"> </text:span></text:span><text:span text:style-name="Menu_20_item"><text:span text:style-name="T30">The</text:span></text:span><text:span text:style-name="Menu_20_item"><text:span text:style-name="T22"> colour used to draw the ground track of a </text:span></text:span><text:soft-page-break/><text:span text:style-name="Menu_20_item"><text:span text:style-name="T22">satellite.</text:span></text:span></text:p>
            </text:list-item>
            <text:list-item>
              <text:p text:style-name="P90"><text:span text:style-name="Menu_20_item"><text:span text:style-name="T31">Coverage Area:</text:span></text:span><text:span text:style-name="Menu_20_item"><text:span text:style-name="T22"> This colour is used to highlight the area covered by the footprint of the satellite. It is strongly suggested to make this colour </text:span></text:span><text:span text:style-name="Menu_20_item"><text:span text:style-name="T21">very</text:span></text:span><text:span text:style-name="Menu_20_item"><text:span text:style-name="T22"> transparent.</text:span></text:span></text:p>
            </text:list-item>
            <text:list-item>
              <text:p text:style-name="P90"><text:span text:style-name="Menu_20_item"><text:span text:style-name="T31">Info Text FG:</text:span></text:span><text:span text:style-name="Menu_20_item"><text:span text:style-name="T22"> The foreground colour used for the additional information, e.g. Next Event.</text:span></text:span></text:p>
            </text:list-item>
            <text:list-item>
              <text:p text:style-name="P90"><text:span text:style-name="Menu_20_item"><text:span text:style-name="T23">I</text:span></text:span><text:span text:style-name="Menu_20_item"><text:span text:style-name="T31">nfo Text BG:</text:span></text:span><text:span text:style-name="Menu_20_item"><text:span text:style-name="T22"> The background colour used for the additional information.</text:span></text:span></text:p>
            </text:list-item>
            <text:list-item>
              <text:p text:style-name="P90"><text:span text:style-name="Menu_20_item"><text:span text:style-name="T23">Shadow:</text:span></text:span><text:span text:style-name="Menu_20_item"><text:span text:style-name="T22"> Determines how strong the shadow below satellite markers and labels should be. This shadow is used to enhance the visibility of the satellites on the map when they are over light-coloured regions such as the South Pole or a <text:s/>desert area.</text:span></text:span></text:p>
            </text:list-item>
          </text:list>
        </text:list-item>
        <text:list-item>
          <text:p text:style-name="P90"><text:span text:style-name="Menu_20_item"><text:span text:style-name="T31">Display ground track for ___ orbit(s):</text:span></text:span><text:span text:style-name="Menu_20_item"><text:span text:style-name="T22"> This setting specifies for how many orbits the ground track of a satellite should be displayed. The default value is 1 and you can choose any value between 1 and 10.</text:span></text:span></text:p>
        </text:list-item>
      </text:list>
      <text:h text:style-name="Heading_20_3" text:outline-level="3">The Polar View</text:h>
      <text:p text:style-name="P11">The <text:alphabetical-index-mark-start text:id="IMark42277464"/>polar view<text:alphabetical-index-mark-end text:id="IMark42277464"/> (also called <text:alphabetical-index-mark-start text:id="IMark42268984"/>radar view<text:alphabetical-index-mark-end text:id="IMark42268984"/>) shows the satellites within range on a polar graph. The polar axis represents the azimuth of the satellites starting at North and turning towards East, while the radial axis represents to the elevation of the satellites with 90° at the centre, corresponding to looking straight up in the sky. Thus, the polar view is a <text:alphabetical-index-mark-start text:id="IMark53972568"/>projection<text:alphabetical-index-mark-end text:id="IMark53972568"/> of the sky as seen from the ground station with the centre of the graph corresponding to looking straight overhead. Figure <text:sequence-ref text:reference-format="value" text:ref-name="refFigure15">4.3</text:sequence-ref> shows a screen capture of the polar view in gpredict as it looks using the default settings.</text:p>
      <text:p text:style-name="Text_20_body"><draw:frame draw:style-name="fr11" draw:name="Frame13" text:anchor-type="paragraph" svg:width="8.983cm" draw:z-index="14"><draw:text-box fo:min-height="10.5cm"><text:p text:style-name="Figure"><draw:frame draw:style-name="fr31" draw:name="graphics13" text:anchor-type="paragraph" svg:x="0.004cm" svg:y="0.457cm" svg:width="9.906cm" style:rel-width="99%" svg:height="10.732cm" style:rel-height="scale" draw:z-index="15"><draw:image xlink:href="Pictures/100002010000018C000001B7A7DE2A8E.png" xlink:type="simple" xlink:show="embed" xlink:actuate="onLoad"/></draw:frame>Figure <text:sequence text:ref-name="refFigure15" text:name="Figure" text:formula="ooow:Figure+1" style:num-format="1">4.3</text:sequence>: The polar view.</text:p></draw:text-box></draw:frame><text:soft-page-break/>The satellites that are plotted on the polar view are selectable. If you left click on a satellite it becomes selected (changes colour) and <text:s/>the remaining in-range time for the selected satellite will be displayed in the lower right corner of the polar view. The selected satellite on <text:s/>figure <text:sequence-ref text:reference-format="value" text:ref-name="refFigure15">4.3</text:sequence-ref> is VO-52 and it will get out of range (i.e. 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
      <text:p text:style-name="Text_20_body"><draw:frame draw:style-name="fr12" draw:name="Frame27" text:anchor-type="paragraph" svg:x="10.938cm" svg:y="1.616cm" svg:width="4.064cm" draw:z-index="57"><draw:text-box fo:min-height="3.868cm"><text:p text:style-name="Figure"><draw:frame draw:style-name="fr27" draw:name="graphics42" text:anchor-type="paragraph" svg:y="0cm" svg:width="3.332cm" style:rel-width="82%" svg:height="2.96cm" style:rel-height="scale" draw:z-index="58"><draw:image xlink:href="Pictures/100000000000007E00000070DA29978F.png" xlink:type="simple" xlink:show="embed" xlink:actuate="onLoad"/></draw:frame>Figure <text:sequence text:ref-name="refFigure16" text:name="Figure" text:formula="ooow:Figure+1" style:num-format="1">4.4</text:sequence>: Polar View popup.</text:p></draw:text-box></draw:frame>You can also right-click on a satellite in order to bring up the satellite <text:alphabetical-index-mark-start text:id="IMark53971944" text:key1="polar view"/>pop-up menu<text:alphabetical-index-mark-end text:id="IMark53971944"/> shown on figure <text:sequence-ref text:reference-format="value" text:ref-name="refFigure16">4.4</text:sequence-ref>. The satellite pop-up menu in the polar view gives you quick access to the following functions:</text:p>
      <text:list xml:id="list385638568" text:continue-list="list2129896231" text:style-name="L11">
        <text:list-item text:start-value="1">
          <text:p text:style-name="P77"><text:span text:style-name="T8">&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77"><text:span text:style-name="T8">Show Next Pass:</text:span> This will bring up the dialogue window showing the details about the next upcoming pass for this satellite. </text:p>
        </text:list-item>
        <text:list-item>
          <text:p text:style-name="P77"><text:span text:style-name="T8">Future Passes: </text:span>This will bring up the dialogue window showing the summary for the next N passes, N being a user configurable <text:soft-page-break/>parameter (see section <text:reference-ref text:reference-format="chapter" text:ref-name="sec_PredCfg">5.1</text:reference-ref>).</text:p>
        </text:list-item>
        <text:list-item>
          <text:p text:style-name="P77"><text:span text:style-name="T8">Sky Track:</text:span> Checking this option will show the <text:alphabetical-index-mark-start text:id="IMark53979512" text:key1="polar view"/>sky track<text:alphabetical-index-mark-end text:id="IMark53979512"/> of the 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77"><text:span text:style-name="T8">Set Target:</text:span> Selecting this option will select the satellite as communication target. This function is currently disabled.</text:p>
        </text:list-item>
      </text:list>
      <text:p text:style-name="Text_20_body">Gpredict offers you many <text:alphabetical-index-mark-start text:id="IMark53971944" text:key1="polar view"/>configuration<text:alphabetical-index-mark-end text:id="IMark53971944"/> options to customise the look of the polar view. The global default settings can be modified in the preferences dialogue, i.e. <text:s/><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Polar View</text:span></text:span><text:span text:style-name="Menu_20_item"><text:span text:style-name="T43">, and the settings for the polar view in a specific module can be accessed via </text:span></text:span><text:span text:style-name="Menu_20_item"><text:span text:style-name="T45">Module Pop-Up </text:span></text:span><text:span text:style-name="Menu_20_item"><text:span text:style-name="T17">→ </text:span></text:span><text:span text:style-name="Menu_20_item"><text:span text:style-name="T45">Configure </text:span></text:span><text:span text:style-name="Menu_20_item"><text:span text:style-name="T17">→ Properties → Polar View</text:span></text:span><text:span text:style-name="Menu_20_item"><text:span text:style-name="T19">. A description of the configuration options is given below.</text:span></text:span></text:p>
      <text:list xml:id="list175912850" text:style-name="L13">
        <text:list-item>
          <text:p text:style-name="P80"><text:span text:style-name="Menu_20_item"><text:span text:style-name="T20">Orientation:</text:span></text:span><text:span text:style-name="Menu_20_item"><text:span text:style-name="T18"> </text:span></text:span><text:span text:style-name="Menu_20_item"><text:span text:style-name="T19">This setting determines the </text:span></text:span><text:alphabetical-index-mark-start text:id="IMark53967128" text:key1="polar view"/><text:span text:style-name="Menu_20_item"><text:span text:style-name="T19">orientation</text:span></text:span><text:alphabetical-index-mark-end text:id="IMark53967128"/><text:span text:style-name="Menu_20_item"><text:span text:style-name="T19"> and direction of the polar graph. The first letter defines the cardinal direction that should be placed at the top of the graph, then it continues clockwise with the second, third, and fourth letters:</text:span></text:span></text:p>
          <text:list>
            <text:list-item>
              <text:p text:style-name="P80"><text:span text:style-name="Menu_20_item"><text:span text:style-name="T18">N/E/S/W</text:span></text:span><text:span text:style-name="Menu_20_item"><text:span text:style-name="T19"> (default): <text:s/>North is at the top, South at the bottom, East on the right side, and West on the left side.</text:span></text:span></text:p>
            </text:list-item>
            <text:list-item>
              <text:p text:style-name="P80"><text:span text:style-name="Menu_20_item"><text:span text:style-name="T18">N/W/S/E:</text:span></text:span><text:span text:style-name="Menu_20_item"><text:span text:style-name="T19"> Same as the above but East and West swapped, hence we have West on the right side.</text:span></text:span></text:p>
            </text:list-item>
            <text:list-item>
              <text:p text:style-name="P80"><text:span text:style-name="Menu_20_item"><text:span text:style-name="T18">S/E/N/W:</text:span></text:span><text:span text:style-name="Menu_20_item"><text:span text:style-name="T19"> North and South swapped, as compared to the default setting.</text:span></text:span></text:p>
            </text:list-item>
            <text:list-item>
              <text:p text:style-name="P80"><text:span text:style-name="Menu_20_item"><text:span text:style-name="T18">S/W/N/E:</text:span></text:span><text:span text:style-name="Menu_20_item"><text:span text:style-name="T19"> Both North/South and East/West swapped as compared to the default setting.</text:span></text:span></text:p>
            </text:list-item>
          </text:list>
        </text:list-item>
        <text:list-item>
          <text:p text:style-name="P80"><text:span text:style-name="Menu_20_item"><text:span text:style-name="T18">Extra Contents:</text:span></text:span><text:span text:style-name="Menu_20_item"><text:span text:style-name="T19"> Using these setting you can determine which extra content should be displayed on the polar view:</text:span></text:span></text:p>
          <text:list>
            <text:list-item>
              <text:p text:style-name="P80"><text:span text:style-name="Menu_20_item"><text:span text:style-name="T18">QTH Info:</text:span></text:span><text:span text:style-name="Menu_20_item"><text:span text:style-name="T19"> Checking this box will show the name of the ground station in the upper left corner of the polar view. The polar view on figure </text:span></text:span><text:span text:style-name="Menu_20_item"><text:span text:style-name="T19"><text:sequence-ref text:reference-format="value" text:ref-name="refFigure15">4.3</text:sequence-ref></text:span></text:span><text:span text:style-name="Menu_20_item"><text:span text:style-name="T19"> shows </text:span></text:span><text:span text:style-name="Menu_20_item"><text:span text:style-name="T21">sample</text:span></text:span><text:span text:style-name="Menu_20_item"><text:span text:style-name="T22">, since this is the name of the default ground station.</text:span></text:span></text:p>
            </text:list-item>
            <text:list-item>
              <text:p text:style-name="P80"><text:alphabetical-index-mark text:string-value="next event" text:key1="polar view"/><text:span text:style-name="Menu_20_item"><text:span text:style-name="T23">Next Event:</text:span></text:span><text:span text:style-name="Menu_20_item"><text:span text:style-name="T22"> Checking this box will show in the upper right corner which satellite will come up next as when it will come up. The time is shown as a countdown to the event. Figure </text:span></text:span><text:span text:style-name="Menu_20_item"><text:span text:style-name="T22"><text:sequence-ref text:reference-format="value" text:ref-name="refFigure15">4.3</text:sequence-ref></text:span></text:span><text:span text:style-name="Menu_20_item"><text:span text:style-name="T22">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text:span text:style-name="Menu_20_item"><text:span text:style-name="T22"><text:reference-ref text:reference-format="chapter" text:ref-name="sec_ModProp">2.3.3</text:reference-ref></text:span></text:span><text:span text:style-name="Menu_20_item"><text:span text:style-name="T22"> - </text:span></text:span><text:span text:style-name="Menu_20_item"><text:span text:style-name="T22"><text:reference-ref text:reference-format="text" text:ref-name="sec_ModProp">Module Properties</text:reference-ref></text:span></text:span><text:span text:style-name="Menu_20_item"><text:span text:style-name="T22">.</text:span></text:span></text:p>
            </text:list-item>
            <text:list-item>
              <text:p text:style-name="P80"><text:span text:style-name="Menu_20_item"><text:span text:style-name="T23">Cursor Position:</text:span></text:span><text:span text:style-name="Menu_20_item"><text:span text:style-name="T22"> If this option is set, the polar coordinates of the mouse pointer will be displayed in real-time in the lower left </text:span></text:span><text:span text:style-name="Menu_20_item"><text:span text:style-name="T22">corner of the graph.</text:span></text:span></text:p>
            </text:list-item>
            <text:list-item>
              <text:p text:style-name="P80"><text:span text:style-name="Menu_20_item"><text:span text:style-name="T23">Extra Az Ticks:</text:span></text:span><text:span text:style-name="Menu_20_item"><text:span text:style-name="T22"> Enabling this option will show some extra Azimuth ticks/axes on the polar graph at 30° intervals.</text:span></text:span></text:p>
            </text:list-item>
          </text:list>
        </text:list-item>
        <text:list-item>
          <text:p text:style-name="P80"><text:soft-page-break/><text:span text:style-name="Menu_20_item"><text:span text:style-name="T23">Colours:</text:span></text:span><text:span text:style-name="Menu_20_item"><text:span text:style-name="T22"> These options allow you to change all </text:span></text:span><text:alphabetical-index-mark-start text:id="IMark42277464" text:key1="polar view"/><text:span text:style-name="Menu_20_item"><text:span text:style-name="T22">colours</text:span></text:span><text:alphabetical-index-mark-end text:id="IMark42277464"/><text:span text:style-name="Menu_20_item"><text:span text:style-name="T22"> used in the polar view. You can pick a colour using a colour selector by clicking on the button that show the coloured rectangle. Note that the colours are specified using their red, green, and blue components </text:span></text:span><text:span text:style-name="Menu_20_item"><text:span text:style-name="T23">and</text:span></text:span><text:span text:style-name="Menu_20_item"><text:span text:style-name="T22"> an additional alpha channel. The alpha channel determines the transparency of the colour. The higher the value the less transparent is the colour</text:span></text:span><text:span text:style-name="Menu_20_item"><text:span text:style-name="T22">. Colours with an alpha value of 0 will be completely transparent, that is invisible! Colours which are very transparent may not be clearly visible on the colour picker button as is the case for the default Axes/Circles colour. Following colours can be set:</text:span></text:span></text:p>
          <text:list>
            <text:list-item>
              <text:p text:style-name="P80"><text:span text:style-name="Menu_20_item"><text:span text:style-name="T23">Background:</text:span></text:span><text:span text:style-name="Menu_20_item"><text:span text:style-name="T22"> The background colour.</text:span></text:span></text:p>
            </text:list-item>
            <text:list-item>
              <text:p text:style-name="P80"><text:span text:style-name="Menu_20_item"><text:span text:style-name="T23">Axes/Circles:</text:span></text:span><text:span text:style-name="Menu_20_item"><text:span text:style-name="T22"> This colour is used to draw the azimuth axes and the elevation circles.</text:span></text:span></text:p>
            </text:list-item>
            <text:list-item>
              <text:p text:style-name="P80"><text:span text:style-name="Menu_20_item"><text:span text:style-name="T23">Tick Labels: </text:span></text:span><text:span text:style-name="Menu_20_item"><text:span text:style-name="T22">The colour used for the tick label, e.g. N, W, S, and E.</text:span></text:span></text:p>
            </text:list-item>
            <text:list-item>
              <text:p text:style-name="P80"><text:span text:style-name="Menu_20_item"><text:span text:style-name="T23">Satellite: </text:span></text:span><text:span text:style-name="Menu_20_item"><text:span text:style-name="T22">The colour of the satellites and their labels.</text:span></text:span></text:p>
            </text:list-item>
            <text:list-item>
              <text:p text:style-name="P80"><text:span text:style-name="Menu_20_item"><text:span text:style-name="T23">Selected Sat.:</text:span></text:span><text:span text:style-name="Menu_20_item"><text:span text:style-name="T22"> The colour of the selected satellite and its label.</text:span></text:span></text:p>
            </text:list-item>
            <text:list-item>
              <text:p text:style-name="P80"><text:span text:style-name="Menu_20_item"><text:span text:style-name="T23">Sky Track:</text:span></text:span><text:span text:style-name="Menu_20_item"><text:span text:style-name="T22"> The colour used to draw the sky track of a satellite.</text:span></text:span></text:p>
            </text:list-item>
            <text:list-item>
              <text:p text:style-name="P80"><text:span text:style-name="Menu_20_item"><text:span text:style-name="T23">Info Text:</text:span></text:span><text:span text:style-name="Menu_20_item"><text:span text:style-name="T22"> The colour used for the additional information, e.g. Next Event.</text:span></text:span></text:p>
            </text:list-item>
          </text:list>
        </text:list-item>
        <text:list-item>
          <text:p text:style-name="P80"><text:span text:style-name="Menu_20_item"><text:span text:style-name="T23">Miscellaneous:</text:span></text:span></text:p>
          <text:list>
            <text:list-item>
              <text:p text:style-name="P80"><text:span text:style-name="Menu_20_item"><text:span text:style-name="T23">Show the sky tracks automatically:</text:span></text:span><text:span text:style-name="Menu_20_item"><text:span text:style-name="T22"> If you enable this check box the polar view will display the sky tracks for satellites as soon as they come in range. This means that you don't have to right click then select sky Track for each satellite. You can still hide the sky tracks manually.</text:span></text:span></text:p>
            </text:list-item>
          </text:list>
        </text:list-item>
      </text:list>
      <text:p text:style-name="Text_20_body"><text:span text:style-name="Menu_20_item"><text:span text:style-name="T22">There is no support to Save/Load colour schemes, nor is there any possibility to preview you changes. Should you end up with a bad colour </text:span></text:span><text:span text:style-name="Menu_20_item"><text:span text:style-name="T22">scheme, you can always reset the settings to either the global defaults or the built-in factory settings. You can do that using the </text:span></text:span><text:span text:style-name="GUI_20_Label"><text:span text:style-name="T24">Reset</text:span></text:span><text:span text:style-name="Menu_20_item"><text:span text:style-name="T22"> button located at the bottom of the page.</text:span></text:span></text:p>
      <text:h text:style-name="Heading_20_3" text:outline-level="3">The Single-Satellite View</text:h>
      <text:p text:style-name="Text_20_body">The <text:alphabetical-index-mark-start text:id="IMark42292280"/>single-satellite view<text:alphabetical-index-mark-end text:id="IMark42292280"/> is a simple table showing details of one satellite at a time. Figure <text:sequence-ref text:reference-format="value" text:ref-name="refFigure17">4.5</text:sequence-ref> shows a screen capture of the single-satellite view. Of course, you can pick any satellite that is associated to the parent module via the <text:span text:style-name="Menu_20_item">Select Satellite</text:span> menu item in the single-satellite <text:alphabetical-index-mark-start text:id="IMark48957192" text:key1="single-satellite view"/>pop-up menu<text:alphabetical-index-mark-end text:id="IMark48957192"/>.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well suited to be placed in the small rectangular container areas of those layouts, which can contain three views.</text:p>
      <text:p text:style-name="Text_20_body"><draw:frame draw:style-name="fr13" draw:name="Frame12" text:anchor-type="paragraph" svg:x="4.775cm" svg:y="0.61cm" svg:width="7.632cm" draw:z-index="12"><draw:text-box fo:min-height="9.555cm"><text:p text:style-name="Figure"><draw:frame draw:style-name="fr31" draw:name="graphics12" text:anchor-type="paragraph" svg:x="0.764cm" svg:y="0cm" svg:width="6.884cm" style:rel-width="90%" svg:height="8.294cm" style:rel-height="scale" draw:z-index="13"><draw:image xlink:href="Pictures/100002010000015F0000019732C19732.png" xlink:type="simple" xlink:show="embed" xlink:actuate="onLoad"/></draw:frame>Figure <text:sequence text:ref-name="refFigure17" text:name="Figure" text:formula="ooow:Figure+1" style:num-format="1">4.5</text:sequence>: The single-satellite view.</text:p></draw:text-box></draw:frame><text:soft-page-break/><text:span text:style-name="Menu_20_item"><text:span text:style-name="T19"/></text:span></text:p>
      <text:p text:style-name="P11"/>
      <text:h text:style-name="P92" text:outline-level="3">The Upcoming Passes View</text:h>
      <text:p text:style-name="P11">This view shows a simple list of the satellites in the module together with their Azimuth, Elevation and a count down clock until the next AOS/LOS. You can right click on the satellites to get info and predict future passes as in the other view.</text:p>
      <text:p text:style-name="P11">This view has no configuration options.</text:p>
      <text:p text:style-name="P11"><draw:frame draw:style-name="fr14" draw:name="Frame32" text:anchor-type="paragraph" svg:width="6.997cm" draw:z-index="78"><draw:text-box fo:min-height="5.623cm"><text:p text:style-name="Figure"><draw:frame draw:style-name="fr29" draw:name="graphics49" text:anchor-type="paragraph" svg:x="0.004cm" svg:y="0.002cm" svg:width="6.997cm" style:rel-width="100%" svg:height="4.695cm" style:rel-height="scale" draw:z-index="79"><draw:image xlink:href="Pictures/100000000000012F000000C0A1600C01.png" xlink:type="simple" xlink:show="embed" xlink:actuate="onLoad"/></draw:frame>Figure <text:sequence text:ref-name="refFigure18" text:name="Figure" text:formula="ooow:Figure+1" style:num-format="1">4.6</text:sequence>: The upcoming passes view.</text:p></draw:text-box></draw:frame></text:p>
      <text:p text:style-name="P11"/>
      <text:h text:style-name="P94"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p text:style-name="Text_20_body">The parameters gpredict uses for predicting satellite passes in the future can be customised to a great extent. To get access to these parameters go to <text:span text:style-name="T8">Edit </text:span><text:span text:style-name="T46">→</text:span><text:span text:style-name="T8"> Preferences</text:span><text:span text:style-name="T9"> and click on the </text:span><text:span text:style-name="T8">Predict</text:span><text:span text:style-name="T9"> button. You will be presented with a notebook containing the prediction parameters organised in four notebook pages, see figure </text:span><text:span text:style-name="T9"><text:sequence-ref text:reference-format="value" text:ref-name="refFigure19">5.1</text:sequence-ref></text:span><text:span text:style-name="T9">.</text:span></text:p>
      <text:h text:style-name="Heading_20_3" text:outline-level="3">Pass Conditions</text:h>
      <text:p text:style-name="Text_20_body">The parameters on this page define how gpredict predicts future passes for satellites.</text:p>
      <text:p text:style-name="P57"><draw:frame draw:style-name="fr15" draw:name="Frame28" text:anchor-type="paragraph" svg:width="15.002cm" draw:z-index="60"><draw:text-box fo:min-height="10.772cm"><text:p text:style-name="Figure"><draw:frame draw:style-name="fr32" draw:name="graphics43" text:anchor-type="paragraph" svg:x="0.004cm" svg:y="0.002cm" svg:width="15.002cm" style:rel-width="100%" svg:height="10.772cm" style:rel-height="scale" draw:z-index="61"><draw:image xlink:href="Pictures/100000000000032400000260EA70402F.png" xlink:type="simple" xlink:show="embed" xlink:actuate="onLoad"/></draw:frame>Figure <text:sequence text:ref-name="refFigure19" text:name="Figure" text:formula="ooow:Figure+1" style:num-format="1">5.1</text:sequence>: Parameters that control pass predictions.</text:p></draw:text-box></draw:frame>Minimum elevation</text:p>
      <text:p text:style-name="P9"><text:span text:style-name="T9">This parameter define what gpredict should consider as a satellite pass. If the elevation of the satellite stays below this threshold gpredict will discard </text:span><text:soft-page-break/><text:span text:style-name="T9">the pass and not will include it in the list of passes.</text:span></text:p>
      <text:p text:style-name="P57">Number of passes to predict</text:p>
      <text:p text:style-name="P13">This parameter defines how many passes gpredict should try to find when looking for future passes.</text:p>
      <text:p text:style-name="P57">Passes should occur within</text:p>
      <text:p text:style-name="P13">This parameter sets the time limit within which the predicted passes should occur. When the time variable in the prediction algorithm reaches this time limit gpredict will stop looking for passes even if it has not found the number of passes requested in the previous parameter. </text:p>
      <text:p text:style-name="P13">These two parameter should therefore be thought of as “either or”, i.e. gpredict will either stop when it has found X number of passes or when it reaches the time limit – whichever comes first.</text:p>
      <text:p text:style-name="P57">Time resolution</text:p>
      <text:p text:style-name="P13">When showing the details of a given pass gpredict will try to reach the time resolution specified with this parameter. This resolution should be thought of as a lower limit – the number of entries (next option) in the detailed pass prediction window will have precedence over this condition.</text:p>
      <text:p text:style-name="P57">Number of entries</text:p>
      <text:p text:style-name="P13">This parameter defines the number of entries gpredict should display in the detailed pass prediction window. The exact number might deviate from this but it will always be around this number.</text:p>
      <text:p text:style-name="P57">Twilight threshold</text:p>
      <text:p text:style-name="P13">This parameter has influence on when gpredict considers a satellite to be visible. Theoretically, a satellite can be visible if it is in sunlight but the ground station is in darkness. The problem is that darkness in this respect is not an absolute entity and this parameter defines the threshold for the elevation of the Sun at which the ground station is considered to be in darkness.</text:p>
      <text:p text:style-name="P13">Following definitions exist for twilight:</text:p>
      <table:table table:name="Table19" table:style-name="Table19">
        <table:table-column table:style-name="Table19.A"/>
        <table:table-column table:style-name="Table19.B"/>
        <table:table-row>
          <table:table-cell table:style-name="Table19.A1" office:value-type="string">
            <text:p text:style-name="P17">Civil twilight</text:p>
          </table:table-cell>
          <table:table-cell office:value-type="string">
            <text:p text:style-name="P17">0<text:span text:style-name="T40">°</text:span> to -6<text:span text:style-name="T40">°</text:span></text:p>
          </table:table-cell>
        </table:table-row>
        <table:table-row>
          <table:table-cell office:value-type="string">
            <text:p text:style-name="P17">Nautical twilight</text:p>
          </table:table-cell>
          <table:table-cell office:value-type="string">
            <text:p text:style-name="P17">-6<text:span text:style-name="T40">°</text:span> to -12<text:span text:style-name="T40">°</text:span></text:p>
          </table:table-cell>
        </table:table-row>
        <table:table-row>
          <table:table-cell office:value-type="string">
            <text:p text:style-name="P17">Astronomical twilight</text:p>
          </table:table-cell>
          <table:table-cell office:value-type="string">
            <text:p text:style-name="P17">-12<text:span text:style-name="T40">°</text:span> to -18<text:span text:style-name="T40">°</text:span></text:p>
          </table:table-cell>
        </table:table-row>
      </table:table>
      <text:p text:style-name="P13">For most uses the “civil darkness” will be adequate.</text:p>
      <text:p text:style-name="P54">Always use real time for pass predictions</text:p>
      <text:p text:style-name="P13">If you check this option Gpredict will always use the current system time as starting point for future pass predictions, even when you are running in simulation mode. If you leave the box unchecked Gpredict will take the time from the time controller to predict future passes from.</text:p>
      <text:h text:style-name="Heading_20_3" text:outline-level="3">Multiple Passes</text:h>
      <text:p text:style-name="Text_20_body">The check-boxes on this page allows you to select what data gpredict should show when listing multiple passes. You can choose between:</text:p>
      <text:list xml:id="list793019548" text:style-name="L14">
        <text:list-item>
          <text:p text:style-name="P81">Acquisition of signal (AOS) – the time when the satellite comes within range.</text:p>
        </text:list-item>
        <text:list-item>
          <text:p text:style-name="P81">Time of closest approach (TCA) – the time when the elevation of the <text:soft-page-break/>satellite is at maximum during the pass.</text:p>
        </text:list-item>
        <text:list-item>
          <text:p text:style-name="P81">Loss of signal (LOS) – the time when the satellite goes out of range again.</text:p>
        </text:list-item>
        <text:list-item>
          <text:p text:style-name="P81">Duration of the pass.</text:p>
        </text:list-item>
        <text:list-item>
          <text:p text:style-name="P81">Maximum elevation during the pass.</text:p>
        </text:list-item>
        <text:list-item>
          <text:p text:style-name="P81">The satellite Azimuth when it comes within range.</text:p>
        </text:list-item>
        <text:list-item>
          <text:p text:style-name="P81">The satellite Azimuth at the time of closest approach.</text:p>
        </text:list-item>
        <text:list-item>
          <text:p text:style-name="P81">The azimuth when the satellite goes out of range.</text:p>
        </text:list-item>
        <text:list-item>
          <text:p text:style-name="P81">The orbit during which the pass will occur.</text:p>
        </text:list-item>
        <text:list-item>
          <text:p text:style-name="P81">The visibility of the satellite during the pass. Note that the visibility can change during the pass. This field will show a combination of three letters each of them indicating a visibility state (V=visible, D=daylight, E=eclipsed).</text:p>
        </text:list-item>
      </text:list>
      <text:p text:style-name="Text_20_body"><draw:frame draw:style-name="fr15" draw:name="Frame29" text:anchor-type="paragraph" svg:width="15.002cm" draw:z-index="62"><draw:text-box fo:min-height="10.772cm"><text:p text:style-name="Figure"><draw:frame draw:style-name="fr22" draw:name="graphics44" text:anchor-type="paragraph" svg:x="0.004cm" svg:y="0.002cm" svg:width="15.002cm" style:rel-width="100%" svg:height="10.772cm" style:rel-height="scale" draw:z-index="63"><draw:image xlink:href="Pictures/100000000000032400000260BCCB3618.png" xlink:type="simple" xlink:show="embed" xlink:actuate="onLoad"/></draw:frame>Figure <text:sequence text:ref-name="refFigure20" text:name="Figure" text:formula="ooow:Figure+1" style:num-format="1">5.2</text:sequence>: Configuration options for multiple pass predictions.</text:p></draw:text-box></draw:frame></text:p>
      <text:h text:style-name="Heading_20_3" text:outline-level="3"><text:soft-page-break/>Single Pass</text:h>
      <text:p text:style-name="Text_20_body"><draw:frame draw:style-name="fr15" draw:name="Frame30" text:anchor-type="paragraph" svg:width="15.002cm" draw:z-index="64"><draw:text-box fo:min-height="10.772cm"><text:p text:style-name="Figure"><draw:frame draw:style-name="fr22" draw:name="graphics45" text:anchor-type="paragraph" svg:x="0.004cm" svg:y="0.002cm" svg:width="15.002cm" style:rel-width="100%" svg:height="10.772cm" style:rel-height="scale" draw:z-index="65"><draw:image xlink:href="Pictures/100000000000032400000260847934EF.png" xlink:type="simple" xlink:show="embed" xlink:actuate="onLoad"/></draw:frame>Figure <text:sequence text:ref-name="refFigure21" text:name="Figure" text:formula="ooow:Figure+1" style:num-format="1">5.3</text:sequence>: Configuration options for single pass predictions.</text:p></draw:text-box></draw:frame>The check-boxes on this page allows you to select which data fields gpredict should include when showing details about a pass. The choices are pretty much the same as for the list view and the single satellite view.</text:p>
      <text:h text:style-name="Heading_20_2" text:outline-level="2">Sky at a Glance</text:h>
      <text:p text:style-name="Text_20_body"><draw:frame draw:style-name="fr16" draw:name="Frame19" text:anchor-type="paragraph" svg:width="12.762cm" draw:z-index="30"><draw:text-box fo:min-height="4.736cm"><text:p text:style-name="Figure"><draw:frame draw:style-name="fr33" draw:name="graphics21" text:anchor-type="paragraph" svg:y="0.213cm" svg:width="11.899cm" style:rel-width="93%" svg:height="5.914cm" style:rel-height="scale" draw:z-index="59"><draw:image xlink:href="Pictures/10000000000002920000013ED74ED328.png" xlink:type="simple" xlink:show="embed" xlink:actuate="onLoad"/></draw:frame>Figure <text:sequence text:ref-name="refFigure22" text:name="Figure" text:formula="ooow:Figure+1" style:num-format="1">5.4</text:sequence>: The sky at a glance.</text:p></draw:text-box></draw:frame></text:p>
      <text:p text:style-name="Text_20_body"><text:soft-page-break/>The sky at a glance window gives you a quick overview of upcoming satellite passes for all satellites of a given module. The only parameter controlling the behaviour of this function is the length of the time axis, i.e. the time within which the passes should occur.</text:p>
      <text:p text:style-name="Text_20_body">Besides that you can customise the colours used for each satellite. The sky at a glance window will show up to 10 satellites from the given module.</text:p>
      <text:p text:style-name="Text_20_body"><draw:frame draw:style-name="fr15" draw:name="Frame31" text:anchor-type="paragraph" svg:width="15.002cm" draw:z-index="66"><draw:text-box fo:min-height="10.772cm"><text:p text:style-name="Figure"><draw:frame draw:style-name="fr22" draw:name="graphics46" text:anchor-type="paragraph" svg:x="0.004cm" svg:y="0.002cm" svg:width="15.002cm" style:rel-width="100%" svg:height="10.772cm" style:rel-height="scale" draw:z-index="67"><draw:image xlink:href="Pictures/10000000000003240000026033CFD785.png" xlink:type="simple" xlink:show="embed" xlink:actuate="onLoad"/></draw:frame>Figure <text:sequence text:ref-name="refFigure23" text:name="Figure" text:formula="ooow:Figure+1" style:num-format="1">5.5</text:sequence>: Configuration options for the Sky at a glance function.</text:p></draw:text-box></draw:frame></text:p>
      <text:h text:style-name="Heading_20_2" text:outline-level="2">Communication Windows</text:h>
      <text:p text:style-name="Text_20_body">This function is currently under development.</text:p>
      <text:h text:style-name="Heading_20_2" text:outline-level="2">The Advanced Predictor</text:h>
      <text:p text:style-name="Text_20_body">This function is currently under development.</text:p>
      <text:h text:style-name="P94" text:outline-level="1"><text:reference-mark-start text:name="ch_TleUpd"/>Updating the Orbital Elements<text:reference-mark-end text:name="ch_TleUpd"/></text:h>
      <text:h text:style-name="Heading_20_2" text:outline-level="2">Overview</text:h>
      <text:p text:style-name="Text_20_body">Gpredict uses the NORAD SDP4/SDP4 algorithms to calculate the position of Earth orbiting satellites at any given time. These algorithms require knowledge about the orbit of the satellite as well as the position of the satellite on the orbit at some time T<text:span text:style-name="T6">0</text:span> a.k.a Epoch. These data are included with gpredict in so-called TLE files.</text:p>
      <text:p text:style-name="Text_20_body">Unfortunately, in the real world the dynamics of an Earth orbiting satellite can only be approximated (at least within reasonable time limit) and the SGP4/SDP4 algorithm is no exception to it. As the time difference to Epoch increases the calculation errors become more and more significant, in particular for satellites in low Earth orbit (few hundred km). Therefore, the TLE files containing orbital elements at Epoch must be updated regularly in order to stay up to date. Depending on the intended use of gpredict, an update frequency between 1 and 4 weeks is reasonable.</text:p>
      <text:p text:style-name="Text_20_body">Gpredict offers you three different ways to update the orbital elements at Epoch (T<text:span text:style-name="T6">0</text:span>):</text:p>
      <text:list xml:id="list1893569776" text:style-name="L15">
        <text:list-item>
          <text:p text:style-name="P82">Automatic updates from the web via HTTP or FTP. This is the most convenient way to update the orbital elements since gpredict will automatically download the latest data and update the local database.</text:p>
        </text:list-item>
        <text:list-item>
          <text:p text:style-name="P82">Automatic updates from local files. This method can be used to update from files that have been acquired from sources that can not be accessed with gpredict (e.g. email).</text:p>
        </text:list-item>
        <text:list-item>
          <text:p text:style-name="P82">Manual update using the built-in orbital elements editor. This is definitely the least preferred way for updating orbital elements, nevertheless the method is useful for adding your own satellites to the gpredict database, and experiment with satellite orbits.</text:p>
        </text:list-item>
      </text:list>
      <text:p text:style-name="Text_20_body">Each of these methods are described in details in the following sections.</text:p>
      <text:p text:style-name="Text_20_body">Gpredict stores the orbital elements in the NASA/NORAD two-line format<text:note text:id="ftn5" text:note-class="footnote"><text:note-citation>5</text:note-citation><text:note-body><text:p text:style-name="Footnote">Actually, the NASA two-line format contains three lines for each satellite: One line for the satellite name and two data lines. There is also the NASA <text:span text:style-name="T34">bare two-line format, which contains only two lines per satellite since it omits the line with the satellite name.</text:span></text:p></text:note-body></text:note>, and the data you use to update the TLE files need to be in this format.</text:p>
      <text:h text:style-name="Heading_20_2" text:outline-level="2"><text:soft-page-break/>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the internet</text:span> menu item in the menu bar. When you do that, gpredict will by default fetch a subset of the TLE files available from <text:a xlink:type="simple" xlink:href="http://celestrak.com/">http://celestrak.com/</text:a>, and update the internal database using the downloaded files. A small dialogue window showing the progress of the update process will pop up when you start the update. Please don't interrupt the process by forcing this dialogue to close. Sometimes, when the network connection to the remote server is slow or otherwise bad, it may take some time until gpredict decides to give up and cancel the update process. There is a built-in connection time-out of 10 seconds per data file. If gpredict fails to retrieve fresh TLE data the process will go through but at the end you will see that the number of satellites updated is 0.</text:p>
      <text:p text:style-name="Text_20_body">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GUI_20_Label"><text:span text:style-name="T13">→ </text:span></text:span><text:span text:style-name="GUI_20_Label">Preferences </text:span><text:span text:style-name="GUI_20_Label"><text:span text:style-name="T13">→ </text:span></text:span><text:span text:style-name="GUI_20_Label">General </text:span><text:span text:style-name="GUI_20_Label"><text:span text:style-name="T13">→ </text:span></text:span><text:span text:style-name="GUI_20_Label">TLE Update</text:span>. Figure <text:sequence-ref text:reference-format="value" text:ref-name="refFigure24">6.1</text:sequence-ref> shows how this configuration page looks like.</text:p>
      <text:h text:style-name="Heading_20_3" text:outline-level="3"><draw:frame draw:style-name="fr2" draw:name="Frame15" text:anchor-type="paragraph" svg:width="15.002cm" draw:z-index="24"><draw:text-box fo:min-height="10.82cm"><text:p text:style-name="Figure"><draw:frame draw:style-name="fr29" draw:name="graphics16" text:anchor-type="paragraph" svg:x="0.004cm" svg:y="0.002cm" svg:width="15.002cm" style:rel-width="100%" svg:height="9.566cm" style:rel-height="scale" draw:z-index="25"><draw:image xlink:href="Pictures/10000201000003400000023687DCF048.png" xlink:type="simple" xlink:show="embed" xlink:actuate="onLoad"/></draw:frame>Figure <text:sequence text:ref-name="refFigure24"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text:soft-page-break/>default value is weekly, and it seems to be a good update <text:alphabetical-index-mark-start text:id="IMark49223560" text:key1="TLE Update"/>frequency<text:alphabetical-index-mark-end text:id="IMark49223560"/> for most users.</text:p>
      <text:p text:style-name="Text_20_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p text:style-name="Text_20_body">Please note that both the notification mechanism and the autonomous, silent update are relatively new functions in gpredict. Consequently they are far from perfect and are most likely to undergo improvements in future versions of gpredict. Your comments and suggestions will be highly appreciated.</text:p>
      <text:h text:style-name="Heading_20_3" text:outline-level="3">Update from the Internet</text:h>
      <text:p text:style-name="Text_20_body">In order to perform automatic or semi-automatic TLE-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xml:id="list1563508355" text:style-name="L16">
        <text:list-item>
          <text:p text:style-name="P83"><text:span text:style-name="GUI_20_Label">Remote server:</text:span> This specifies the complete remote URL consisting of the network protocol (HTTP, FTP, etc.), the server name, as well as the directory on the server where the files are located.</text:p>
        </text:list-item>
        <text:list-item>
          <text:p text:style-name="P83"><text:span text:style-name="GUI_20_Label">Proxy server:</text:span> If you are behind a proxy server, you can enter the name or address of the server here.</text:p>
        </text:list-item>
        <text:list-item>
          <text:p text:style-name="P83"><text:span text:style-name="GUI_20_Label">Files to fetch:</text:span> A list of files that should be downloaded from the remote server. The files should be separated by a <text:span text:style-name="GUI_20_Label">;</text:span> (semicolon).</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7">protocol://user:password@example.com/path/</text:p>
      <text:p text:style-name="P8">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gpredict.cfg</text:span> file so that only you have read and write permissions on it. At the same time, please submit a feature <text:soft-page-break/>request at <text:a xlink:type="simple" xlink:href="http://sourceforge.net/projects/groundstation">http://sourceforge.net/projects/gpredict</text:a> asking us to implement better handling of passwords in gpredict – if enough people complain about this we will eventually have to do something about it.</text:p>
      <text:h text:style-name="Heading_20_2" text:outline-level="2">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data from local files, you can do the following:</text:p>
      <text:list xml:id="list1166416733" text:style-name="L17">
        <text:list-item>
          <text:p text:style-name="P84">Acquire the fresh TLE files and store them in a directory. The files must be in the NASA two-line format.</text:p>
        </text:list-item>
        <text:list-item>
          <text:p text:style-name="P84">Select the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local files</text:span> menu entry in the menu bar.</text:p>
        </text:list-item>
      </text:list>
      <text:p text:style-name="Text_20_body">Gpredict will then ask you to specify a directory where the fresh TLE files are located, see figure <text:sequence-ref text:reference-format="value" text:ref-name="refFigure25">6.2</text:sequence-ref>. Click the button, select <text:span text:style-name="GUI_20_Label">Other...</text:span> in the list of entries, and find the directory where the fresh TLE files are located. Click OK and you'll see the same progress dialogue as in the case of updating from the internet.</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text:p>
      <text:p text:style-name="Text_20_body"><draw:frame draw:style-name="fr7" draw:name="Frame16" text:anchor-type="paragraph" svg:width="11.444cm" draw:z-index="22"><draw:text-box fo:min-height="6.53cm"><text:p text:style-name="Figure"><draw:frame draw:style-name="fr27" draw:name="graphics17" text:anchor-type="paragraph" svg:y="0.002cm" svg:width="8.08cm" style:rel-width="74%" svg:height="4.87cm" style:rel-height="scale" draw:z-index="23"><draw:image xlink:href="Pictures/1000020100000151000000C07AC421A0.png" xlink:type="simple" xlink:show="embed" xlink:actuate="onLoad"/></draw:frame>Figure <text:sequence text:ref-name="refFigure25" text:name="Figure" text:formula="ooow:Figure+1" style:num-format="1">6.2</text:sequence>: Selecting a directory to update the TLE data from.</text:p></draw:text-box></draw:frame></text:p>
      <text:h text:style-name="Heading_20_2" text:outline-level="2">Manual Update</text:h>
      <text:p text:style-name="Text_20_body">This function has not been implemented yet and is currently disabled.</text:p>
      <text:p text:style-name="Text_20_body"/>
      <text:h text:style-name="Heading_20_1" text:outline-level="1"><text:reference-mark-start text:name="ch_RigRotCtrl"/>Controlling Radios and Rotators<text:reference-mark-end text:name="ch_RigRotCtrl"/></text:h>
      <text:h text:style-name="Heading_20_2" text:outline-level="2">Overview</text:h>
      <text:p text:style-name="Text_20_body">Beginning with version 1.0 gpredict can do Doppler tuning of radios and tracking of antenna rotators via Hamlib, see <text:a xlink:type="simple" xlink:href="http://hamlib.sourceforge.net/">http://hamlib.sourceforge.net/</text:a>. This is done via hamlib's rigctld and rotctld TCP/IP interface and requires that hamlib version 1.2.8 or later<text:note text:id="ftn6" text:note-class="footnote"><text:note-citation>6</text:note-citation><text:note-body><text:p text:style-name="Footnote">For radio control only you can use hamlib version 1.2.7, but for antenna rotator you will need version 1.2.8 or later. At the time of writing hamlib 1.2.8 has not been released yet. However, you can safely use the development version of the code from <text:a xlink:type="simple" xlink:href="http://hamlib.sourceforge.net/bleeding-edge/">http://hamlib.sourceforge.net/bleeding-edge/</text:a> - use one from 20 Sep 2008 or later.</text:p></text:note-body></text:note> is installed on the computer to which your radio and/or rotator device is connected.</text:p>
      <text:p text:style-name="Text_20_body">Since this interface uses an internet protocol, you can either have gpredict control devices connected to the same computer or you can control devices connected to a remote computer.</text:p>
      <text:p text:style-name="Text_20_body">Gpredict is very flexible when it comes to controlling radios. You can use both receivers, transmitters, and transceivers. You can even use two separate radios for uplink and downlink.</text:p>
      <text:p text:style-name="Text_20_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 <text:a xlink:type="simple" xlink:href="http://forum.oz9aec.net/">http://forum.oz9aec.net/</text:a> .</text:p>
      <text:p text:style-name="Text_20_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name="Table6" table:style-name="Table6">
        <table:table-column table:style-name="Table6.A"/>
        <table:table-column table:style-name="Table6.B"/>
        <table:table-row>
          <table:table-cell table:style-name="Table6.A1" office:value-type="string">
            <text:p text:style-name="P7"><draw:frame draw:style-name="fr26" draw:name="graphics24" text:anchor-type="as-char" svg:width="1.355cm" svg:height="1.355cm" draw:z-index="31"><draw:image xlink:href="Pictures/100002010000003000000030C9DF8FA8.png" xlink:type="simple" xlink:show="embed" xlink:actuate="onLoad"/></draw:frame></text:p>
          </table:table-cell>
          <table:table-cell table:style-name="Table6.B1" office:value-type="string">
            <text:p text:style-name="P34">Connecting gpredict to a hardware device without knowing that the hamlib driver works properly may cause serious damage to your hardware and for the surrounding environment.</text:p>
            <text:p text:style-name="P34">Regardless of whether your setup works or not, please provide feedback to the developers via the Gpredict Froum at <text:a xlink:type="simple" xlink:href="http://forum.oz9aec.net/">http://forum.oz9aec.net/</text:a> </text:p>
          </table:table-cell>
        </table:table-row>
      </table:table>
      <text:p text:style-name="Text_20_body"><text:soft-page-break/></text:p>
      <text:h text:style-name="Heading_20_2" text:outline-level="2">Hamlib Tutorial</text:h>
      <text:p text:style-name="Text_20_body">This section gives you an introduction to hamlib and in particular to the command line utilities that come with it. It is very important that you know how to use these tools – otherwise you will not be able to configure gpredict properly. If you are already familiar with the hamlib command line utitlities you can skip this section. </text:p>
      <text:p text:style-name="Text_20_body">Hamlib is a set of libraries that provide low-level radio and antenna rotator drivers for applications such as gpredict. Besides the libraries hamlib includes a few command line utilities that allow testing of the drivers. These are:</text:p>
      <text:list xml:id="list538233310" text:style-name="L18">
        <text:list-item>
          <text:p text:style-name="P85"><text:span text:style-name="T8">rigctl</text:span> – allows you to send commands to your radio from the command line</text:p>
        </text:list-item>
        <text:list-item>
          <text:p text:style-name="P85"><text:span text:style-name="T8">rotctl</text:span> – allows you send commands to your antenna rotator from the command line</text:p>
        </text:list-item>
        <text:list-item>
          <text:p text:style-name="P85"><text:span text:style-name="T8">rigctld</text:span> – allows you to send commands to your radio via a network interface using TCP/IP protocol</text:p>
        </text:list-item>
        <text:list-item>
          <text:p text:style-name="P85"><text:span text:style-name="T8">rotctld</text:span> – allows you to send commands to your antenna rotator via a network interface using TCP/IP protocol</text:p>
        </text:list-item>
      </text:list>
      <text:p text:style-name="Text_20_body">For testing the hamlib driver with your radio and/or rotator you will use rigctl and rotctl. For setting up gpredict to control your devices you will use rigctld and rotctld. All of these command line utilities have their own manual pages that can be accessed by typing <text:span text:style-name="T33">man rigctl</text:span><text:span text:style-name="T34"> in a terminal. While this tutorial gives you a brief introduction to hamilb so that you know just enough to configure gpredict, I strongly encourage you to study these manual pages for a complete reference about these tools.</text:span></text:p>
      <text:p text:style-name="P10">Before you can use the hamlib tools you will need to gather some info about your devices. These are</text:p>
      <table:table table:name="Table8" table:style-name="Table8">
        <table:table-column table:style-name="Table8.A"/>
        <table:table-column table:style-name="Table8.B"/>
        <table:table-row>
          <table:table-cell table:style-name="Table8.A1" office:value-type="string">
            <text:p text:style-name="P38">Model number</text:p>
          </table:table-cell>
          <table:table-cell table:style-name="Table8.B1" office:value-type="string">
            <text:p text:style-name="P37">This is the Hamlib ID of your particular radio or rotator. The complete list of supported radios and rotators and their hamlib ID can be obtained by executing:</text:p>
            <text:p text:style-name="P39">rigctl --list</text:p>
            <text:p text:style-name="P37">or</text:p>
            <text:p text:style-name="P39">rotctl --list</text:p>
            <text:p text:style-name="P37">If you are human and cannot read the whole list while it scrolls by, try using <text:span text:style-name="Source_20_Text">grep</text:span> or <text:span text:style-name="Source_20_Text">less. </text:span>For example, to find the ID of the YAESU FT-847 try:</text:p>
            <text:p text:style-name="P59">rigctl --list | grep FT-847 <text:s text:c="20"/><text:line-break/><text:soft-page-break/>101 <text:s text:c="4"/>Yaesu <text:s text:c="5"/>FT-847 <text:s text:c="5"/>0.2 <text:s text:c="2"/>Alpha</text:p>
            <text:p text:style-name="P40">This tells you that the FT-847 has model ID 101, the driver has version number 0.2 and is considered to be in Alpha state (meaning that it hasn't been tested using a real radio).</text:p>
          </table:table-cell>
        </table:table-row>
        <table:table-row>
          <table:table-cell table:style-name="Table8.A2" office:value-type="string">
            <text:p text:style-name="P38">Device</text:p>
          </table:table-cell>
          <table:table-cell table:style-name="Table8.B2" office:value-type="string">
            <text:p text:style-name="P37">This is the Unix file name of the device where your radio/rotator is connected to. Serial devices are usually called /dev/ttyS0, /dev/ttyS1 and so on. USB devices including USB to serial adaptors appear as /dev/ttyUSB0, /dev/ttyUSB1, etc.</text:p>
          </table:table-cell>
        </table:table-row>
        <table:table-row>
          <table:table-cell table:style-name="Table8.A2" office:value-type="string">
            <text:p text:style-name="P38">Serial Speed</text:p>
          </table:table-cell>
          <table:table-cell table:style-name="Table8.B2" office:value-type="string">
            <text:p text:style-name="P37">This is usually set in your radio and although hamlib provides some default values, it is safest to specify it when you load the driver</text:p>
          </table:table-cell>
        </table:table-row>
        <table:table-row>
          <table:table-cell table:style-name="Table8.A2" office:value-type="string">
            <text:p text:style-name="P38">CIV Address</text:p>
          </table:table-cell>
          <table:table-cell table:style-name="Table8.B2" office:value-type="string">
            <text:p text:style-name="P37">For ICOM radios you will need to know the CIV-address if it has been changed from the default CIV address. If your ICOM radio uses the factory default settings you do not need to tell hamlib what CIV to use.</text:p>
          </table:table-cell>
        </table:table-row>
        <table:table-row>
          <table:table-cell table:style-name="Table8.A2" office:value-type="string">
            <text:p text:style-name="P38">DTR and CTS settings</text:p>
          </table:table-cell>
          <table:table-cell table:style-name="Table8.B2" office:value-type="string">
            <text:p text:style-name="P37">Some special interfaces, e.g. Microham USB I/F, use the DTR and CTS lines for specific purposes such as PTT and CW keying. Hamlib sets these lines ON by default and you might need to disable it explicitly.</text:p>
          </table:table-cell>
        </table:table-row>
      </table:table>
      <text:p text:style-name="P10"/>
      <table:table table:name="Table7" table:style-name="Table7">
        <table:table-column table:style-name="Table7.A"/>
        <table:table-column table:style-name="Table7.B"/>
        <table:table-row>
          <table:table-cell table:style-name="Table7.A1" office:value-type="string">
            <text:p text:style-name="P7"/>
          </table:table-cell>
          <table:table-cell table:style-name="Table7.B1" office:value-type="string">
            <text:p text:style-name="P34">Hamlib provides a driver for a fictive radio and rotator <draw:frame draw:style-name="fr30" draw:name="graphics25" text:anchor-type="char" svg:x="-1.997cm" svg:y="0.758cm" svg:width="1.27cm" svg:height="1.27cm" draw:z-index="49"><draw:image xlink:href="Pictures/10000201000000300000003048AE5B40.png" xlink:type="simple" xlink:show="embed" xlink:actuate="onLoad"/></draw:frame>called <text:span text:style-name="T36">dummy</text:span><text:span text:style-name="T35">. This driver has model number 1 and you can use this driver while you learn to use the command line utilities. It is also recommended to use this driver while you get used to the controller user interface in Gpredict.</text:span></text:p>
          </table:table-cell>
        </table:table-row>
      </table:table>
      <text:p text:style-name="P49"/>
      <text:h text:style-name="Heading_20_3" text:outline-level="3">Rigctl</text:h>
      <text:p text:style-name="Text_20_body">Rigctl is an interactive command line tool for sending command to and reading status from your radio. When you invoke rigctl you need to tell it which radio you want to control and how to connect to it. For example, the command line:</text:p>
      <text:p text:style-name="Box"><text:span text:style-name="T54">rigctl --model=344 --rig-file=/dev/ttyUSB0</text:span> </text:p>
      <text:p text:style-name="Text_20_body">will connect to you ICOM IC-910 connected to the first USB port using the default settings for serial speed, CIV address, etc. </text:p>
      <text:p text:style-name="Text_20_body">The command line arguments also have a short version consisting of a single letter. Using the short version the above command would be:</text:p>
      <text:p text:style-name="Box"><text:soft-page-break/><text:span text:style-name="T54">rigctl -m 334 -r /dev/ttyUSB0</text:span> </text:p>
      <text:p text:style-name="Text_20_body">You can mix the short and long versions as you whish.</text:p>
      <text:p text:style-name="Text_20_body">By default, hamlib sets the DTR and RTS lines of the RS232 interface high. If you have an adaptor that uses these lines for special purposes such as CW and PTT you will need to disable the lines using the <text:span text:style-name="T54">--set-conf</text:span> option:</text:p>
      <text:p text:style-name="Box"><text:span text:style-name="T54">rigctl –model=334 ... </text:span><text:s/>--set-conf=dtr_state=OFF,rts_state=OFF</text:p>
      <text:p text:style-name="Text_20_body">There are many other configuration options that can be modified using the <text:span text:style-name="T54">--set-conf</text:span> command line argument. To get a complete list of the configuration options simply type <text:span text:style-name="T54">rigctl -L</text:span><text:span text:style-name="T40">.</text:span></text:p>
      <text:p text:style-name="Text_20_body"><text:span text:style-name="T40">Another very useful option is the </text:span><text:span text:style-name="T54">-v</text:span><text:span text:style-name="T40"> parameter, which specifies verbosity level of the debug messages that are printed by rigctl. The more v's you include the higher the verbosity of the output messages. The highest number is 5 corresponding to </text:span><text:span text:style-name="T54">-vvvvv</text:span><text:span text:style-name="T40"> which will print as much as possible – in most cases even the RS232 traffic. This is very useful for debugging bogus drivers.</text:span></text:p>
      <text:p text:style-name="Text_20_body"><text:span text:style-name="T40">Table </text:span><text:span text:style-name="T40"><text:sequence-ref text:reference-format="value" text:ref-name="refTable4">7.1</text:sequence-ref></text:span><text:span text:style-name="T40"> below lists some of the most common command line options for rigctl. For a complete reference you should consult the rigctl manual page, i.e. </text:span><text:span text:style-name="T54">man rigctl</text:span><text:span text:style-name="T40"> .</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2" office:value-type="string">
              <text:p text:style-name="Table_20_Heading">Command</text:p>
            </table:table-cell>
            <table:covered-table-cell/>
            <table:table-cell table:style-name="Table16.C1" office:value-type="string">
              <text:p text:style-name="P58">Description</text:p>
            </table:table-cell>
          </table:table-row>
        </table:table-header-rows>
        <table:table-row>
          <table:table-cell table:style-name="Table16.A2" office:value-type="string">
            <text:p text:style-name="P17">-m ID</text:p>
          </table:table-cell>
          <table:table-cell table:style-name="Table16.B2" office:value-type="string">
            <text:p text:style-name="P17">--model=ID</text:p>
          </table:table-cell>
          <table:table-cell table:style-name="Table16.C2" office:value-type="string">
            <text:p text:style-name="P19">Specify the model ID of your radio. See <text:span text:style-name="T54">rigctl --list</text:span> for a complete list of supported radios or on the web:</text:p>
            <text:p text:style-name="P19"><text:a xlink:type="simple" xlink:href="http://hamlib.sourceforge.net/support.html">http://hamlib.sourceforge.net/support.html</text:a> </text:p>
          </table:table-cell>
        </table:table-row>
        <table:table-row>
          <table:table-cell table:style-name="Table16.A2" office:value-type="string">
            <text:p text:style-name="P17">-r dev</text:p>
          </table:table-cell>
          <table:table-cell table:style-name="Table16.B3" office:value-type="string">
            <text:p text:style-name="P17">--rig-file=dev</text:p>
          </table:table-cell>
          <table:table-cell table:style-name="Table16.C2" office:value-type="string">
            <text:p text:style-name="P19">The file name of the device where your radio is connected. Serial ports usually have file names /dev/ttyS0, /dev/ttyS1, etc. while USB adapter including USB-to-RS232 converters usually have device names /dev/ttyUSB0, /dev/ttyUSB1 and so on.</text:p>
          </table:table-cell>
        </table:table-row>
        <table:table-row>
          <table:table-cell table:style-name="Table16.A2" office:value-type="string">
            <text:p text:style-name="P17">-s baud</text:p>
          </table:table-cell>
          <table:table-cell table:style-name="Table16.B3" office:value-type="string">
            <text:p text:style-name="P17">--serial-speed=baud</text:p>
          </table:table-cell>
          <table:table-cell table:style-name="Table16.C2" office:value-type="string">
            <text:p text:style-name="P19">Use baud for serial speed. By default hamlib uses the highest rate the specified radio is known to support; however, often this setting will be specific to what the radio has been configured to and should therefore always be specified.</text:p>
          </table:table-cell>
        </table:table-row>
        <table:table-row>
          <table:table-cell table:style-name="Table16.A2" office:value-type="string">
            <text:p text:style-name="P17">-c CIV</text:p>
          </table:table-cell>
          <table:table-cell table:style-name="Table16.B3" office:value-type="string">
            <text:p text:style-name="P17">--civaddr=CIV</text:p>
          </table:table-cell>
          <table:table-cell table:style-name="Table16.C2" office:value-type="string">
            <text:p text:style-name="P19">Sets the CI-V address for ICOM radios. If not specified hamlib will use the factory default CI-V address of the specific model. You only need to use this option if the CI-V address of your ICOM radio is different from the factory default.</text:p>
            <text:p text:style-name="P19">You can specify the address using both decimal notation and HEX, in the latter case the address must be prefixed with 0x</text:p>
          </table:table-cell>
        </table:table-row>
      </table:table>
      <text:p text:style-name="Text_20_body"/>
      <table:table table:name="Table17" table:style-name="Table17">
        <table:table-column table:style-name="Table17.A"/>
        <table:table-column table:style-name="Table17.B"/>
        <table:table-column table:style-name="Table17.C"/>
        <table:table-header-rows>
          <text:soft-page-break/>
          <table:table-row>
            <table:table-cell table:style-name="Table17.A1" table:number-columns-spanned="2" office:value-type="string">
              <text:p text:style-name="Table_20_Heading">Command</text:p>
            </table:table-cell>
            <table:covered-table-cell/>
            <table:table-cell table:style-name="Table17.C1" office:value-type="string">
              <text:p text:style-name="P58">Description</text:p>
            </table:table-cell>
          </table:table-row>
        </table:table-header-rows>
        <table:table-row>
          <table:table-cell table:style-name="Table17.A2" office:value-type="string">
            <text:p text:style-name="P17">-L</text:p>
          </table:table-cell>
          <table:table-cell table:style-name="Table17.B2" office:value-type="string">
            <text:p text:style-name="P17">--show-conf</text:p>
          </table:table-cell>
          <table:table-cell table:style-name="Table17.C2" office:value-type="string">
            <text:p text:style-name="P19">List all the configuration parameters that are available for the radio.</text:p>
          </table:table-cell>
        </table:table-row>
        <table:table-row>
          <table:table-cell table:style-name="Table17.A2" office:value-type="string">
            <text:p text:style-name="P17">-C</text:p>
          </table:table-cell>
          <table:table-cell table:style-name="Table17.B2" office:value-type="string">
            <text:p text:style-name="P17">--set-conf=par=val</text:p>
          </table:table-cell>
          <table:table-cell table:style-name="Table17.C2" office:value-type="string">
            <text:p text:style-name="P19">Set configuration parameters. Use -L to get a list of configuration parameters). Normally you will use this if you need to set DTR and RTS OFF and to configure parameters of the serial communication (e.g. data bits, stop bits, handshake, and so on). </text:p>
          </table:table-cell>
        </table:table-row>
        <table:table-row>
          <table:table-cell table:style-name="Table17.A2" office:value-type="string">
            <text:p text:style-name="P17">-l</text:p>
          </table:table-cell>
          <table:table-cell table:style-name="Table17.B2" office:value-type="string">
            <text:p text:style-name="P17">--list</text:p>
          </table:table-cell>
          <table:table-cell table:style-name="Table17.C2" office:value-type="string">
            <text:p text:style-name="P19">Lists all supported radio with their model number.</text:p>
          </table:table-cell>
        </table:table-row>
        <table:table-row>
          <table:table-cell table:style-name="Table17.A2" office:value-type="string">
            <text:p text:style-name="P17">-v</text:p>
          </table:table-cell>
          <table:table-cell table:style-name="Table17.B2" office:value-type="string">
            <text:p text:style-name="P17"/>
          </table:table-cell>
          <table:table-cell table:style-name="Table17.C2" office:value-type="string">
            <text:p text:style-name="P19">Set the verbosity level of output messages. The highest level is 5 corresponding to -vvvvv and in this mode hamlib will output all information available.</text:p>
          </table:table-cell>
        </table:table-row>
      </table:table>
      <text:p text:style-name="Table">Table <text:sequence text:ref-name="refTable4" text:name="Table" text:formula="ooow:Table+1" style:num-format="1">7.1</text:sequence>: Most common rigctl command line options.</text:p>
      <text:p text:style-name="Text_20_body"><text:span text:style-name="T40">Once you are in rigctl it will prompt you for a command to enter. To get a list of available commands type a question mark. In order to check the driver for using it with gpredict you should at least check that the set/get frequency and get_ptt commands work properly. You can do this with </text:span><text:span text:style-name="T54">F</text:span><text:span text:style-name="T40"> (set freq), </text:span><text:span text:style-name="T54">f</text:span><text:span text:style-name="T40"> (get freq), and t (get ptt) commands.</text:span></text:p>
      <text:h text:style-name="P92" text:outline-level="3">Rotctl</text:h>
      <text:p text:style-name="Text_20_body">Rotctl is very similar to rigctl in terms of command line options, the only significant difference being that you can not specify the CI-V address.</text:p>
      <text:p text:style-name="Text_20_body">Once you have the rotctl command prompt you can set and get the position of your rotator using <text:span text:style-name="T8">P</text:span> and <text:span text:style-name="T8">p</text:span>. As with rigctl, you can get the full list of available commands by typing <text:span text:style-name="T8">?</text:span><text:span text:style-name="T9"> At the rotctl command prompt.</text:span></text:p>
      <text:h text:style-name="P91" text:outline-level="3">Rigctld <text:span text:style-name="T48">and</text:span> Rotcld</text:h>
      <text:p text:style-name="Text_20_body">Rigctld and rotctld are similar to rigctl and rotctl except that they act as a TCP/IP server and do not present you with a command prompt. They take the same command line arguments for specifying the connection to the hardware. In addition to that, rigctld and rotctld take an optional parameter <text:span text:style-name="T8">-t</text:span><text:span text:style-name="T9"> </text:span><text:span text:style-name="T8">1234 </text:span><text:span text:style-name="T9">or </text:span><text:span text:style-name="T8">--port=1234</text:span><text:span text:style-name="T9"> to allow the user to specify which TCP port the server should use.</text:span></text:p>
      <text:p text:style-name="P13">The default port is 4532 for rigctld and 4533 for rotctld and you don't need to change that unless those ports are already in use (e.g. by another rigctld or rotctld server).</text:p>
      <text:p text:style-name="P13">In order to start a radio or antenna rotator server you simply start rigtctld or rotctld with the same command line arguments as you used for rigctl and rotctl.</text:p>
      <text:h text:style-name="Heading_20_2" text:outline-level="2"><text:soft-page-break/>Configuring your Devices in Gpredict</text:h>
      <text:p text:style-name="Text_20_body">Now that you have tested hamlib with your radio and antenna rotator we are ready to move on and configure gpredict.</text:p>
      <text:p text:style-name="Text_20_body">To enter the radio and antenna rotator settings in gpredict select <text:span text:style-name="GUI_20_Label">Edit </text:span><text:span text:style-name="GUI_20_Label"><text:span text:style-name="T14">→</text:span></text:span><text:span text:style-name="GUI_20_Label"> Preferences</text:span> in the menu bar and click on the <text:span text:style-name="GUI_20_Label">Interfaces</text:span> button in the left part of the dialogue. You should see something that looks like the dialogue shown on Figure <text:sequence-ref text:reference-format="value" text:ref-name="refFigure26">7.1</text:sequence-ref> below.</text:p>
      <text:p text:style-name="Text_20_body">The main view of the dialogue will show the list of already configured radios, which is initially empty. At the bottom you will find three buttons for adding, editing, and deleting your radio configurations.</text:p>
      <text:p text:style-name="Text_20_body"><draw:frame draw:style-name="fr2" draw:name="Frame20" text:anchor-type="paragraph" svg:width="15.002cm" draw:z-index="32"><draw:text-box fo:min-height="10.774cm"><text:p text:style-name="Figure"><draw:frame draw:style-name="fr25" draw:name="graphics22" text:anchor-type="paragraph" svg:x="0.004cm" svg:y="0cm" svg:width="15.002cm" style:rel-width="100%" svg:height="10.987cm" style:rel-height="scale" draw:z-index="33"><draw:image xlink:href="Pictures/100000000000034000000274F3D55160.png" xlink:type="simple" xlink:show="embed" xlink:actuate="onLoad"/></draw:frame>Figure <text:sequence text:ref-name="refFigure26" text:name="Figure" text:formula="ooow:Figure+1" style:num-format="1">7.1</text:sequence>: Radio and rotator settings.</text:p></draw:text-box></draw:frame></text:p>
      <table:table table:name="Table9" table:style-name="Table9">
        <table:table-column table:style-name="Table9.A"/>
        <table:table-column table:style-name="Table9.B"/>
        <table:table-row>
          <table:table-cell table:style-name="Table9.A1" office:value-type="string">
            <text:p text:style-name="P35"><draw:frame draw:style-name="fr34" draw:name="graphics27" text:anchor-type="as-char" svg:width="2.408cm" svg:height="0.873cm" draw:z-index="37"><draw:image xlink:href="Pictures/100000000000005B00000021262DB3A6.png" xlink:type="simple" xlink:show="embed" xlink:actuate="onLoad"/></draw:frame></text:p>
          </table:table-cell>
          <table:table-cell table:style-name="Table9.B1" office:value-type="string">
            <text:p text:style-name="P41">Click this button to add a new radio configuration. You will get a small dialogue window as shown and explained in the following section (section <text:reference-ref text:reference-format="chapter" text:ref-name="sec_RigConf">7.3.1</text:reference-ref>).</text:p>
          </table:table-cell>
        </table:table-row>
        <table:table-row>
          <table:table-cell table:style-name="Table9.A2" office:value-type="string">
            <text:p text:style-name="P42"><draw:frame draw:style-name="fr35" draw:name="graphics28" text:anchor-type="as-char" svg:width="2.355cm" svg:height="0.847cm" draw:z-index="38"><draw:image xlink:href="Pictures/100000000000005900000020A5B7CFFD.png" xlink:type="simple" xlink:show="embed" xlink:actuate="onLoad"/></draw:frame></text:p>
          </table:table-cell>
          <table:table-cell table:style-name="Table9.B2" office:value-type="string">
            <text:p text:style-name="P41">Click this button to edit an existing configuration. This brings up the same dialogue as when you add a new configuration, but now the fields are filled with the values for the selected configuration.</text:p>
          </table:table-cell>
        </table:table-row>
        <table:table-row>
          <table:table-cell table:style-name="Table9.A2" office:value-type="string">
            <text:p text:style-name="P42"><draw:frame draw:style-name="fr35" draw:name="graphics29" text:anchor-type="as-char" svg:width="2.328cm" svg:height="0.847cm" draw:z-index="39"><draw:image xlink:href="Pictures/100000000000005800000020CC81DA3A.png" xlink:type="simple" xlink:show="embed" xlink:actuate="onLoad"/></draw:frame><text:soft-page-break/></text:p>
          </table:table-cell>
          <table:table-cell table:style-name="Table9.B2" office:value-type="string">
            <text:p text:style-name="P41">Click this button to delete an existing configuration. The <text:soft-page-break/>configuration will be completely removed.</text:p>
          </table:table-cell>
        </table:table-row>
      </table:table>
      <text:p text:style-name="Text_20_body">Note that any changes you make will not take effect until you press the <text:span text:style-name="GUI_20_Label">OK</text:span> button. In case you <text:span text:style-name="GUI_20_Label">Cancel</text:span> the Preferences dialogue, any changes you may have made to your radio and rotator settings will be reverted to the state before you opened the Preference dialogue.</text:p>
      <text:p text:style-name="Text_20_body">You can configure as many radio and rotator devices as you have or want; you will always be able to choose one specific device to use in a given situation during runtime.</text:p>
      <text:p text:style-name="Text_20_body"/>
      <text:h text:style-name="Heading_20_3" text:outline-level="3"><text:reference-mark-start text:name="sec_RigConf"/>Radio Configuration<text:reference-mark-end text:name="sec_RigConf"/></text:h>
      <text:p text:style-name="Text_20_body">Configuring a radio device is very simple, see Figure <text:sequence-ref text:reference-format="value" text:ref-name="refFigure29">7.4</text:sequence-ref>. The four fields that are required are explained below.</text:p>
      <text:p text:style-name="P9"/>
      <text:p text:style-name="P9">Name:<text:span text:style-name="T9"><text:line-break/>A unique name for the configuration. You can use alphanumeric characters as well as underscore and minus.</text:span></text:p>
      <text:p text:style-name="P9"><draw:frame draw:style-name="fr17" draw:name="Frame21" text:anchor-type="paragraph" svg:x="9.469cm" svg:y="0.161cm" svg:width="5.36cm" draw:z-index="34"><draw:text-box fo:min-height="6.747cm"><text:p text:style-name="Figure"><draw:frame draw:style-name="fr25" draw:name="graphics26" text:anchor-type="paragraph" svg:x="0cm" svg:y="0cm" svg:width="5.36cm" style:rel-width="100%" svg:height="6.004cm" style:rel-height="scale" draw:z-index="35"><draw:image xlink:href="Pictures/100000000000013F0000017B7FF83358.png" xlink:type="simple" xlink:show="embed" xlink:actuate="onLoad"/></draw:frame>Figure <text:sequence text:ref-name="refFigure27" text:name="Figure" text:formula="ooow:Figure+1" style:num-format="1">7.2</text:sequence>: Radio setup.</text:p></draw:text-box></draw:frame></text:p>
      <text:p text:style-name="P9">Host:<text:span text:style-name="T9"><text:line-break/>The host name or IP address of the computer to which your radio is connected to. If this is the same computer on which gpredict is running you can enter localhost.</text:span></text:p>
      <text:p text:style-name="P9"/>
      <text:p text:style-name="P9">Port:<text:span text:style-name="T9"><text:line-break/>The port number where rigctld is listening. By default rigctld uses port 4532.</text:span></text:p>
      <text:p text:style-name="P9"/>
      <text:p text:style-name="P9">Radio type:</text:p>
      <text:p text:style-name="P13">The type of this radio.</text:p>
      <text:list xml:id="list2035334240" text:style-name="L19">
        <text:list-item>
          <text:p text:style-name="P86">RX only: The radio should only be used as receiver. This is useful if you have a radio where the TX frequency can not be adjusted via the CAT interface (e.g. Yaesu FT-817).</text:p>
        </text:list-item>
        <text:list-item>
          <text:p text:style-name="P86">TX only: The radio should only be used as transmitter. This option is only useful if you have a radio that is dedicated for uplink.</text:p>
        </text:list-item>
        <text:list-item>
          <text:p text:style-name="P86">Simplex TRX: The radio should be used for both reception and transmission but only one at a time. This option is useful for transceivers that can work in split mode and where the frequency can be adjusted via CAT regardless of whether you are in RX or TX mode. For this option to work it is a prerequisite that Gpredict can read the PTT status via CAT. </text:p>
        </text:list-item>
        <text:list-item>
          <text:p text:style-name="P86">Duplex TRX: The radio is a full duplex radio, such as IC-910H, FT-<text:soft-page-break/>847 or TS-2000.</text:p>
        </text:list-item>
        <text:list-item>
          <text:p text:style-name="P86">FT817/857/897: This is a special mode specific for the YAESU FT-817, 857 and 897 radios. These radios do not allow the frequency to be set via CAT while they are in TX mode. When using this mode, the transmitter frequency will be adjusted while the radio is in RX mode by toggling the VFO. This way the transmitter frequency will stay close to the ideal, Doppler corrected frequency.</text:p>
        </text:list-item>
      </text:list>
      <text:p text:style-name="P13"/>
      <text:p text:style-name="P9">PTT Status:</text:p>
      <text:p text:style-name="P13">If you select any other option than None, Gpredict will read the status of the PTT and act accordingly, meaning that RX tuning will only be done if PTT is OFF and TX tuning will only be done while PTT is ON. It is a very important option if you want to use the same radio for both RX and TX regardless of whether the radio type is RX only, TX only, or Simplex TRX.</text:p>
      <text:p text:style-name="P13">If your radio support reading the PTT status via CAT select the <text:span text:style-name="T8">Read PTT</text:span> option. If you have a radio that could be used as Simplex TRX but it does not support reading PTT status via CAT, you might be able to use the <text:span text:style-name="T8">Read DCD</text:span> option. This requires that your radio outputs some signal that indicates the PTT status (most transceivers do that) and that you use a special CAT interface that can route this signal to either CTS or DSR and configure rigctld to use these signals for DCD:</text:p>
      <text:p text:style-name="Box"><text:span text:style-name="T55">rigctl –model=334 ... </text:span><text:span text:style-name="T9"><text:s/></text:span><text:span text:style-name="T55">-d /dev/ttyUSB0 --dcd-type=CTS</text:span></text:p>
      <text:p text:style-name="P13">The PTT Status <text:s/>option has no effect for full duplex radios.</text:p>
      <text:p text:style-name="P9"/>
      <text:p text:style-name="P9">VFO Up/Down</text:p>
      <text:p text:style-name="P13">If you are using Gpredict to control a full-duplex capable radio, such as the IC-910H or FT-847, you need to tell Gpredict which VFO to use for up and downlink. This setting is different from radio to radio and you should consult the operation manual of your radio for the correct setting. Also note that you will have to set your radio into full-duplex mode before letting Gpredict control it. </text:p>
      <text:p text:style-name="P13">This setting is only used for full-duplex radios and has no effect if the radio is receiver, transmitter or simplex transceiver.</text:p>
      <text:p text:style-name="P13"/>
      <text:p text:style-name="P9">LO Down and Up:</text:p>
      <text:p text:style-name="P13"><draw:frame draw:style-name="fr18" draw:name="Frame22" text:anchor-type="paragraph" svg:x="9.648cm" svg:y="1.425cm" svg:width="4.96cm" draw:z-index="36"><draw:text-box fo:min-height="5.452cm"><text:p text:style-name="Figure"><draw:frame draw:style-name="fr22" draw:name="graphics23" text:anchor-type="paragraph" svg:x="0.004cm" svg:y="0.002cm" svg:width="4.96cm" style:rel-width="100%" svg:height="4.159cm" style:rel-height="scale" draw:z-index="40"><draw:image xlink:href="Pictures/1000020100000125000000F99AA20724.png" xlink:type="simple" xlink:show="embed" xlink:actuate="onLoad"/></draw:frame>Figure <text:sequence text:ref-name="refFigure28" text:name="Figure" text:formula="ooow:Figure+1" style:num-format="1">7.3</text:sequence>: Rotator setup.</text:p></draw:text-box></draw:frame>These options allow you specify an offset/local oscillator frequency if you use a transverter with your radio. For example, if you are using a downlink transverter with your HF receiver in the 28-30 MHz range to track satellites in the 144-146 MHz range, your LO Down frequency would be 144 – 28 = 116 MHz. Similarly for LO Up, which is for uplink.</text:p>
      <text:h text:style-name="Heading_20_3" text:outline-level="3"><text:soft-page-break/><text:reference-mark-start text:name="sec_RotConf"/>Antenna Rotator Configuration<text:reference-mark-end text:name="sec_RotConf"/></text:h>
      <text:p text:style-name="Text_20_body">The antenna rotator setup is similar to the radio setup except a few parameters that are described below.</text:p>
      <text:p text:style-name="Text_20_body"><text:span text:style-name="T8">Az-type:</text:span><text:span text:style-name="T9"><text:line-break/></text:span><text:span text:style-name="T43">By default, gpredict assumes that the azimuth axis of the rotator goes from 0° to 360° with 0° pointing towards North and the center 180° pointing towards South. </text:span><text:span text:style-name="T43">There are, however, azimuth rotators that are centered around 0°, </text:span><text:span text:style-name="T43">which is North, and go ±180°, i.e. their azimuth range is –180° to +180°. Select –180° </text:span><text:span text:style-name="T44">→</text:span><text:span text:style-name="T43"> 0° </text:span><text:span text:style-name="T44">→</text:span><text:span text:style-name="T43"> +180° if you have one of these rotators and gpredict will automatically take this into account when tracking satellites with your rotator.</text:span></text:p>
      <text:p text:style-name="P12">Min/Max Az/El:</text:p>
      <text:p text:style-name="Text_20_body">When you select Az-type gpredict will automatically provide the proper ranges. However, if your rotator has a wider or narrower range for either Az or El you can specify it here.</text:p>
      <text:h text:style-name="Heading_20_2" text:outline-level="2">Controlling your Devices with Gpredict</text:h>
      <text:p text:style-name="Text_20_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you simply need two modules having the same satellite.</text:p>
      <text:p text:style-name="Text_20_body">You can access the radio and antenna rotator control windows via the module popup menu, see Figure <text:sequence-ref text:reference-format="value" text:ref-name="refFigure3">2.3</text:sequence-ref>.</text:p>
      <text:h text:style-name="Heading_20_3" text:outline-level="3">The Radio Control Window</text:h>
      <text:p text:style-name="Text_20_body">The radio control window shown on Figure <text:sequence-ref text:reference-format="value" text:ref-name="refFigure29">7.4</text:sequence-ref> consists of four areas: Satellite, Radio, Target, and Device. Each of these are described below.</text:p>
      <text:p text:style-name="Text_20_body"><draw:frame draw:style-name="fr2" draw:name="Frame23" text:anchor-type="paragraph" svg:width="12.33cm" draw:z-index="43"><draw:text-box fo:min-height="6.509cm"><text:p text:style-name="Figure"><draw:frame draw:style-name="fr36" draw:name="graphics30" text:anchor-type="paragraph" svg:width="12.33cm" svg:height="8.451cm" draw:z-index="68"><draw:image xlink:href="Pictures/10000000000001FB0000016512243A30.png" xlink:type="simple" xlink:show="embed" xlink:actuate="onLoad"/></draw:frame>Figure <text:sequence text:ref-name="refFigure29" text:name="Figure" text:formula="ooow:Figure+1" style:num-format="1">7.4</text:sequence>: The radio control interface.</text:p></draw:text-box></draw:frame><text:soft-page-break/></text:p>
      <text:p text:style-name="Text_20_body"/>
      <table:table table:name="Table12" table:style-name="Table12">
        <table:table-column table:style-name="Table12.A"/>
        <table:table-column table:style-name="Table12.B"/>
        <table:table-row>
          <table:table-cell table:style-name="Table12.A1" office:value-type="string">
            <text:p text:style-name="P41"><draw:frame draw:style-name="fr37" draw:name="graphics32" text:anchor-type="paragraph" svg:width="5.764cm" svg:height="3.348cm" draw:z-index="69"><draw:image xlink:href="Pictures/10000000000000DE000000810A8FF50F.png" xlink:type="simple" xlink:show="embed" xlink:actuate="onLoad"/></draw:frame></text:p>
          </table:table-cell>
          <table:table-cell table:style-name="Table12.B1" office:value-type="string">
            <text:p text:style-name="P43">The <text:span text:style-name="T8">Downlink</text:span> area c<text:span text:style-name="T9">ontains the control and status widgets for the satellite downlink frequency. Besides the downlink frequency it also shows the Doppler shift at the current downlink frequency, the transverter offset if any, and the corrected frequency that should be on your radio, i.e. SAT+Doppler-LO.</text:span></text:p>
            <text:p text:style-name="P43"><text:span text:style-name="T9">Note that Doppler correction is only applied if </text:span><text:span text:style-name="T8">Track</text:span><text:span text:style-name="T9"> is enabled (see below). Similarly, LO correction is applied if the selected device is </text:span><text:span text:style-name="T8">Engage</text:span><text:span text:style-name="T9">'d (see below).</text:span></text:p>
            <text:p text:style-name="P45">To change the frequency just click on the proper arrow below or above a digit.</text:p>
          </table:table-cell>
        </table:table-row>
        <table:table-row>
          <table:table-cell table:style-name="Table12.A2" office:value-type="string">
            <text:p text:style-name="P36"><draw:frame draw:style-name="fr37" draw:name="graphics33" text:anchor-type="paragraph" svg:width="5.964cm" svg:height="3.351cm" draw:z-index="70"><draw:image xlink:href="Pictures/10000000000000E900000083402A2A10.png" xlink:type="simple" xlink:show="embed" xlink:actuate="onLoad"/></draw:frame></text:p>
          </table:table-cell>
          <table:table-cell table:style-name="Table12.B2" office:value-type="string">
            <text:p text:style-name="P43">The <text:span text:style-name="T8">Uplink</text:span> area sh<text:span text:style-name="T9">ows the control and status widgets for the satellite uplink. It has the same properties as the </text:span><text:span text:style-name="T8">Downlink</text:span><text:span text:style-name="T9"> area.</text:span></text:p>
            <text:p text:style-name="P44">Note that the status widgets are updated even if you are using a receive-only radio. This is particularly useful if you are using radios where the frequency can not be set via CAT while they are in TX mode. This is the case for the FT-817; if you intend to use an FT-817, you should configure it as RX only. Gpredict will then only correct the downlink, but will still display the corrected uplink so that you can applyt the correction manually while you are transmitting.</text:p>
          </table:table-cell>
        </table:table-row>
        <text:soft-page-break/>
        <table:table-row>
          <table:table-cell table:style-name="Table12.A2" office:value-type="string">
            <text:p text:style-name="P41"><draw:frame draw:style-name="fr37" draw:name="graphics34" text:anchor-type="paragraph" svg:width="5.764cm" svg:height="3.129cm" draw:z-index="71"><draw:image xlink:href="Pictures/10000000000000DD00000078A90171B1.png" xlink:type="simple" xlink:show="embed" xlink:actuate="onLoad"/></draw:frame></text:p>
          </table:table-cell>
          <table:table-cell table:style-name="Table12.B2" office:value-type="string">
            <text:p text:style-name="P41">The <text:span text:style-name="T8">Target</text:span> area <text:span text:style-name="T9">contains widgets for selecting the target object as well as the transponder for the selected target object. You can select a new target at any time and any effects it might have on the radio settings will be applied instantaneously. Note, however, that the Doppler shift is only applied to the operating frequency if you enable the </text:span><text:span text:style-name="GUI_20_Label"><text:span text:style-name="T51">Track</text:span></text:span><text:span text:style-name="T9"> button.</text:span></text:p>
            <text:p text:style-name="P41"><text:span text:style-name="T9">Pressing the Tune button </text:span><text:span text:style-name="T8">T</text:span><text:span text:style-name="T9"> will cause Gpredict to tune to the middle of the passband for the selected transponder.</text:span></text:p>
            <text:p text:style-name="P41"><text:span text:style-name="T9">Pressing the Lock Button </text:span><text:span text:style-name="T8">L</text:span><text:span text:style-name="T9"> will lock the uplink and downlink so that any changes to one of them will update the other – provided that the selected transponder is a transponder with a passband, i.e. it doesn't work for beacons and single channel transponders.</text:span></text:p>
          </table:table-cell>
        </table:table-row>
        <table:table-row>
          <table:table-cell table:style-name="Table12.A2" office:value-type="string">
            <text:p text:style-name="P17"><draw:frame draw:style-name="fr37" draw:name="graphics35" text:anchor-type="paragraph" svg:width="6.062cm" svg:height="3.069cm" draw:z-index="72"><draw:image xlink:href="Pictures/10000000000000E7000000759FB00EC9.png" xlink:type="simple" xlink:show="embed" xlink:actuate="onLoad"/></draw:frame></text:p>
          </table:table-cell>
          <table:table-cell table:style-name="Table12.B2" office:value-type="string">
            <text:p text:style-name="P43">The <text:span text:style-name="T8">Settings</text:span> area contains widgets for selecting the radio devices from the ones you have configured (see section <text:reference-ref text:reference-format="chapter" text:ref-name="sec_RigConf">7.3.1</text:reference-ref>). The <text:span text:style-name="T8">Engage</text:span><text:span text:style-name="T9"> button is used to toggle the connection between the controller and the </text:span><text:span text:style-name="T9">hamlib driver(s). Commands are sent to the radio device only if the device is engaged.</text:span></text:p>
            <text:p text:style-name="P43"><text:span text:style-name="T9">You can use up to two devices in any controller. The </text:span><text:span text:style-name="T8">1. Device</text:span><text:span text:style-name="T9"> is the primary device and will be used as downlink and uplink depending on the device type (and the selection in the 2. Device). The </text:span><text:span text:style-name="T8">2. Device</text:span><text:span text:style-name="T9"> is the secondary device and is used for uplink only and therefore it only lists radios that are not of type RX only.</text:span></text:p>
            <text:p text:style-name="P47"><text:span text:style-name="T9">The code that communicates with hamlib runs </text:span><text:span text:style-name="T9">in its own thread and is activated periodically. the </text:span><text:span text:style-name="T8">Cycle</text:span><text:span text:style-name="T9"> parameter defines the delay between two such cycles. A value of 1 second should be adequate for most uses.</text:span></text:p>
            <text:p text:style-name="P46">Note that when the controller algorithm detects 5 subsequent errors in the communication with hamlib the device will be automatically disengaged.</text:p>
          </table:table-cell>
        </table:table-row>
        <table:table-row>
          <table:table-cell table:style-name="Table12.A2" office:value-type="string">
            <text:p text:style-name="P30"><draw:frame draw:style-name="fr37" draw:name="graphics47" text:anchor-type="paragraph" svg:width="4.736cm" svg:height="0.609cm" draw:z-index="73"><draw:image xlink:href="Pictures/10000000000000B300000017BF4C1B94.png" xlink:type="simple" xlink:show="embed" xlink:actuate="onLoad"/></draw:frame></text:p>
          </table:table-cell>
          <table:table-cell table:style-name="Table12.B2" office:value-type="string">
            <text:p text:style-name="P43">In the bottom of the window you will find a counter counting the time left until next AOS or LOS event. The format is HH:MM:SS.</text:p>
          </table:table-cell>
        </table:table-row>
      </table:table>
      <text:p text:style-name="Text_20_body"/>
      <text:p text:style-name="Text_20_body">Assuming that you have tested and configured your radios properly, all you need to do to start tracking a satellite with your radio is:</text:p>
      <text:list xml:id="list147920239" text:style-name="L20">
        <text:list-item>
          <text:p text:style-name="P87"><text:soft-page-break/>Select the satellite in the Target box.</text:p>
        </text:list-item>
        <text:list-item>
          <text:p text:style-name="P87">Select the transponder you want to track.</text:p>
        </text:list-item>
        <text:list-item>
          <text:p text:style-name="P87">Enable the Track button. You should now see the Radio frequency being corrected for Doppler shift with respect to the Satellite frequency.</text:p>
        </text:list-item>
        <text:list-item>
          <text:p text:style-name="P87">Select the proper radio device(s) in the Settings area.</text:p>
        </text:list-item>
        <text:list-item>
          <text:p text:style-name="P87">Enable the Engage button. </text:p>
        </text:list-item>
      </text:list>
      <text:p text:style-name="P13"/>
      <text:p text:style-name="P13">You can at any time disable the Doppler correction by disabling the Track button – regardless of whether the radio device is engaged or not. Similarly, engaging and disengaging the device can be done at any time. Note that if gpredict detects too many communication errors with hamlib it will automatically disengage the device(s).</text:p>
      <text:p text:style-name="P13">Note that when tracking is enabled Doppler correction will be applied regardless of whether the satellite is within range or not.</text:p>
      <text:p text:style-name="Text_20_body">An overview of the operating modes of the radio controller algorithm is given in Table <text:sequence-ref text:reference-format="value" text:ref-name="refTable6">7.3</text:sequence-ref> below.</text:p>
      <table:table table:name="Table11" table:style-name="Table11">
        <table:table-column table:style-name="Table11.A"/>
        <table:table-column table:style-name="Table11.B"/>
        <table:table-column table:style-name="Table11.C"/>
        <table:table-row>
          <table:table-cell table:style-name="Table11.A1" office:value-type="string">
            <text:p text:style-name="P52">Track</text:p>
          </table:table-cell>
          <table:table-cell table:style-name="Table11.A1" office:value-type="string">
            <text:p text:style-name="P52">Engage</text:p>
          </table:table-cell>
          <table:table-cell table:style-name="Table11.C1" office:value-type="string">
            <text:p text:style-name="P53">Description</text:p>
          </table:table-cell>
        </table:table-row>
        <table:table-row>
          <table:table-cell table:style-name="Table11.A2" office:value-type="string">
            <text:p text:style-name="P50">OFF</text:p>
          </table:table-cell>
          <table:table-cell table:style-name="Table11.A2" office:value-type="string">
            <text:p text:style-name="P50">OFF</text:p>
          </table:table-cell>
          <table:table-cell table:style-name="Table11.C2" office:value-type="string">
            <text:p text:style-name="P51">No Doppler correction is performed. No commands are sent to the radio(s). The current frequency of the radio(s) is not read.</text:p>
          </table:table-cell>
        </table:table-row>
        <table:table-row>
          <table:table-cell table:style-name="Table11.A2" office:value-type="string">
            <text:p text:style-name="P50">ON</text:p>
          </table:table-cell>
          <table:table-cell table:style-name="Table11.A2" office:value-type="string">
            <text:p text:style-name="P50">OFF</text:p>
          </table:table-cell>
          <table:table-cell table:style-name="Table11.C2" office:value-type="string">
            <text:p text:style-name="P51">Doppler correction is applied, but no commands are sent to the radio(s) and the current frequency of the radio(s) is not read back either.</text:p>
          </table:table-cell>
        </table:table-row>
        <table:table-row>
          <table:table-cell table:style-name="Table11.A2" office:value-type="string">
            <text:p text:style-name="P50">ON</text:p>
          </table:table-cell>
          <table:table-cell table:style-name="Table11.A2" office:value-type="string">
            <text:p text:style-name="P50">ON</text:p>
          </table:table-cell>
          <table:table-cell table:style-name="Table11.C2" office:value-type="string">
            <text:p text:style-name="P51">Doppler correction is applied and the frequency setting commands are sent to the radio(s). The current frequency of the radio(s) is read back and is taken into account by the active feedback algorithm.</text:p>
          </table:table-cell>
        </table:table-row>
        <table:table-row>
          <table:table-cell table:style-name="Table11.A2" office:value-type="string">
            <text:p text:style-name="P50">OFF</text:p>
          </table:table-cell>
          <table:table-cell table:style-name="Table11.A2" office:value-type="string">
            <text:p text:style-name="P50">ON</text:p>
          </table:table-cell>
          <table:table-cell table:style-name="Table11.C2" office:value-type="string">
            <text:p text:style-name="P51">Doppler correction is not performed but frequency commands are sent to the radio(s) and the current frequency is read back from the radio(s). This mode can be used for manually controlling a remote radio.</text:p>
          </table:table-cell>
        </table:table-row>
      </table:table>
      <text:p text:style-name="Table">Table <text:sequence text:ref-name="refTable5" text:name="Table" text:formula="ooow:Table+1" style:num-format="1">7.2</text:sequence>: Operating modes of the radio controller.</text:p>
      <text:p text:style-name="Text_20_body">Further instructions on how to configure specific radios to be used with Gpredict may be found in the Gpredict forum: <text:a xlink:type="simple" xlink:href="http://forum.oz9aec.net/">http://forum.oz9aec.net</text:a> .</text:p>
      <text:p text:style-name="Text_20_body"/>
      <text:h text:style-name="Heading_20_3" text:outline-level="3">The Rotator Control Window</text:h>
      <text:p text:style-name="Text_20_body">The rotator control window shown on Figure <text:sequence-ref text:reference-format="value" text:ref-name="refFigure30">7.5</text:sequence-ref> consists five areas: Azimuth, Elevation, Target, Settings, and a Polar Plot. Each of these areas are described below.</text:p>
      <text:p text:style-name="Text_20_body"/>
      <text:p text:style-name="Text_20_body"><draw:frame draw:style-name="fr2" draw:name="Frame24" text:anchor-type="paragraph" svg:width="15.002cm" draw:z-index="41"><draw:text-box fo:min-height="6.521cm"><text:p text:style-name="Figure"><draw:frame draw:style-name="fr32" draw:name="graphics31" text:anchor-type="paragraph" svg:x="0.004cm" svg:y="0.002cm" svg:width="15.002cm" style:rel-width="100%" svg:height="6.521cm" style:rel-height="scale" draw:z-index="42"><draw:image xlink:href="Pictures/10000000000002920000012F5985856D.png" xlink:type="simple" xlink:show="embed" xlink:actuate="onLoad"/></draw:frame>Figure <text:sequence text:ref-name="refFigure30" text:name="Figure" text:formula="ooow:Figure+1" style:num-format="1">7.5</text:sequence>: The rotator control interface.</text:p></draw:text-box></draw:frame><text:soft-page-break/></text:p>
      <table:table table:name="Table13" table:style-name="Table13">
        <table:table-column table:style-name="Table13.A"/>
        <table:table-column table:style-name="Table13.B"/>
        <table:table-row>
          <table:table-cell table:style-name="Table13.A1" office:value-type="string">
            <text:p text:style-name="P17"><draw:frame draw:style-name="fr38" draw:name="graphics36" text:anchor-type="paragraph" svg:width="3.889cm" svg:height="2.799cm" draw:z-index="44"><draw:image xlink:href="Pictures/10000000000000A200000075EB9B8B39.png" xlink:type="simple" xlink:show="embed" xlink:actuate="onLoad"/></draw:frame></text:p>
          </table:table-cell>
          <table:table-cell table:style-name="Table13.B1" office:value-type="string">
            <text:p text:style-name="P55">The <text:span text:style-name="T8">Azimuth</text:span> area allows you to control the Azimuth of the rotator device. You can change the value by clicking on the corresponding arrows; however, if tracking is enabled your changes will be overridden with the Azimuth of the target satellite.</text:p>
            <text:p text:style-name="P55">The bottom of the area contains a field showing the current Azimuth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table:style-name="Table13.A2" office:value-type="string">
            <text:p text:style-name="P17"><draw:frame draw:style-name="fr38" draw:name="graphics37" text:anchor-type="paragraph" svg:width="3.81cm" svg:height="2.739cm" draw:z-index="48"><draw:image xlink:href="Pictures/10000000000000A300000075A00355DB.png" xlink:type="simple" xlink:show="embed" xlink:actuate="onLoad"/></draw:frame></text:p>
          </table:table-cell>
          <table:table-cell table:style-name="Table13.B2" office:value-type="string">
            <text:p text:style-name="P55">The <text:span text:style-name="T8">Elevation</text:span> area allows you to control the Elevation of the rotator device. You can change the value by clicking on the corresponding arrows; however, if tracking is enabled your changes will be overridden with the Elevation of the target satellite.</text:p>
            <text:p text:style-name="P55">The bottom of the area contains a field showing the current Elevation as read back from the rotator device. If the device is not engaged this field will simply show <text:span text:style-name="T8">---</text:span><text:span text:style-name="T9"> instead of a number. If there was error in the communication with </text:span><text:span text:style-name="T9">hamlib this field will show </text:span><text:span text:style-name="T8">ERROR</text:span><text:span text:style-name="T9">.</text:span></text:p>
          </table:table-cell>
        </table:table-row>
        <table:table-row>
          <table:table-cell table:style-name="Table13.A2" office:value-type="string">
            <text:p text:style-name="P17"><draw:frame draw:style-name="fr38" draw:name="graphics38" text:anchor-type="paragraph" svg:width="4.26cm" svg:height="2.752cm" draw:z-index="45"><draw:image xlink:href="Pictures/10000000000000A100000068EF4A4E38.png" xlink:type="simple" xlink:show="embed" xlink:actuate="onLoad"/></draw:frame></text:p>
          </table:table-cell>
          <table:table-cell table:style-name="Table13.B2" office:value-type="string">
            <text:p text:style-name="P47">The <text:span text:style-name="T8">Target</text:span> area <text:span text:style-name="T9">contains widgets for selecting the target object. You can select a new target at any time and any effects it might have on the rotator settings will be applied instantaneously. Note, however, that the target position is only <text:s/>applied if you enable the </text:span><text:span text:style-name="GUI_20_Label"><text:span text:style-name="T51">Track</text:span></text:span><text:span text:style-name="T9"> button.</text:span></text:p>
            <text:p text:style-name="P47"><text:span text:style-name="T9">The </text:span><text:span text:style-name="T50">Δ</text:span><text:span text:style-name="T39">T field shows the time left until AOS or LOS in HH:MM:SS format.</text:span></text:p>
          </table:table-cell>
        </table:table-row>
        <text:soft-page-break/>
        <table:table-row>
          <table:table-cell table:style-name="Table13.A2" office:value-type="string">
            <text:p text:style-name="P17"><draw:frame draw:style-name="fr38" draw:name="graphics39" text:anchor-type="paragraph" svg:width="5.009cm" svg:height="2.2cm" draw:z-index="46"><draw:image xlink:href="Pictures/10000000000000E7000000661F7FC9DE.png" xlink:type="simple" xlink:show="embed" xlink:actuate="onLoad"/></draw:frame></text:p>
          </table:table-cell>
          <table:table-cell table:style-name="Table13.B2" office:value-type="string">
            <text:p text:style-name="P55">The <text:span text:style-name="T8">Settings</text:span><text:span text:style-name="T9"> area allows you to select one of your rotator devices that you have configured (see section </text:span><text:span text:style-name="T9"><text:reference-ref text:reference-format="chapter" text:ref-name="sec_RotConf">7.3.2</text:reference-ref></text:span><text:span text:style-name="T9">).</text:span></text:p>
            <text:p text:style-name="P55">T<text:span text:style-name="T9">he Engage button is used to toggle the connection between the controller and the hamlib driver. Commands are sent to the rotator device only if the device is engaged.</text:span></text:p>
            <text:p text:style-name="P47"><text:span text:style-name="T9">The code that communicates with hamlib runs in its own thread and is activated periodically. the </text:span><text:span text:style-name="T8">Cycle</text:span><text:span text:style-name="T9"> parameter defines the delay between two such cycles. A value between 2-5 seconds should be adequate for most uses.</text:span></text:p>
            <text:p text:style-name="P47"><text:span text:style-name="T9">The </text:span><text:span text:style-name="T8">Tolerance</text:span><text:span text:style-name="T9"> parameter can be used to specify the difference between set and get positions that you can tolerate. When the difference between the set and get values exceeds this parameter a command is sent to the rotator. The value of this parameter should be set according to your hardware </text:span><text:span text:style-name="T9">characteristics, i.e. no need to set the tolerance </text:span><text:span text:style-name="T9">t</text:span><text:span text:style-name="T43">o 0.1° if your rotator precision is ±1° and your antenna beam width is 25°.</text:span></text:p>
            <text:p text:style-name="P48">Note that when the controller algorithm detects 5 subsequent errors in the communication with hamlib the device will be automatically disengaged.</text:p>
          </table:table-cell>
        </table:table-row>
        <table:table-row>
          <table:table-cell table:style-name="Table13.A2" office:value-type="string">
            <text:p text:style-name="P17"><draw:frame draw:style-name="fr39" draw:name="graphics40" text:anchor-type="paragraph" svg:width="5.05cm" svg:height="5.42cm" draw:z-index="47"><draw:image xlink:href="Pictures/10000000000000CE000000DDDA633109.png" xlink:type="simple" xlink:show="embed" xlink:actuate="onLoad"/></draw:frame></text:p>
          </table:table-cell>
          <table:table-cell table:style-name="Table13.B2" office:value-type="string">
            <text:p text:style-name="P55">The <text:span text:style-name="T8">Polar Plot</text:span><text:span text:style-name="T9"> area on the right side of the window is provided to guide you while you are tracking a satellite. It shows the next pass of the currently selected target satellite. </text:span></text:p>
            <text:p text:style-name="P56">The small rectangle represents the currently selected target satellite if it is within range<text:span text:style-name="T52">. The circle around the rectangle represents the current position of the controller while the cross represents the current position of the rotator device (if engaged).</text:span></text:p>
            <text:p text:style-name="P55">If the rectangle, the circle, and the cross are all aligned you are successfully tracking the target satellite :-)</text:p>
          </table:table-cell>
        </table:table-row>
      </table:table>
      <text:p text:style-name="Text_20_body">When you open the rotator control window tracking will be disabled and the rotator device disengaged. Select the appropriate device and engage. You can now control the rotator manually using the Azimuth and Elevation control widgets. You should be able to see the red circle and the cross move around the polar plot according to your settings and the current position of the rotator.</text:p>
      <text:p text:style-name="Text_20_body">When you want to start tracking a target satellite you simply enable the <text:span text:style-name="T8">Track</text:span><text:span text:style-name="T9"> button.</text:span></text:p>
      <text:p text:style-name="Text_20_body">Note that when tracking is enabled any manual position changes will be overridden by the position of the currently selected target. Note, however, that active tracking will be carried out only if the target satellite is within <text:soft-page-break/>range. If tracking is enabled while the target satellite is out of range, the rotator controller widgets will be set to the position where the target satellite is expected to appear at the next AOS.</text:p>
      <text:p text:style-name="Text_20_body">The <text:span text:style-name="T8">Cycle</text:span><text:span text:style-name="T9"> and </text:span><text:span text:style-name="T8">Tolerance</text:span><text:span text:style-name="T9"> parameters can be changed at any time regardless of whether the rotator device is engaged or not. Similarly, you can at any time select a new target even when your rotator device is engaged.</text:span></text:p>
      <text:p text:style-name="Text_20_body">An overview of the operating modes of the antenna rotator controller algorithm is given in Table <text:sequence-ref text:reference-format="value" text:ref-name="refTable6">7.3</text:sequence-ref> below.</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52">Track</text:p>
            </table:table-cell>
            <table:table-cell table:style-name="Table10.A1" office:value-type="string">
              <text:p text:style-name="P52">Engage</text:p>
            </table:table-cell>
            <table:table-cell table:style-name="Table10.C1" office:value-type="string">
              <text:p text:style-name="P53">Description</text:p>
            </table:table-cell>
          </table:table-row>
        </table:table-header-rows>
        <table:table-row table:style-name="Table10.1">
          <table:table-cell table:style-name="Table10.A2" office:value-type="string">
            <text:p text:style-name="P50">OFF</text:p>
          </table:table-cell>
          <table:table-cell table:style-name="Table10.A2" office:value-type="string">
            <text:p text:style-name="P50">OFF</text:p>
          </table:table-cell>
          <table:table-cell table:style-name="Table10.C2" office:value-type="string">
            <text:p text:style-name="P51">Controller widgets are not updated with respect to target position. No commands are sent to the rotator and the current rotator position is not read back either.</text:p>
          </table:table-cell>
        </table:table-row>
        <table:table-row table:style-name="Table10.1">
          <table:table-cell table:style-name="Table10.A2" office:value-type="string">
            <text:p text:style-name="P50">ON</text:p>
          </table:table-cell>
          <table:table-cell table:style-name="Table10.A2" office:value-type="string">
            <text:p text:style-name="P50">OFF</text:p>
          </table:table-cell>
          <table:table-cell table:style-name="Table10.C3" office:value-type="string">
            <text:p text:style-name="P51">Controller widgets are updated with target position but no commands are sent to the rotator. Current rotator position is not read back either.</text:p>
            <text:p text:style-name="P51">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0">ON</text:p>
          </table:table-cell>
          <table:table-cell table:style-name="Table10.A2" office:value-type="string">
            <text:p text:style-name="P50">ON</text:p>
          </table:table-cell>
          <table:table-cell table:style-name="Table10.C3" office:value-type="string">
            <text:p text:style-name="P51">Controller widgets are updated with target position and the position is sent to the rotator. The current position is read back from the rotator device.</text:p>
            <text:p text:style-name="P51">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0">OFF</text:p>
          </table:table-cell>
          <table:table-cell table:style-name="Table10.A2" office:value-type="string">
            <text:p text:style-name="P50">ON</text:p>
          </table:table-cell>
          <table:table-cell table:style-name="Table10.C3" office:value-type="string">
            <text:p text:style-name="P51">Controller widgets are not updated with target position but commands are sent to the rotator and current position is read back. This mode can be used to manually control your rotator.</text:p>
          </table:table-cell>
        </table:table-row>
      </table:table>
      <text:p text:style-name="Table">Table <text:sequence text:ref-name="refTable6" text:name="Table" text:formula="ooow:Table+1" style:num-format="1">7.3</text:sequence>: Operating modes of the rotator controller.</text:p>
      <text:p text:style-name="Text_20_body"/>
      <text:h text:style-name="P95" text:outline-level="1"><text:bookmark-start text:name="__RefNumPara__31504607"/>Creating Custom Layouts<text:bookmark-end text:name="__RefNumPara__31504607"/></text:h>
      <text:p text:style-name="Text_20_body">Custom layouts are created by specifying the layout string manually. The layout string is a sequence of numbers separated with semicolon (;) and containing five numbers for each view that you want to appear in the layout.</text:p>
      <text:p text:style-name="Text_20_body">The first number in each group of five specifies the module type:</text:p>
      <text:list xml:id="list1861923716" text:style-name="L21">
        <text:list-item>
          <text:p text:style-name="P88">0 – List view</text:p>
        </text:list-item>
        <text:list-item>
          <text:p text:style-name="P88">1 – Map view</text:p>
        </text:list-item>
        <text:list-item>
          <text:p text:style-name="P88">2 – Polar view</text:p>
        </text:list-item>
        <text:list-item>
          <text:p text:style-name="P88">3 – Single Satellite view</text:p>
        </text:list-item>
        <text:list-item>
          <text:p text:style-name="P88">4 – Upcoming Passes view</text:p>
        </text:list-item>
      </text:list>
      <text:p text:style-name="Text_20_body"><draw:frame draw:style-name="fr19" draw:name="Frame33" text:anchor-type="paragraph" svg:x="8.871cm" svg:y="0.275cm" svg:width="5.973cm" draw:z-index="80"><draw:text-box fo:min-height="5.496cm"><text:p text:style-name="Figure"><draw:frame draw:style-name="fr40" draw:name="graphics50" text:anchor-type="paragraph" svg:x="0.004cm" svg:y="0.002cm" svg:width="5.973cm" style:rel-width="100%" svg:height="5.496cm" style:rel-height="scale" draw:z-index="81"><draw:image xlink:href="Pictures/1000000000000147000001571C5330EF.png" xlink:type="simple" xlink:show="embed" xlink:actuate="onLoad"/></draw:frame>Figure <text:sequence text:ref-name="refFigure31" text:name="Figure" text:formula="ooow:Figure+1" style:num-format="1">8.1</text:sequence>: A 3x3 layout grid.</text:p></draw:text-box></draw:frame>The remaining four numbers in the group of five specify the coordinates of the view in an invisible grid. The size of the grid is dynamic in the sense that it is determined at runtime according to the coordinates in the layout string.</text:p>
      <text:p text:style-name="Text_20_body">The coordinate system in the layout grid has its origin (0,0) in the upper left corner, see figure <text:sequence-ref text:reference-format="value" text:ref-name="refFigure31">8.1</text:sequence-ref>. The coordinates for a view are specified using a LEFT, RIGHT, TOP, BOTTOM sequence.</text:p>
      <text:p text:style-name="Text_20_body">Thus, if we want to place a map view in the upper 2/3 part of the grid on figure <text:sequence-ref text:reference-format="value" text:ref-name="refFigure31">8.1</text:sequence-ref> the complete 5-digit sequence would be:</text:p>
      <text:p text:style-name="Box">1;0;3;0;2</text:p>
      <text:p text:style-name="Text_20_body">This is interpreted as <text:span text:style-name="T33">“Place a map view in the grid with top-left coordinate at (0,0) and bottom-right coordinate at (3,2)”</text:span><text:span text:style-name="T34">.</text:span></text:p>
      <text:p text:style-name="Text_20_body">Similarly, to put list view in the lower 1/3 part of the grid, the sequence would be:</text:p>
      <text:p text:style-name="Box">0;0;2;2;3</text:p>
      <text:p text:style-name="Text_20_body">The complete sequence would end up being:</text:p>
      <text:p text:style-name="Box"><text:soft-page-break/>1;0;3;0;2;0;0;2;2;3</text:p>
      <text:p text:style-name="Text_20_body">The order in which the views are specified doesn't matter. The complete sequence above would generate a layout that looks like the one on figure <text:sequence-ref text:reference-format="value" text:ref-name="refFigure32">8.2</text:sequence-ref> below.</text:p>
      <text:p text:style-name="Text_20_body"><draw:frame draw:style-name="fr2" draw:name="Frame34" text:anchor-type="paragraph" svg:width="15.002cm" draw:z-index="82"><draw:text-box fo:min-height="10.448cm"><text:p text:style-name="Figure"><draw:frame draw:style-name="fr29" draw:name="graphics51" text:anchor-type="paragraph" svg:x="0.004cm" svg:y="0.002cm" svg:width="15.002cm" style:rel-width="100%" svg:height="10.448cm" style:rel-height="scale" draw:z-index="83"><draw:image xlink:href="Pictures/100000000000035200000250485DA745.png" xlink:type="simple" xlink:show="embed" xlink:actuate="onLoad"/></draw:frame>Figure <text:sequence text:ref-name="refFigure32" text:name="Figure" text:formula="ooow:Figure+1" style:num-format="1">8.2</text:sequence>: The layout generated by the sequence 1;0;3;0;2;0;0;2;2;3</text:p></draw:text-box></draw:frame></text:p>
      <text:p text:style-name="Text_20_body">This layout is included as one of the predefined layouts and you can use this and the other predefined layouts as examples.</text:p>
      <text:p text:style-name="Text_20_body"/>
      <text:p text:style-name="Text_20_body"/>
      <text:p text:style-name="Text_20_body"/>
      <text:p text:style-name="Text_20_body"/>
      <text:p text:style-name="Text_20_body"/>
      <text:p text:style-name="Text_20_body"/>
      <text:p text:style-name="Text_20_body"/>
      <text:h text:style-name="Heading_20_1" text:outline-level="1">Glossary</text:h>
      <text:p text:style-name="Text_20_body"/>
      <table:table table:name="Table20" table:style-name="Table20">
        <table:table-column table:style-name="Table20.A"/>
        <table:table-column table:style-name="Table20.B"/>
        <table:table-header-rows>
          <table:table-row>
            <table:table-cell table:style-name="Table20.A1" office:value-type="string">
              <text:p text:style-name="P58">Term</text:p>
            </table:table-cell>
            <table:table-cell table:style-name="Table20.B1" office:value-type="string">
              <text:p text:style-name="P58">Meaning</text:p>
            </table:table-cell>
          </table:table-row>
        </table:table-header-rows>
        <table:table-row>
          <table:table-cell table:style-name="Table20.A2" office:value-type="string">
            <text:p text:style-name="P17">AOS</text:p>
          </table:table-cell>
          <table:table-cell table:style-name="Table20.B2" office:value-type="string">
            <text:p text:style-name="P17">Acquisition of signal – the time when the satellite comes within range.</text:p>
          </table:table-cell>
        </table:table-row>
        <table:table-row>
          <table:table-cell table:style-name="Table20.A2" office:value-type="string">
            <text:p text:style-name="P17">Az</text:p>
          </table:table-cell>
          <table:table-cell table:style-name="Table20.B2" office:value-type="string">
            <text:p text:style-name="P17">Azimuth – the angle in the horizontal plane (tangential plane to the surface of Earth) relative to North with positive direction towards East.</text:p>
          </table:table-cell>
        </table:table-row>
        <table:table-row>
          <table:table-cell table:style-name="Table20.A2" office:value-type="string">
            <text:p text:style-name="P17">CAT</text:p>
          </table:table-cell>
          <table:table-cell table:style-name="Table20.B2" office:value-type="string">
            <text:p text:style-name="P17">Computer aided transmission. A term often used when a computer controls a communication radio device.</text:p>
          </table:table-cell>
        </table:table-row>
        <table:table-row>
          <table:table-cell table:style-name="Table20.A2" office:value-type="string">
            <text:p text:style-name="P17">El</text:p>
          </table:table-cell>
          <table:table-cell table:style-name="Table20.B2" office:value-type="string">
            <text:p text:style-name="P17">Elevation – the vertical angle between a vector pointing toward the horizon and a vector pointing towards a satellite. The horizon is 0<text:span text:style-name="T49">°</text:span> and zenith is 90<text:span text:style-name="T49">°</text:span>.</text:p>
          </table:table-cell>
        </table:table-row>
        <table:table-row>
          <table:table-cell table:style-name="Table20.A2" office:value-type="string">
            <text:p text:style-name="P17">Full-duplex</text:p>
          </table:table-cell>
          <table:table-cell table:style-name="Table20.B2" office:value-type="string">
            <text:p text:style-name="P17">A communication device/radio where tranmission and reception can occur at the same time</text:p>
          </table:table-cell>
        </table:table-row>
        <table:table-row>
          <table:table-cell table:style-name="Table20.A2" office:value-type="string">
            <text:p text:style-name="P17">Hamlib</text:p>
          </table:table-cell>
          <table:table-cell table:style-name="Table20.B2" office:value-type="string">
            <text:p text:style-name="P17">Ham Radio Control Libraries, see <text:a xlink:type="simple" xlink:href="http://hamlib.sf.net/">http://hamlib.sf.net/</text:a></text:p>
          </table:table-cell>
        </table:table-row>
        <table:table-row>
          <table:table-cell table:style-name="Table20.A2" office:value-type="string">
            <text:p text:style-name="P17">LO</text:p>
          </table:table-cell>
          <table:table-cell table:style-name="Table20.B2" office:value-type="string">
            <text:p text:style-name="P17">Local oscillator. In gpredict it is used to specify the frequency offset introduced by using a transverter.</text:p>
          </table:table-cell>
        </table:table-row>
        <table:table-row>
          <table:table-cell table:style-name="Table20.A2" office:value-type="string">
            <text:p text:style-name="P17">LOS</text:p>
          </table:table-cell>
          <table:table-cell table:style-name="Table20.B2" office:value-type="string">
            <text:p text:style-name="P17">Loss of signal – the time when a satellite goes out of range.</text:p>
          </table:table-cell>
        </table:table-row>
        <table:table-row>
          <table:table-cell table:style-name="Table20.A2" office:value-type="string">
            <text:p text:style-name="P17">PTT</text:p>
          </table:table-cell>
          <table:table-cell table:style-name="Table20.B2" office:value-type="string">
            <text:p text:style-name="P17">Push to talk.</text:p>
          </table:table-cell>
        </table:table-row>
        <table:table-row>
          <table:table-cell table:style-name="Table20.A2" office:value-type="string">
            <text:p text:style-name="P17">RX</text:p>
          </table:table-cell>
          <table:table-cell table:style-name="Table20.B2" office:value-type="string">
            <text:p text:style-name="P17">Receiver.</text:p>
          </table:table-cell>
        </table:table-row>
        <table:table-row>
          <table:table-cell table:style-name="Table20.A2" office:value-type="string">
            <text:p text:style-name="P17">TCA</text:p>
          </table:table-cell>
          <table:table-cell table:style-name="Table20.B2" office:value-type="string">
            <text:p text:style-name="P17">Time of closes approach – the time when the distance to a satellite is shortest.</text:p>
          </table:table-cell>
        </table:table-row>
        <table:table-row>
          <table:table-cell table:style-name="Table20.A2" office:value-type="string">
            <text:p text:style-name="P17">TLE</text:p>
          </table:table-cell>
          <table:table-cell table:style-name="Table20.B2" office:value-type="string">
            <text:p text:style-name="P17">Term used for the data files that contain Keplerian elements for a satellite orbit.</text:p>
          </table:table-cell>
        </table:table-row>
        <table:table-row>
          <table:table-cell table:style-name="Table20.A2" office:value-type="string">
            <text:p text:style-name="P17">TRX</text:p>
          </table:table-cell>
          <table:table-cell table:style-name="Table20.B2" office:value-type="string">
            <text:p text:style-name="P17">Transceiver.</text:p>
          </table:table-cell>
        </table:table-row>
        <table:table-row>
          <table:table-cell table:style-name="Table20.A2" office:value-type="string">
            <text:p text:style-name="P17">TX</text:p>
          </table:table-cell>
          <table:table-cell table:style-name="Table20.B2" office:value-type="string">
            <text:p text:style-name="P17">Transmitter</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Bitstream Vera Serif"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left="0cm" fo:margin-right="0cm" fo:margin-top="0.423cm" fo:margin-bottom="0.212cm" fo:text-indent="0cm" style:auto-text-indent="false" fo:keep-with-next="always"/>
      <style:text-properties style:font-name="DejaVu Sans" fo:font-size="14pt" style:font-name-asian="DejaVu Sans3" style:font-size-asian="14pt" style:font-name-complex="DejaVu Sans3" style:font-size-complex="14pt"/>
    </style:style>
    <style:style style:name="Heading_20_1" style:display-name="Heading 1" style:family="paragraph" style:parent-style-name="Heading" style:next-style-name="Text_20_body" style:default-outline-level="1" style:class="text" style:master-page-name="Right_20_Page">
      <style:paragraph-properties fo:margin-left="0cm" fo:margin-right="0cm" fo:margin-top="2.499cm" fo:margin-bottom="1cm" fo:text-indent="0cm" style:auto-text-indent="false" style:page-number="auto" fo:break-before="auto" fo:break-after="auto"/>
      <style:text-properties style:use-window-font-color="true" style:font-name="Bitstream Vera San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cm" fo:margin-bottom="0.499cm" style:page-number="auto"/>
      <style:text-properties style:use-window-font-color="true" style:font-name="Bitstream Vera Sans"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style:tab-stops/>
      </style:paragraph-properties>
      <style:text-properties style:font-name="Bitstream Vera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style:page-number="auto" fo:padding="0cm" fo:border="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right" style:display-name="Header righ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paragraph-properties fo:margin-left="0.101cm" fo:margin-right="0cm" fo:text-indent="0cm" style:auto-text-indent="false" text:number-lines="false" text:line-number="0"/>
      <style:text-properties style:font-name="Bitstream Vera Serif"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paragraph-properties fo:margin-top="0.21cm" fo:margin-bottom="0.711cm" fo:text-align="center" style:justify-single-word="false" fo:background-color="transparent">
        <style:background-image/>
      </style:paragraph-properties>
      <style:text-properties style:font-name="Bitstream Vera Serif"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Bitstream Vera Serif"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text-properties style:font-name="Bitstream Vera Serif1"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erif"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erif"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Bitstream Vera Serif"/>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 fo:font-size="10pt" fo:font-style="normal" style:font-weight-asian="normal" style:font-weight-complex="normal"/>
    </style:style>
    <style:style style:name="Box" style:family="paragraph" style:parent-style-name="Text_20_body" style:next-style-name="Text_20_body" style:master-page-name="">
      <style:paragraph-properties fo:margin-left="0.499cm" fo:margin-right="0.499cm" fo:margin-top="0.199cm" fo:margin-bottom="0.199cm" fo:text-align="start" style:justify-single-word="false" fo:keep-together="always" fo:text-indent="0cm" style:auto-text-indent="false" style:page-number="auto" fo:background-color="#e6e6e6" fo:padding="0.349cm" fo:border="0.018cm solid #000000" style:shadow="none">
        <style:tab-stops/>
        <style:drop-cap/>
        <style:background-image/>
      </style:paragraph-properties>
      <style:text-properties fo:font-size="10pt"/>
    </style:style>
    <style:style style:name="DocTitle" style:family="paragraph" style:parent-style-name="Heading" style:next-style-name="Text_20_body">
      <style:paragraph-properties fo:margin-top="5.001cm" fo:margin-bottom="0cm"/>
      <style:text-properties fo:font-size="24pt" fo:font-weight="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Example"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style:font-name-asian="DejaVu Sans Mono" style:font-name-complex="DejaVu Sans Mono"/>
    </style:style>
    <style:style style:name="Menu_20_item" style:display-name="Menu item" style:family="text">
      <style:text-properties style:font-name="Bitstream Vera Serif1" fo:font-size="11pt" fo:font-weight="bold"/>
    </style:style>
    <style:style style:name="GUI_20_Label" style:display-name="GUI Label" style:family="text" style:parent-style-name="Menu_20_item"/>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_20_right">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499cm" fo:margin-right="3.5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Mpm3" style:page-usage="right">
      <style:page-layout-properties fo:page-width="21.001cm" fo:page-height="29.7cm" style:num-format="1" style:print-orientation="portrait" fo:margin-top="2cm" fo:margin-bottom="2cm" fo:margin-left="3.5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header>
        <text:p text:style-name="Header_20_left">Gpredict User Manual</text:p>
      </style:header>
      <style:footer>
        <text:p text:style-name="MP1"><text:page-number text:select-page="current">60</text:page-number></text:p>
      </style:footer>
    </style:master-page>
    <style:master-page style:name="Right_20_Page" style:display-name="Right Page" style:page-layout-name="Mpm3" style:next-style-name="Left_20_Page">
      <style:header>
        <text:p text:style-name="MP2"><text:chapter text:display="name" text:outline-level="1">Controlling Radios and Rotators</text:chapter></text:p>
      </style:header>
      <style:footer>
        <text:p text:style-name="MP1"><text:page-number text:select-page="current">60</text:page-number></text:p>
      </style:footer>
    </style:master-page>
    <style:master-page style:name="Index" style:page-layout-name="Mpm4"/>
    <style:master-page style:name="First_20_Page_20_Chap" style:display-name="First Page Chap" style:page-layout-name="Mpm5" style:next-style-name="Left_20_Page">
      <style:footer>
        <text:p text:style-name="MP1"><text:page-number text:select-page="current">60</text:page-number></text:p>
      </style:footer>
    </style:master-page>
    <style:master-page style:name="Index_20_Page" style:display-name="Index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Gpredict User Manual</dc:title>
    <meta:initial-creator>Alexandru Csete</meta:initial-creator>
    <meta:creation-date>2006-08-06T20:54:05</meta:creation-date>
    <dc:date>2010-02-15T23:16:57</dc:date>
    <meta:printed-by>Alexandru Csete</meta:printed-by>
    <meta:print-date>2006-08-11T09:54:43</meta:print-date>
    <meta:keyword>real-time satellite tracking orbit prediction</meta:keyword>
    <meta:editing-cycles>537</meta:editing-cycles>
    <meta:editing-duration>PT140H18M10S</meta:editing-duration>
    <dc:creator>Alexandru Csete</dc:creator>
    <meta:document-statistic meta:table-count="20" meta:image-count="51" meta:object-count="0" meta:page-count="71" meta:paragraph-count="1011" meta:word-count="17268" meta:character-count="98527"/>
    <meta:user-defined meta:name="Info 1"/>
    <meta:user-defined meta:name="Info 2"/>
    <meta:user-defined meta:name="Info 3"/>
    <meta:user-defined meta:name="Info 4"/>
    <meta:template xlink:type="simple" xlink:actuate="onRequest" xlink:title="gpredict-um" xlink:href="/tmp/template/gpredict-um.ott" meta:date="2006-08-06T20:54:04"/>
  </office:meta>
</office:document-meta>
</file>